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3507in" table:align="margins"/>
    </style:style>
    <style:style style:name="Artikel2.A" style:family="table-column">
      <style:table-column-properties style:column-width="0.9188in" style:rel-column-width="8191*"/>
    </style:style>
    <style:style style:name="Artikel2.H" style:family="table-column">
      <style:table-column-properties style:column-width="0.9194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7.3507in" table:align="margins"/>
    </style:style>
    <style:style style:name="Der_5f_unbestimmte_5f_Artikel.A" style:display-name="Der_unbestimmte_Artikel.A" style:family="table-column">
      <style:table-column-properties style:column-width="0.9188in" style:rel-column-width="8191*"/>
    </style:style>
    <style:style style:name="Der_5f_unbestimmte_5f_Artikel.H" style:display-name="Der_unbestimmte_Artikel.H" style:family="table-column">
      <style:table-column-properties style:column-width="0.9194in" style:rel-column-width="8198*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F1" style:display-name="Der_unbestimmte_Artikel.F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F2" style:display-name="Der_unbestimmte_Artikel.F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5" style:display-name="Der_unbestimmte_Artikel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C5" style:display-name="Der_unbestimmte_Artikel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5" style:display-name="Der_unbestimmte_Artikel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6" style:display-name="Der_unbestimmte_Artikel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6" style:display-name="Der_unbestimmte_Artikel.F6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7" style:display-name="Der_unbestimmte_Artikel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7" style:display-name="Der_unbestimmte_Artikel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7" style:display-name="Der_unbestimmte_Artikel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8" style:display-name="Der_unbestimmte_Artikel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8" style:display-name="Der_unbestimmte_Artikel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5" style:display-name="Bedeutung_und_Funktionen_der_Fälle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5" style:display-name="Bedeutung_und_Funktionen_der_Fälle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5" style:display-name="Bedeutung_und_Funktionen_der_Fälle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5" style:display-name="Bedeutung_und_Funktionen_der_Fälle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5" style:display-name="Bedeutung_und_Funktionen_der_Fälle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7" style:display-name="Bedeutung_und_Funktionen_der_Fälle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8" style:display-name="Bedeutung_und_Funktionen_der_Fälle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8" style:display-name="Bedeutung_und_Funktionen_der_Fälle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7.3507in" fo:break-before="auto" fo:break-after="auto" table:align="margins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 style:rel-column-width="2756*"/>
    </style:style>
    <style:style style:name="Die_5f_Deklination_5f_der_5f_Adjektive.B" style:display-name="Die_Deklination_der_Adjektive.B" style:family="table-column">
      <style:table-column-properties style:column-width="2.6306in" style:rel-column-width="23453*"/>
    </style:style>
    <style:style style:name="Die_5f_Deklination_5f_der_5f_Adjektive.C" style:display-name="Die_Deklination_der_Adjektive.C" style:family="table-column">
      <style:table-column-properties style:column-width="1.4701in" style:rel-column-width="13108*"/>
    </style:style>
    <style:style style:name="Die_5f_Deklination_5f_der_5f_Adjektive.E" style:display-name="Die_Deklination_der_Adjektive.E" style:family="table-column">
      <style:table-column-properties style:column-width="1.4701in" style:rel-column-width="13110*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7.0021in" fo:margin-left="0in" table:align="left"/>
    </style:style>
    <style:style style:name="Table20.A" style:family="table-column">
      <style:table-column-properties style:column-width="0.7431in"/>
    </style:style>
    <style:style style:name="Table20.B" style:family="table-column">
      <style:table-column-properties style:column-width="0.7438in"/>
    </style:style>
    <style:style style:name="Table20.I" style:family="table-column">
      <style:table-column-properties style:column-width="1.052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I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9354in" table:align="left"/>
    </style:style>
    <style:style style:name="Table21.A" style:family="table-column">
      <style:table-column-properties style:column-width="0.7431in"/>
    </style:style>
    <style:style style:name="Table21.B" style:family="table-column">
      <style:table-column-properties style:column-width="0.7438in"/>
    </style:style>
    <style:style style:name="Table21.E" style:family="table-column">
      <style:table-column-properties style:column-width="0.961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.1917in" table:align="left"/>
    </style:style>
    <style:style style:name="Table22.A" style:family="table-column">
      <style:table-column-properties style:column-width="0.5667in"/>
    </style:style>
    <style:style style:name="Table22.B" style:family="table-column">
      <style:table-column-properties style:column-width="0.6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5625in" table:align="left"/>
    </style:style>
    <style:style style:name="Table18.A" style:family="table-column">
      <style:table-column-properties style:column-width="0.809in"/>
    </style:style>
    <style:style style:name="Table18.B" style:family="table-column">
      <style:table-column-properties style:column-width="0.753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6854in" table:align="left"/>
    </style:style>
    <style:style style:name="Table19.A" style:family="table-column">
      <style:table-column-properties style:column-width="0.6896in"/>
    </style:style>
    <style:style style:name="Table19.B" style:family="table-column">
      <style:table-column-properties style:column-width="0.6889in"/>
    </style:style>
    <style:style style:name="Table19.C" style:family="table-column">
      <style:table-column-properties style:column-width="0.8736in"/>
    </style:style>
    <style:style style:name="Table19.D" style:family="table-column">
      <style:table-column-properties style:column-width="1.433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1.8375in" style:rel-column-width="16383*"/>
    </style:style>
    <style:style style:name="Table12.D" style:family="table-column">
      <style:table-column-properties style:column-width="1.8382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0d6a18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rsid="003fc732" officeooo:paragraph-rsid="000d6a18" style:font-size-asian="11pt" style:font-size-complex="11pt"/>
    </style:style>
    <style:style style:name="P7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8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9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10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1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2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3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17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18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19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20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4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5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6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1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1a7ff0" style:font-size-asian="11pt" style:font-size-complex="11pt"/>
    </style:style>
    <style:style style:name="P33" style:family="paragraph" style:parent-style-name="Standard">
      <style:text-properties fo:font-size="11pt" fo:language="de" fo:country="DE" officeooo:rsid="00156bb4" officeooo:paragraph-rsid="004dd594" style:font-size-asian="11pt" style:font-size-complex="11pt"/>
    </style:style>
    <style:style style:name="P34" style:family="paragraph" style:parent-style-name="Standard">
      <style:text-properties fo:font-size="11pt" fo:language="de" fo:country="DE" officeooo:rsid="00156bb4" officeooo:paragraph-rsid="005189b2" style:font-size-asian="11pt" style:font-size-complex="11pt"/>
    </style:style>
    <style:style style:name="P35" style:family="paragraph" style:parent-style-name="Standard">
      <style:text-properties fo:font-size="11pt" fo:language="de" fo:country="DE" officeooo:rsid="00156bb4" officeooo:paragraph-rsid="005633c5" style:font-size-asian="11pt" style:font-size-complex="11pt"/>
    </style:style>
    <style:style style:name="P36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7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8" style:family="paragraph" style:parent-style-name="Standard">
      <style:text-properties fo:font-size="11pt" fo:language="de" fo:country="DE" officeooo:rsid="004b86d8" officeooo:paragraph-rsid="004b86d8" style:font-size-asian="11pt" style:font-size-complex="11pt"/>
    </style:style>
    <style:style style:name="P39" style:family="paragraph" style:parent-style-name="Standard">
      <style:text-properties fo:font-size="11pt" fo:language="de" fo:country="DE" officeooo:rsid="002c177b" officeooo:paragraph-rsid="004dd594" style:font-size-asian="11pt" style:font-size-complex="11pt"/>
    </style:style>
    <style:style style:name="P40" style:family="paragraph" style:parent-style-name="Standard">
      <style:text-properties fo:font-size="11pt" fo:language="de" fo:country="DE" officeooo:rsid="004dd594" officeooo:paragraph-rsid="004dd594" style:font-size-asian="11pt" style:font-size-complex="11pt"/>
    </style:style>
    <style:style style:name="P41" style:family="paragraph" style:parent-style-name="Standard">
      <style:text-properties fo:font-size="11pt" fo:language="de" fo:country="DE" officeooo:rsid="004e8847" officeooo:paragraph-rsid="004e8847" style:font-size-asian="11pt" style:font-size-complex="11pt"/>
    </style:style>
    <style:style style:name="P42" style:family="paragraph" style:parent-style-name="Standard">
      <style:text-properties fo:font-size="11pt" fo:language="de" fo:country="DE" officeooo:rsid="005189b2" officeooo:paragraph-rsid="005633c5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4c5533" officeooo:paragraph-rsid="000d6a18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4d5d0d" officeooo:paragraph-rsid="000d6a18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4d9ca5" officeooo:paragraph-rsid="000d6a18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4f9c23" officeooo:paragraph-rsid="000d6a18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4fba73" officeooo:paragraph-rsid="000d6a18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51afe1" officeooo:paragraph-rsid="000d6a18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4bd700" officeooo:paragraph-rsid="000d6a18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4faa21" officeooo:paragraph-rsid="000d6a18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none" officeooo:rsid="0051c4d9" officeooo:paragraph-rsid="000d6a18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53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54" style:family="paragraph" style:parent-style-name="Standard">
      <style:text-properties fo:font-size="11pt" fo:language="de" fo:country="DE" style:text-underline-style="none" officeooo:rsid="0056d439" officeooo:paragraph-rsid="000f5b65" style:font-size-asian="11pt" style:font-size-complex="11pt"/>
    </style:style>
    <style:style style:name="P55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56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57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58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59" style:family="paragraph" style:parent-style-name="Standard">
      <style:text-properties fo:font-size="11pt" fo:language="de" fo:country="DE" style:text-underline-style="none" officeooo:rsid="004e9ba2" officeooo:paragraph-rsid="000d6a18" style:font-size-asian="11pt" style:font-size-complex="11pt"/>
    </style:style>
    <style:style style:name="P60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61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d6a18" fo:background-color="#00ff7f" style:font-size-asian="11pt" style:font-size-complex="11pt"/>
    </style:style>
    <style:style style:name="P62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d6a18" fo:background-color="#00ff7f" style:font-size-asian="11pt" style:font-size-complex="11pt"/>
    </style:style>
    <style:style style:name="P63" style:family="paragraph" style:parent-style-name="Standard">
      <style:text-properties fo:font-size="11pt" fo:language="de" fo:country="DE" style:text-underline-style="solid" style:text-underline-width="auto" style:text-underline-color="font-color" officeooo:rsid="0056d439" officeooo:paragraph-rsid="000f5b65" fo:background-color="#00ff7f" style:font-size-asian="11pt" style:font-size-complex="11pt"/>
    </style:style>
    <style:style style:name="P64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65" style:family="paragraph" style:parent-style-name="Standard">
      <style:text-properties fo:font-size="11pt" fo:language="de" fo:country="DE" style:text-underline-style="solid" style:text-underline-width="auto" style:text-underline-color="font-color" officeooo:rsid="00880f31" officeooo:paragraph-rsid="00144589" fo:background-color="#00ff7f" style:font-size-asian="11pt" style:font-size-complex="11pt"/>
    </style:style>
    <style:style style:name="P66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67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68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69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70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71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72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73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81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82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83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84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85" style:family="paragraph" style:parent-style-name="Standard">
      <style:text-properties fo:language="de" fo:country="DE"/>
    </style:style>
    <style:style style:name="P86" style:family="paragraph" style:parent-style-name="Standard">
      <style:text-properties fo:language="de" fo:country="DE" officeooo:paragraph-rsid="0010eec5"/>
    </style:style>
    <style:style style:name="P87" style:family="paragraph" style:parent-style-name="Standard">
      <style:text-properties fo:language="de" fo:country="DE" officeooo:rsid="0014e46e" officeooo:paragraph-rsid="0014e46e"/>
    </style:style>
    <style:style style:name="P88" style:family="paragraph" style:parent-style-name="Standard">
      <style:text-properties fo:language="de" fo:country="DE" officeooo:paragraph-rsid="00172908"/>
    </style:style>
    <style:style style:name="P89" style:family="paragraph" style:parent-style-name="Standard">
      <style:text-properties fo:language="de" fo:country="DE" officeooo:rsid="00172908" officeooo:paragraph-rsid="00172908"/>
    </style:style>
    <style:style style:name="P90" style:family="paragraph" style:parent-style-name="Standard">
      <style:text-properties fo:language="de" fo:country="DE" officeooo:rsid="00156bb4" officeooo:paragraph-rsid="00172908"/>
    </style:style>
    <style:style style:name="P91" style:family="paragraph" style:parent-style-name="Standard">
      <style:text-properties fo:language="de" fo:country="DE" officeooo:rsid="00159a66" officeooo:paragraph-rsid="00159a66"/>
    </style:style>
    <style:style style:name="P92" style:family="paragraph" style:parent-style-name="Standard">
      <style:text-properties fo:language="de" fo:country="DE" officeooo:rsid="0014a509" officeooo:paragraph-rsid="0014a509"/>
    </style:style>
    <style:style style:name="P93" style:family="paragraph" style:parent-style-name="Standard">
      <style:text-properties fo:language="de" fo:country="DE" officeooo:rsid="0018a74c" officeooo:paragraph-rsid="0018a74c"/>
    </style:style>
    <style:style style:name="P94" style:family="paragraph" style:parent-style-name="Standard">
      <style:text-properties fo:language="de" fo:country="DE" officeooo:rsid="0018e8ce" officeooo:paragraph-rsid="0018e8ce"/>
    </style:style>
    <style:style style:name="P95" style:family="paragraph" style:parent-style-name="Standard">
      <style:text-properties fo:language="de" fo:country="DE" officeooo:rsid="00383a19" officeooo:paragraph-rsid="00383a19"/>
    </style:style>
    <style:style style:name="P96" style:family="paragraph" style:parent-style-name="Standard">
      <style:text-properties fo:language="de" fo:country="DE" officeooo:rsid="0051fe21" officeooo:paragraph-rsid="0051fe21"/>
    </style:style>
    <style:style style:name="P97" style:family="paragraph" style:parent-style-name="Standard">
      <style:text-properties fo:language="de" fo:country="DE" officeooo:rsid="0052cbf0" officeooo:paragraph-rsid="0052cbf0"/>
    </style:style>
    <style:style style:name="P98" style:family="paragraph" style:parent-style-name="Standard">
      <style:text-properties fo:language="de" fo:country="DE" officeooo:rsid="0052cbf0" officeooo:paragraph-rsid="0054b849"/>
    </style:style>
    <style:style style:name="P99" style:family="paragraph" style:parent-style-name="Standard">
      <style:text-properties fo:language="de" fo:country="DE" officeooo:rsid="0054b849" officeooo:paragraph-rsid="0054b849"/>
    </style:style>
    <style:style style:name="P100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101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102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103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104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105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106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107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108" style:family="paragraph" style:parent-style-name="Standard">
      <style:text-properties fo:color="#000040" fo:font-size="11pt" fo:language="de" fo:country="DE" fo:font-style="normal" style:text-underline-style="solid" style:text-underline-width="auto" style:text-underline-color="font-color" officeooo:rsid="006ab3d3" officeooo:paragraph-rsid="0010eec5" fo:background-color="#00ff7f" style:font-size-asian="11pt" style:font-style-asian="normal" style:font-size-complex="11pt" style:font-style-complex="normal"/>
    </style:style>
    <style:style style:name="P109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11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111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112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113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114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15" style:family="paragraph" style:parent-style-name="Standard">
      <style:text-properties fo:color="#00a65d" fo:language="de" fo:country="DE" officeooo:rsid="00159a66" officeooo:paragraph-rsid="00159a66"/>
    </style:style>
    <style:style style:name="P116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18" style:family="paragraph" style:parent-style-name="Standard">
      <style:text-properties officeooo:paragraph-rsid="00383a19"/>
    </style:style>
    <style:style style:name="P119" style:family="paragraph" style:parent-style-name="Standard">
      <style:text-properties officeooo:rsid="003d3748" officeooo:paragraph-rsid="003d3748"/>
    </style:style>
    <style:style style:name="P120" style:family="paragraph" style:parent-style-name="Standard">
      <style:text-properties officeooo:rsid="003d37a0" officeooo:paragraph-rsid="003d37a0"/>
    </style:style>
    <style:style style:name="P121" style:family="paragraph" style:parent-style-name="Standard">
      <style:text-properties officeooo:rsid="003e034d" officeooo:paragraph-rsid="003d3748"/>
    </style:style>
    <style:style style:name="P122" style:family="paragraph" style:parent-style-name="Standard">
      <style:text-properties officeooo:rsid="003e034d" officeooo:paragraph-rsid="003e034d"/>
    </style:style>
    <style:style style:name="P123" style:family="paragraph" style:parent-style-name="Standard">
      <style:text-properties officeooo:paragraph-rsid="00441f8e"/>
    </style:style>
    <style:style style:name="P124" style:family="paragraph" style:parent-style-name="Standard">
      <style:text-properties officeooo:paragraph-rsid="00468e95"/>
    </style:style>
    <style:style style:name="P125" style:family="paragraph" style:parent-style-name="Standard">
      <style:text-properties officeooo:rsid="00468e95" officeooo:paragraph-rsid="00468e95"/>
    </style:style>
    <style:style style:name="P126" style:family="paragraph" style:parent-style-name="Standard">
      <style:text-properties officeooo:paragraph-rsid="004e8847"/>
    </style:style>
    <style:style style:name="P127" style:family="paragraph" style:parent-style-name="Standard">
      <style:text-properties officeooo:rsid="004eb47d" officeooo:paragraph-rsid="004eb47d"/>
    </style:style>
    <style:style style:name="P128" style:family="paragraph" style:parent-style-name="Standard">
      <style:text-properties officeooo:paragraph-rsid="005d9798"/>
    </style:style>
    <style:style style:name="P129" style:family="paragraph" style:parent-style-name="Standard">
      <style:text-properties officeooo:rsid="001579e1" officeooo:paragraph-rsid="005d9798"/>
    </style:style>
    <style:style style:name="P130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34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35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36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37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38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39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40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41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42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43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44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45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46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47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48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49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51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52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53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54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55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56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57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58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59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60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61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62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63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64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65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66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67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68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69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70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71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72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73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74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75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76" style:family="paragraph" style:parent-style-name="Table_20_Contents">
      <style:text-properties fo:font-size="11pt" fo:language="de" fo:country="DE" officeooo:rsid="0048c52c" officeooo:paragraph-rsid="000d6a18" style:font-size-asian="11pt" style:font-size-complex="11pt"/>
    </style:style>
    <style:style style:name="P177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78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d6a18" style:font-size-asian="11pt" style:font-size-complex="11pt"/>
    </style:style>
    <style:style style:name="P179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80" style:family="paragraph" style:parent-style-name="Table_20_Contents">
      <style:text-properties fo:font-size="11pt" fo:language="de" fo:country="DE" officeooo:rsid="004bd700" officeooo:paragraph-rsid="000d6a18" style:font-size-asian="11pt" style:font-size-complex="11pt"/>
    </style:style>
    <style:style style:name="P181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82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d6a18" style:font-size-asian="11pt" style:font-size-complex="11pt"/>
    </style:style>
    <style:style style:name="P183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rsid="004030e3" officeooo:paragraph-rsid="000d6a18" style:font-size-asian="11pt" style:font-size-complex="11pt"/>
    </style:style>
    <style:style style:name="P185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86" style:family="paragraph" style:parent-style-name="Table_20_Contents">
      <style:text-properties fo:font-size="11pt" fo:language="de" fo:country="DE" officeooo:paragraph-rsid="000d6a18" style:font-size-asian="11pt" style:font-size-complex="11pt"/>
    </style:style>
    <style:style style:name="P187" style:family="paragraph" style:parent-style-name="Table_20_Contents">
      <style:text-properties fo:font-size="11pt" fo:language="de" fo:country="DE" officeooo:rsid="00440946" officeooo:paragraph-rsid="000d6a18" style:font-size-asian="11pt" style:font-size-complex="11pt"/>
    </style:style>
    <style:style style:name="P188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d6a18" style:font-size-asian="11pt" style:font-size-complex="11pt"/>
    </style:style>
    <style:style style:name="P189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d6a18" style:font-size-asian="11pt" style:font-size-complex="11pt"/>
    </style:style>
    <style:style style:name="P190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d6a18" style:font-size-asian="11pt" style:font-size-complex="11pt"/>
    </style:style>
    <style:style style:name="P191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92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93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440946" officeooo:paragraph-rsid="0012811f" style:font-size-asian="11pt" style:font-size-complex="11pt"/>
    </style:style>
    <style:style style:name="P194" style:family="paragraph" style:parent-style-name="Table_20_Contents">
      <style:text-properties fo:font-size="11pt" fo:language="de" fo:country="DE" officeooo:rsid="00440946" officeooo:paragraph-rsid="0012811f" style:font-size-asian="11pt" style:font-size-complex="11pt"/>
    </style:style>
    <style:style style:name="P195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96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97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98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99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200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201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202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203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204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205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206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207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208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209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210" style:family="paragraph" style:parent-style-name="Table_20_Contents">
      <style:text-properties fo:font-size="11pt" fo:language="de" fo:country="DE" officeooo:rsid="007b46f0" officeooo:paragraph-rsid="0012811f" style:font-size-asian="11pt" style:font-size-complex="11pt"/>
    </style:style>
    <style:style style:name="P211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212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213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214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7ff541" officeooo:paragraph-rsid="0012811f" style:font-size-asian="11pt" style:font-size-complex="11pt"/>
    </style:style>
    <style:style style:name="P215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216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7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8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219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220" style:family="paragraph" style:parent-style-name="Table_20_Contents">
      <style:text-properties fo:font-size="11pt" style:font-size-asian="11pt" style:font-size-complex="11pt"/>
    </style:style>
    <style:style style:name="P221" style:family="paragraph" style:parent-style-name="Table_20_Contents">
      <style:text-properties fo:font-size="11pt" officeooo:rsid="002f8cab" style:font-size-asian="11pt" style:font-size-complex="11pt"/>
    </style:style>
    <style:style style:name="P222" style:family="paragraph" style:parent-style-name="Table_20_Contents">
      <style:text-properties fo:font-size="11pt" officeooo:rsid="002f8cab" officeooo:paragraph-rsid="002f8cab" style:font-size-asian="11pt" style:font-size-complex="11pt"/>
    </style:style>
    <style:style style:name="P223" style:family="paragraph" style:parent-style-name="Table_20_Contents">
      <style:paragraph-properties fo:text-align="center" style:justify-single-word="false"/>
      <style:text-properties fo:font-size="11pt" officeooo:rsid="005189b2" officeooo:paragraph-rsid="005633c5" style:font-size-asian="11pt" style:font-size-complex="11pt"/>
    </style:style>
    <style:style style:name="P224" style:family="paragraph" style:parent-style-name="Table_20_Contents">
      <style:text-properties fo:font-size="11pt" fo:font-style="italic" officeooo:rsid="0051fe21" officeooo:paragraph-rsid="005633c5" style:font-size-asian="11pt" style:font-style-asian="italic" style:font-size-complex="11pt" style:font-style-complex="italic"/>
    </style:style>
    <style:style style:name="P225" style:family="paragraph" style:parent-style-name="Table_20_Contents">
      <style:text-properties fo:font-size="11pt" fo:font-style="italic" officeooo:paragraph-rsid="005633c5" style:font-size-asian="11pt" style:font-style-asian="italic" style:font-size-complex="11pt" style:font-style-complex="italic"/>
    </style:style>
    <style:style style:name="P226" style:family="paragraph" style:parent-style-name="Table_20_Contents">
      <style:text-properties fo:font-size="11pt" fo:font-weight="bold" officeooo:rsid="005189b2" officeooo:paragraph-rsid="005633c5" style:font-size-asian="11pt" style:font-weight-asian="bold" style:font-size-complex="11pt" style:font-weight-complex="bold"/>
    </style:style>
    <style:style style:name="P227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28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29" style:family="paragraph" style:parent-style-name="Table_20_Contents">
      <style:text-properties fo:language="de" fo:country="DE" officeooo:paragraph-rsid="000d6a18"/>
    </style:style>
    <style:style style:name="P230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31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32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33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34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35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36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text-properties officeooo:rsid="001bc2d3" officeooo:paragraph-rsid="001bc2d3"/>
    </style:style>
    <style:style style:name="P241" style:family="paragraph" style:parent-style-name="Table_20_Contents">
      <style:text-properties officeooo:rsid="001bc2d3" officeooo:paragraph-rsid="002896f1"/>
    </style:style>
    <style:style style:name="P242" style:family="paragraph" style:parent-style-name="Table_20_Contents">
      <style:text-properties officeooo:rsid="001bc2d3" officeooo:paragraph-rsid="00293058"/>
    </style:style>
    <style:style style:name="P243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44" style:family="paragraph" style:parent-style-name="Table_20_Contents">
      <style:text-properties officeooo:rsid="001bc2d3" officeooo:paragraph-rsid="002ab8f6"/>
    </style:style>
    <style:style style:name="P245" style:family="paragraph" style:parent-style-name="Table_20_Contents">
      <style:text-properties officeooo:paragraph-rsid="002896f1"/>
    </style:style>
    <style:style style:name="P246" style:family="paragraph" style:parent-style-name="Table_20_Contents">
      <style:text-properties officeooo:rsid="002896f1" officeooo:paragraph-rsid="002ab8f6"/>
    </style:style>
    <style:style style:name="P247" style:family="paragraph" style:parent-style-name="Table_20_Contents">
      <style:text-properties officeooo:rsid="00293058" officeooo:paragraph-rsid="00293058"/>
    </style:style>
    <style:style style:name="P248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49" style:family="paragraph" style:parent-style-name="Table_20_Contents">
      <style:text-properties officeooo:rsid="00293058" officeooo:paragraph-rsid="002ab8f6"/>
    </style:style>
    <style:style style:name="P250" style:family="paragraph" style:parent-style-name="Table_20_Contents">
      <style:text-properties officeooo:rsid="002c177b" officeooo:paragraph-rsid="002c177b"/>
    </style:style>
    <style:style style:name="P251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52" style:family="paragraph" style:parent-style-name="Table_20_Contents">
      <style:text-properties officeooo:rsid="003179a2" officeooo:paragraph-rsid="003179a2"/>
    </style:style>
    <style:style style:name="P253" style:family="paragraph" style:parent-style-name="Table_20_Contents">
      <style:text-properties officeooo:rsid="00383a19" officeooo:paragraph-rsid="00383a19"/>
    </style:style>
    <style:style style:name="P254" style:family="paragraph" style:parent-style-name="Table_20_Contents">
      <style:text-properties officeooo:rsid="0039cc27" officeooo:paragraph-rsid="0039cc27"/>
    </style:style>
    <style:style style:name="P255" style:family="paragraph" style:parent-style-name="Table_20_Contents">
      <style:text-properties officeooo:rsid="003b4db0" officeooo:paragraph-rsid="003b4db0"/>
    </style:style>
    <style:style style:name="P256" style:family="paragraph" style:parent-style-name="Table_20_Contents">
      <style:text-properties officeooo:rsid="003b7fb4" officeooo:paragraph-rsid="003b7fb4"/>
    </style:style>
    <style:style style:name="P257" style:family="paragraph" style:parent-style-name="Table_20_Contents">
      <style:text-properties style:text-underline-style="none" officeooo:rsid="003b7fb4" officeooo:paragraph-rsid="003b7fb4"/>
    </style:style>
    <style:style style:name="P258" style:family="paragraph" style:parent-style-name="Table_20_Contents">
      <style:text-properties officeooo:rsid="003cd0b8" officeooo:paragraph-rsid="003cd0b8"/>
    </style:style>
    <style:style style:name="P259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60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61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62" style:family="paragraph" style:parent-style-name="Table_20_Contents">
      <style:paragraph-properties fo:text-align="center" style:justify-single-word="false"/>
      <style:text-properties officeooo:rsid="0043e933" officeooo:paragraph-rsid="004eb47d"/>
    </style:style>
    <style:style style:name="P263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65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67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6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9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70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71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7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7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74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75" style:family="paragraph" style:parent-style-name="Table_20_Contents">
      <style:paragraph-properties fo:text-align="center" style:justify-single-word="false"/>
      <style:text-properties officeooo:rsid="00469a11" officeooo:paragraph-rsid="004eb47d"/>
    </style:style>
    <style:style style:name="P276" style:family="paragraph" style:parent-style-name="Table_20_Contents">
      <style:paragraph-properties fo:text-align="center" style:justify-single-word="false"/>
      <style:text-properties officeooo:rsid="001066a6" officeooo:paragraph-rsid="005bc60f"/>
    </style:style>
    <style:style style:name="P277" style:family="paragraph" style:parent-style-name="Table_20_Contents">
      <style:text-properties officeooo:rsid="001186a6" officeooo:paragraph-rsid="005bc60f"/>
    </style:style>
    <style:style style:name="P278" style:family="paragraph" style:parent-style-name="Table_20_Contents">
      <style:text-properties officeooo:rsid="0013340b" officeooo:paragraph-rsid="005bc60f"/>
    </style:style>
    <style:style style:name="P279" style:family="paragraph" style:parent-style-name="Table_20_Contents">
      <style:text-properties officeooo:rsid="0014e18b" officeooo:paragraph-rsid="005bc60f"/>
    </style:style>
    <style:style style:name="P280" style:family="paragraph" style:parent-style-name="Heading_20_2">
      <style:text-properties officeooo:paragraph-rsid="003325ba"/>
    </style:style>
    <style:style style:name="P281" style:family="paragraph" style:parent-style-name="Heading_20_2">
      <style:text-properties officeooo:rsid="0024b37c"/>
    </style:style>
    <style:style style:name="P282" style:family="paragraph" style:parent-style-name="Heading_20_2">
      <style:text-properties officeooo:paragraph-rsid="004dd594"/>
    </style:style>
    <style:style style:name="P283" style:family="paragraph" style:parent-style-name="Heading_20_2">
      <style:text-properties officeooo:paragraph-rsid="005bc60f"/>
    </style:style>
    <style:style style:name="P284" style:family="paragraph" style:parent-style-name="Text_20_body">
      <style:text-properties officeooo:rsid="002896f1" officeooo:paragraph-rsid="002896f1"/>
    </style:style>
    <style:style style:name="P285" style:family="paragraph" style:parent-style-name="Text_20_body">
      <style:text-properties officeooo:rsid="003179a2" officeooo:paragraph-rsid="003179a2"/>
    </style:style>
    <style:style style:name="P286" style:family="paragraph" style:parent-style-name="Text_20_body">
      <style:text-properties officeooo:paragraph-rsid="003179a2"/>
    </style:style>
    <style:style style:name="P287" style:family="paragraph" style:parent-style-name="Text_20_body">
      <style:text-properties officeooo:rsid="00383a19" officeooo:paragraph-rsid="00383a19"/>
    </style:style>
    <style:style style:name="P288" style:family="paragraph" style:parent-style-name="Text_20_body">
      <style:text-properties officeooo:paragraph-rsid="005bc60f"/>
    </style:style>
    <style:style style:name="P289" style:family="paragraph" style:parent-style-name="Text_20_body">
      <style:text-properties fo:background-color="#81d41a"/>
    </style:style>
    <style:style style:name="P290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1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2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3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4" style:family="paragraph" style:parent-style-name="Text_20_body">
      <style:text-properties officeooo:paragraph-rsid="003325ba"/>
    </style:style>
    <style:style style:name="P295" style:family="paragraph" style:parent-style-name="Text_20_body">
      <style:text-properties officeooo:rsid="00383a19" officeooo:paragraph-rsid="00383a19"/>
    </style:style>
    <style:style style:name="P2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Heading_20_1">
      <style:text-properties officeooo:paragraph-rsid="003325ba"/>
    </style:style>
    <style:style style:name="P298" style:family="paragraph" style:parent-style-name="Heading_20_1">
      <style:text-properties officeooo:paragraph-rsid="0037a09d"/>
    </style:style>
    <style:style style:name="P299" style:family="paragraph" style:parent-style-name="Heading_20_3">
      <style:text-properties officeooo:rsid="0024b37c" officeooo:paragraph-rsid="0024b37c"/>
    </style:style>
    <style:style style:name="P300" style:family="paragraph" style:parent-style-name="Heading_20_3">
      <style:text-properties officeooo:paragraph-rsid="0024b37c"/>
    </style:style>
    <style:style style:name="P301" style:family="paragraph" style:parent-style-name="Heading_20_4">
      <style:text-properties officeooo:paragraph-rsid="0024b37c"/>
    </style:style>
    <style:style style:name="P302" style:family="paragraph" style:parent-style-name="Standard">
      <style:text-properties fo:language="de" fo:country="DE"/>
    </style:style>
    <style:style style:name="P303" style:family="paragraph" style:parent-style-name="Standard">
      <style:text-properties fo:language="de" fo:country="DE" fo:font-style="normal" officeooo:rsid="0054b849" officeooo:paragraph-rsid="0054b849" style:font-style-asian="normal" style:font-style-complex="normal"/>
    </style:style>
    <style:style style:name="P304" style:family="paragraph" style:parent-style-name="Standard">
      <style:text-properties fo:language="de" fo:country="DE" officeooo:rsid="0054b849" officeooo:paragraph-rsid="0054b849"/>
    </style:style>
    <style:style style:name="P305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253880"/>
    </style:style>
    <style:style style:name="T3" style:family="text">
      <style:text-properties officeooo:rsid="0025cc0e"/>
    </style:style>
    <style:style style:name="T4" style:family="text">
      <style:text-properties officeooo:rsid="00283eef"/>
    </style:style>
    <style:style style:name="T5" style:family="text">
      <style:text-properties fo:color="#dc0000"/>
    </style:style>
    <style:style style:name="T6" style:family="text">
      <style:text-properties fo:color="#dc0000" fo:font-size="12pt" style:font-size-asian="12pt" style:font-size-complex="12pt"/>
    </style:style>
    <style:style style:name="T7" style:family="text">
      <style:text-properties fo:color="#dc0000" fo:font-size="12pt" officeooo:rsid="002e40af" style:font-size-asian="12pt" style:font-size-complex="12pt"/>
    </style:style>
    <style:style style:name="T8" style:family="text">
      <style:text-properties fo:color="#dc0000" fo:font-size="12pt" officeooo:rsid="002aa2db" style:font-size-asian="12pt" style:font-size-complex="12pt"/>
    </style:style>
    <style:style style:name="T9" style:family="text">
      <style:text-properties fo:color="#dc0000" fo:font-size="12pt" officeooo:rsid="00283eef" style:font-size-asian="12pt" style:font-size-complex="12pt"/>
    </style:style>
    <style:style style:name="T10" style:family="text">
      <style:text-properties fo:color="#dc0000" officeooo:rsid="00204ec2"/>
    </style:style>
    <style:style style:name="T11" style:family="text">
      <style:text-properties fo:color="#ff0000"/>
    </style:style>
    <style:style style:name="T12" style:family="text">
      <style:text-properties fo:color="#ff0000" fo:font-size="12pt" officeooo:rsid="00283eef" style:font-size-asian="12pt" style:font-size-complex="12pt"/>
    </style:style>
    <style:style style:name="T13" style:family="text">
      <style:text-properties fo:color="#ff0000" fo:font-size="12pt" officeooo:rsid="002e40af" style:font-size-asian="12pt" style:font-size-complex="12pt"/>
    </style:style>
    <style:style style:name="T14" style:family="text">
      <style:text-properties fo:color="#ff0000" officeooo:rsid="00204ec2"/>
    </style:style>
    <style:style style:name="T15" style:family="text">
      <style:text-properties fo:color="#ff0000" officeooo:rsid="00283eef"/>
    </style:style>
    <style:style style:name="T16" style:family="text">
      <style:text-properties officeooo:rsid="002aa2db"/>
    </style:style>
    <style:style style:name="T17" style:family="text">
      <style:text-properties fo:color="#000000"/>
    </style:style>
    <style:style style:name="T18" style:family="text">
      <style:text-properties fo:color="#000000" officeooo:rsid="00331d3e"/>
    </style:style>
    <style:style style:name="T19" style:family="text">
      <style:text-properties officeooo:rsid="002fa46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officeooo:rsid="0030b5f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fa462"/>
    </style:style>
    <style:style style:name="T25" style:family="text">
      <style:text-properties officeooo:rsid="00331d3e"/>
    </style:style>
    <style:style style:name="T26" style:family="text">
      <style:text-properties officeooo:rsid="0034fc32"/>
    </style:style>
    <style:style style:name="T27" style:family="text">
      <style:text-properties officeooo:rsid="0035a453"/>
    </style:style>
    <style:style style:name="T28" style:family="text">
      <style:text-properties officeooo:rsid="003df349"/>
    </style:style>
    <style:style style:name="T29" style:family="text">
      <style:text-properties officeooo:rsid="004c5533"/>
    </style:style>
    <style:style style:name="T30" style:family="text">
      <style:text-properties officeooo:rsid="004d9ca5"/>
    </style:style>
    <style:style style:name="T31" style:family="text">
      <style:text-properties officeooo:rsid="004faa2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5e59bc" style:font-style-asian="italic" style:font-style-complex="italic"/>
    </style:style>
    <style:style style:name="T34" style:family="text">
      <style:text-properties fo:font-style="italic" officeooo:rsid="0052cbf0" style:font-style-asian="italic" style:font-style-complex="italic"/>
    </style:style>
    <style:style style:name="T35" style:family="text">
      <style:text-properties fo:font-style="italic" officeooo:rsid="0054b849" style:font-style-asian="italic" style:font-style-complex="italic"/>
    </style:style>
    <style:style style:name="T36" style:family="text">
      <style:text-properties fo:font-style="italic" fo:background-color="#ff0000" loext:char-shading-value="0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39" style:family="text">
      <style:text-properties officeooo:rsid="008586f9"/>
    </style:style>
    <style:style style:name="T40" style:family="text">
      <style:text-properties officeooo:rsid="0056d439"/>
    </style:style>
    <style:style style:name="T41" style:family="text">
      <style:text-properties officeooo:rsid="0065b915"/>
    </style:style>
    <style:style style:name="T42" style:family="text">
      <style:text-properties officeooo:rsid="006898ef"/>
    </style:style>
    <style:style style:name="T43" style:family="text">
      <style:text-properties officeooo:rsid="006ab3d3"/>
    </style:style>
    <style:style style:name="T44" style:family="text">
      <style:text-properties officeooo:rsid="006df7b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7" style:family="text">
      <style:text-properties officeooo:rsid="006e8d4b"/>
    </style:style>
    <style:style style:name="T48" style:family="text">
      <style:text-properties officeooo:rsid="007115da"/>
    </style:style>
    <style:style style:name="T49" style:family="text">
      <style:text-properties officeooo:rsid="007af30a"/>
    </style:style>
    <style:style style:name="T50" style:family="text">
      <style:text-properties officeooo:rsid="007ff541"/>
    </style:style>
    <style:style style:name="T51" style:family="text">
      <style:text-properties officeooo:rsid="0083bb74"/>
    </style:style>
    <style:style style:name="T52" style:family="text">
      <style:text-properties officeooo:rsid="00820d7c"/>
    </style:style>
    <style:style style:name="T53" style:family="text">
      <style:text-properties fo:font-size="8pt"/>
    </style:style>
    <style:style style:name="T54" style:family="text">
      <style:text-properties officeooo:rsid="008906b1"/>
    </style:style>
    <style:style style:name="T55" style:family="text">
      <style:text-properties officeooo:rsid="0097b527"/>
    </style:style>
    <style:style style:name="T56" style:family="text">
      <style:text-properties officeooo:rsid="008e160c"/>
    </style:style>
    <style:style style:name="T57" style:family="text">
      <style:text-properties officeooo:rsid="0090c748"/>
    </style:style>
    <style:style style:name="T58" style:family="text">
      <style:text-properties officeooo:rsid="00934832"/>
    </style:style>
    <style:style style:name="T59" style:family="text">
      <style:text-properties officeooo:rsid="0093fb45"/>
    </style:style>
    <style:style style:name="T60" style:family="text">
      <style:text-properties fo:background-color="#fff200" loext:char-shading-value="0"/>
    </style:style>
    <style:style style:name="T61" style:family="text">
      <style:text-properties fo:color="#ce181e"/>
    </style:style>
    <style:style style:name="T62" style:family="text">
      <style:text-properties officeooo:rsid="00156bb4"/>
    </style:style>
    <style:style style:name="T63" style:family="text">
      <style:text-properties fo:color="#ed1c24"/>
    </style:style>
    <style:style style:name="T64" style:family="text">
      <style:text-properties fo:background-color="#ed1c24" loext:char-shading-value="0"/>
    </style:style>
    <style:style style:name="T65" style:family="text">
      <style:text-properties fo:color="#00a65d"/>
    </style:style>
    <style:style style:name="T66" style:family="text">
      <style:text-properties fo:background-color="#72bf44" loext:char-shading-value="0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fo:background-color="#adc5e7" loext:char-shading-value="0"/>
    </style:style>
    <style:style style:name="T69" style:family="text">
      <style:text-properties style:text-line-through-style="solid" style:text-line-through-type="single" officeooo:rsid="0018a74c"/>
    </style:style>
    <style:style style:name="T70" style:family="text">
      <style:text-properties style:text-line-through-style="solid" style:text-line-through-type="single" fo:font-size="10pt" style:font-size-asian="10pt" style:font-size-complex="10pt"/>
    </style:style>
    <style:style style:name="T71" style:family="text">
      <style:text-properties style:text-line-through-style="solid" style:text-line-through-type="single" fo:font-size="10pt" fo:background-color="#ff0000" loext:char-shading-value="0" style:font-size-asian="10pt" style:font-size-complex="10pt"/>
    </style:style>
    <style:style style:name="T72" style:family="text">
      <style:text-properties officeooo:rsid="001fd713"/>
    </style:style>
    <style:style style:name="T73" style:family="text">
      <style:text-properties officeooo:rsid="001f081e"/>
    </style:style>
    <style:style style:name="T74" style:family="text">
      <style:text-properties officeooo:rsid="00204ec2"/>
    </style:style>
    <style:style style:name="T75" style:family="text">
      <style:text-properties officeooo:rsid="002503e6"/>
    </style:style>
    <style:style style:name="T76" style:family="text">
      <style:text-properties officeooo:rsid="00273213"/>
    </style:style>
    <style:style style:name="T77" style:family="text">
      <style:text-properties officeooo:rsid="002a739e"/>
    </style:style>
    <style:style style:name="T78" style:family="text">
      <style:text-properties officeooo:rsid="003bddc9"/>
    </style:style>
    <style:style style:name="T79" style:family="text">
      <style:text-properties officeooo:rsid="003fc732"/>
    </style:style>
    <style:style style:name="T80" style:family="text">
      <style:text-properties officeooo:rsid="0051afe1"/>
    </style:style>
    <style:style style:name="T81" style:family="text">
      <style:text-properties officeooo:rsid="0059dd99"/>
    </style:style>
    <style:style style:name="T82" style:family="text">
      <style:text-properties officeooo:rsid="00610ab0"/>
    </style:style>
    <style:style style:name="T83" style:family="text">
      <style:text-properties officeooo:rsid="005e59bc"/>
    </style:style>
    <style:style style:name="T84" style:family="text">
      <style:text-properties officeooo:rsid="006e6aeb"/>
    </style:style>
    <style:style style:name="T85" style:family="text">
      <style:text-properties officeooo:rsid="0077bd04"/>
    </style:style>
    <style:style style:name="T86" style:family="text">
      <style:text-properties officeooo:rsid="00796ae3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7dc01f" style:font-weight-asian="normal" style:font-weight-complex="normal"/>
    </style:style>
    <style:style style:name="T89" style:family="text">
      <style:text-properties fo:font-weight="bold"/>
    </style:style>
    <style:style style:name="T90" style:family="text">
      <style:text-properties fo:font-weight="bold" officeooo:rsid="007dc01f"/>
    </style:style>
    <style:style style:name="T91" style:family="text">
      <style:text-properties officeooo:rsid="007dc01f"/>
    </style:style>
    <style:style style:name="T92" style:family="text">
      <style:text-properties officeooo:rsid="001a7ff0"/>
    </style:style>
    <style:style style:name="T93" style:family="text">
      <style:text-properties fo:background-color="#00a65d" loext:char-shading-value="0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officeooo:rsid="002147ab"/>
    </style:style>
    <style:style style:name="T96" style:family="text">
      <style:text-properties officeooo:rsid="0022c3c4"/>
    </style:style>
    <style:style style:name="T97" style:family="text">
      <style:text-properties officeooo:rsid="0024b37c"/>
    </style:style>
    <style:style style:name="T98" style:family="text">
      <style:text-properties officeooo:rsid="00281466"/>
    </style:style>
    <style:style style:name="T99" style:family="text">
      <style:text-properties officeooo:rsid="002d4c43"/>
    </style:style>
    <style:style style:name="T100" style:family="text">
      <style:text-properties officeooo:rsid="003179a2"/>
    </style:style>
    <style:style style:name="T101" style:family="text">
      <style:text-properties officeooo:rsid="0039cc27"/>
    </style:style>
    <style:style style:name="T102" style:family="text">
      <style:text-properties fo:background-color="#81d41a" loext:char-shading-value="0"/>
    </style:style>
    <style:style style:name="T103" style:family="text">
      <style:text-properties fo:background-color="#ffff00" loext:char-shading-value="0"/>
    </style:style>
    <style:style style:name="T104" style:family="text">
      <style:text-properties fo:background-color="#00a933" loext:char-shading-value="0"/>
    </style:style>
    <style:style style:name="T105" style:family="text">
      <style:text-properties fo:background-color="#729fcf" loext:char-shading-value="0"/>
    </style:style>
    <style:style style:name="T10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7" style:family="text">
      <style:text-properties officeooo:rsid="003cd0b8"/>
    </style:style>
    <style:style style:name="T108" style:family="text">
      <style:text-properties officeooo:rsid="003d3748"/>
    </style:style>
    <style:style style:name="T109" style:family="text">
      <style:text-properties officeooo:rsid="003d37a0"/>
    </style:style>
    <style:style style:name="T110" style:family="text">
      <style:text-properties officeooo:rsid="003e034d"/>
    </style:style>
    <style:style style:name="T111" style:family="text">
      <style:text-properties style:text-underline-style="none"/>
    </style:style>
    <style:style style:name="T112" style:family="text">
      <style:text-properties officeooo:rsid="004c9b65"/>
    </style:style>
    <style:style style:name="T113" style:family="text">
      <style:text-properties officeooo:rsid="004dd594"/>
    </style:style>
    <style:style style:name="T114" style:family="text">
      <style:text-properties officeooo:rsid="004e8847"/>
    </style:style>
    <style:style style:name="T115" style:family="text">
      <style:text-properties officeooo:rsid="004eb47d"/>
    </style:style>
    <style:style style:name="T116" style:family="text">
      <style:text-properties officeooo:rsid="005189b2"/>
    </style:style>
    <style:style style:name="T117" style:family="text">
      <style:text-properties officeooo:rsid="005d25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85"/>
      <text:p text:style-name="P8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92"><text:a xlink:type="simple" xlink:href="#__RefHeading___Toc8861_3204759922" text:style-name="Index_20_Link" text:visited-style-name="Index_20_Link">0 Phonetik<text:tab/>3</text:a></text:p>
          <text:p text:style-name="P291"><text:a xlink:type="simple" xlink:href="#__RefHeading___Toc8863_3204759922" text:style-name="Index_20_Link" text:visited-style-name="Index_20_Link">0.1 Die Vokal<text:tab/>3</text:a></text:p>
          <text:p text:style-name="P291"><text:a xlink:type="simple" xlink:href="#__RefHeading___Toc8865_3204759922" text:style-name="Index_20_Link" text:visited-style-name="Index_20_Link">0.2 Die Diphtonge<text:tab/>4</text:a></text:p>
          <text:p text:style-name="P291"><text:a xlink:type="simple" xlink:href="#__RefHeading___Toc8867_3204759922" text:style-name="Index_20_Link" text:visited-style-name="Index_20_Link">0.3 Die Konsonanten<text:tab/>5</text:a></text:p>
          <text:p text:style-name="P292"><text:a xlink:type="simple" xlink:href="#__RefHeading___Toc8869_3204759922" text:style-name="Index_20_Link" text:visited-style-name="Index_20_Link">1 Der Artikel<text:tab/>6</text:a></text:p>
          <text:p text:style-name="P291"><text:a xlink:type="simple" xlink:href="#__RefHeading___Toc8871_3204759922" text:style-name="Index_20_Link" text:visited-style-name="Index_20_Link">1.a Der Gebrauch des bestimmten Artikels<text:tab/>6</text:a></text:p>
          <text:p text:style-name="P291"><text:a xlink:type="simple" xlink:href="#__RefHeading___Toc8873_3204759922" text:style-name="Index_20_Link" text:visited-style-name="Index_20_Link">1.b Der Gebrauch des unbestimmten Artikels<text:tab/>7</text:a></text:p>
          <text:p text:style-name="P291"><text:a xlink:type="simple" xlink:href="#__RefHeading___Toc8875_3204759922" text:style-name="Index_20_Link" text:visited-style-name="Index_20_Link">1.c Das Fehlen des Artikels<text:tab/>7</text:a></text:p>
          <text:p text:style-name="P291"><text:a xlink:type="simple" xlink:href="#__RefHeading___Toc8877_3204759922" text:style-name="Index_20_Link" text:visited-style-name="Index_20_Link">1.1 Der bestimmte Artikel<text:tab/>8</text:a></text:p>
          <text:p text:style-name="P293"><text:a xlink:type="simple" xlink:href="#__RefHeading___Toc8879_3204759922" text:style-name="Index_20_Link" text:visited-style-name="Index_20_Link">1.1.1 Der Gebrauch des bestimmten Artikels<text:tab/>8</text:a></text:p>
          <text:p text:style-name="P291"><text:a xlink:type="simple" xlink:href="#__RefHeading___Toc8881_3204759922" text:style-name="Index_20_Link" text:visited-style-name="Index_20_Link">1.2 Der unbestimmte Artikel<text:tab/>8</text:a></text:p>
          <text:p text:style-name="P293"><text:a xlink:type="simple" xlink:href="#__RefHeading___Toc8883_3204759922" text:style-name="Index_20_Link" text:visited-style-name="Index_20_Link">1.2.1 Der Gebrauch des unbestimmten Artikels<text:tab/>8</text:a></text:p>
          <text:p text:style-name="P291"><text:a xlink:type="simple" xlink:href="#__RefHeading___Toc8885_3204759922" text:style-name="Index_20_Link" text:visited-style-name="Index_20_Link">1.3 Das Fehlen des Artikels<text:tab/>9</text:a></text:p>
          <text:p text:style-name="P292"><text:a xlink:type="simple" xlink:href="#__RefHeading___Toc8887_3204759922" text:style-name="Index_20_Link" text:visited-style-name="Index_20_Link">2 Das Substantiv<text:tab/>9</text:a></text:p>
          <text:p text:style-name="P291"><text:a xlink:type="simple" xlink:href="#__RefHeading___Toc8889_3204759922" text:style-name="Index_20_Link" text:visited-style-name="Index_20_Link">2.1 Das Genus<text:tab/>9</text:a></text:p>
          <text:p text:style-name="P293"><text:a xlink:type="simple" xlink:href="#__RefHeading___Toc8891_3204759922" text:style-name="Index_20_Link" text:visited-style-name="Index_20_Link">2.1.2 masculinum<text:tab/>10</text:a></text:p>
          <text:p text:style-name="P293"><text:a xlink:type="simple" xlink:href="#__RefHeading___Toc8893_3204759922" text:style-name="Index_20_Link" text:visited-style-name="Index_20_Link">2.1.3 femininum<text:tab/>10</text:a></text:p>
          <text:p text:style-name="P293"><text:a xlink:type="simple" xlink:href="#__RefHeading___Toc8895_3204759922" text:style-name="Index_20_Link" text:visited-style-name="Index_20_Link">2.1.4 neutrum<text:tab/>10</text:a></text:p>
          <text:p text:style-name="P291"><text:a xlink:type="simple" xlink:href="#__RefHeading___Toc8897_3204759922" text:style-name="Index_20_Link" text:visited-style-name="Index_20_Link">2.a Suffixe der Substantive und das grammatische Geschlecht<text:tab/>10</text:a></text:p>
          <text:p text:style-name="P293"><text:a xlink:type="simple" xlink:href="#__RefHeading___Toc8899_3204759922" text:style-name="Index_20_Link" text:visited-style-name="Index_20_Link">2.a.1 masculinum<text:tab/>10</text:a></text:p>
          <text:p text:style-name="P293"><text:a xlink:type="simple" xlink:href="#__RefHeading___Toc8901_3204759922" text:style-name="Index_20_Link" text:visited-style-name="Index_20_Link">2.a.2 femininum<text:tab/>11</text:a></text:p>
          <text:p text:style-name="P293"><text:a xlink:type="simple" xlink:href="#__RefHeading___Toc8903_3204759922" text:style-name="Index_20_Link" text:visited-style-name="Index_20_Link">2.a.3 neutrum<text:tab/>11</text:a></text:p>
          <text:p text:style-name="P291"><text:a xlink:type="simple" xlink:href="#__RefHeading___Toc8905_3204759922" text:style-name="Index_20_Link" text:visited-style-name="Index_20_Link">2.2 Der Plural<text:tab/>11</text:a></text:p>
          <text:p text:style-name="P291"><text:a xlink:type="simple" xlink:href="#__RefHeading___Toc8907_3204759922" text:style-name="Index_20_Link" text:visited-style-name="Index_20_Link">2.3 Der Kasus<text:tab/>13</text:a></text:p>
          <text:p text:style-name="P293"><text:a xlink:type="simple" xlink:href="#__RefHeading___Toc8909_3204759922" text:style-name="Index_20_Link" text:visited-style-name="Index_20_Link">2.3.a Deklination<text:tab/>13</text:a></text:p>
          <text:p text:style-name="P290"><text:a xlink:type="simple" xlink:href="#__RefHeading___Toc8911_3204759922" text:style-name="Index_20_Link" text:visited-style-name="Index_20_Link">2.3.a.1 Die starke Deklination<text:tab/>13</text:a></text:p>
          <text:p text:style-name="P290"><text:a xlink:type="simple" xlink:href="#__RefHeading___Toc8913_3204759922" text:style-name="Index_20_Link" text:visited-style-name="Index_20_Link">2.3.a.2 Die schwache Deklination<text:tab/>14</text:a></text:p>
          <text:p text:style-name="P290"><text:a xlink:type="simple" xlink:href="#__RefHeading___Toc8915_3204759922" text:style-name="Index_20_Link" text:visited-style-name="Index_20_Link">2.3.a.3 Die weibliche Deklination<text:tab/>14</text:a></text:p>
          <text:p text:style-name="P290"><text:a xlink:type="simple" xlink:href="#__RefHeading___Toc8917_3204759922" text:style-name="Index_20_Link" text:visited-style-name="Index_20_Link">2.3.a.4 Die gemischte Deklination<text:tab/>14</text:a></text:p>
          <text:p text:style-name="P290"><text:a xlink:type="simple" xlink:href="#__RefHeading___Toc8919_3204759922" text:style-name="Index_20_Link" text:visited-style-name="Index_20_Link">2.3.a.5 Die Deklination der Substantive im Plural<text:tab/>15</text:a></text:p>
          <text:p text:style-name="P293"><text:a xlink:type="simple" xlink:href="#__RefHeading___Toc8921_3204759922" text:style-name="Index_20_Link" text:visited-style-name="Index_20_Link">2.3.b Bedeutung und Funktionen der Fälle<text:tab/>16</text:a></text:p>
          <text:p text:style-name="P290"><text:a xlink:type="simple" xlink:href="#__RefHeading___Toc8923_3204759922" text:style-name="Index_20_Link" text:visited-style-name="Index_20_Link">2.3.b.1 Nominativ, Werfall, 1./erster Fall<text:tab/>16</text:a></text:p>
          <text:p text:style-name="P290"><text:a xlink:type="simple" xlink:href="#__RefHeading___Toc8925_3204759922" text:style-name="Index_20_Link" text:visited-style-name="Index_20_Link">2.3.b.2 Genitiv, Wesfall, 2. Fall<text:tab/>16</text:a></text:p>
          <text:p text:style-name="P290"><text:a xlink:type="simple" xlink:href="#__RefHeading___Toc8927_3204759922" text:style-name="Index_20_Link" text:visited-style-name="Index_20_Link">2.3.b.3 Dativ, Wemfall, 3. Fall<text:tab/>16</text:a></text:p>
          <text:p text:style-name="P290"><text:a xlink:type="simple" xlink:href="#__RefHeading___Toc8929_3204759922" text:style-name="Index_20_Link" text:visited-style-name="Index_20_Link">2.3.b.4 Akkusativ, Wenfall, 4. Fall<text:tab/>16</text:a></text:p>
          <text:p text:style-name="P293"><text:a xlink:type="simple" xlink:href="#__RefHeading___Toc8931_3204759922" text:style-name="Index_20_Link" text:visited-style-name="Index_20_Link">2.3.1 Die N-Dekli.<text:tab/>17</text:a></text:p>
          <text:p text:style-name="P293"><text:a xlink:type="simple" xlink:href="#__RefHeading___Toc8933_3204759922" text:style-name="Index_20_Link" text:visited-style-name="Index_20_Link">2.3.2 Der Genitiv mit von<text:tab/>17</text:a></text:p>
          <text:p text:style-name="P293"><text:a xlink:type="simple" xlink:href="#__RefHeading___Toc8935_3204759922" text:style-name="Index_20_Link" text:visited-style-name="Index_20_Link">2.3.3 Die Deklination von Eigennamen<text:tab/>17</text:a></text:p>
          <text:p text:style-name="P293"><text:a xlink:type="simple" xlink:href="#__RefHeading___Toc8937_3204759922" text:style-name="Index_20_Link" text:visited-style-name="Index_20_Link">2.3.4 Kasus-Signale<text:tab/>17</text:a></text:p>
          <text:p text:style-name="P292"><text:a xlink:type="simple" xlink:href="#__RefHeading___Toc8939_3204759922" text:style-name="Index_20_Link" text:visited-style-name="Index_20_Link">3 Das Adjektiv<text:tab/>17</text:a></text:p>
          <text:p text:style-name="P291"><text:a xlink:type="simple" xlink:href="#__RefHeading___Toc9144_3204759922" text:style-name="Index_20_Link" text:visited-style-name="Index_20_Link">3.a.1 полная форма (изменяемая)<text:tab/>17</text:a></text:p>
          <text:p text:style-name="P291"><text:a xlink:type="simple" xlink:href="#__RefHeading___Toc9146_3204759922" text:style-name="Index_20_Link" text:visited-style-name="Index_20_Link">3.a.2 краткая форма (как предикатив)<text:tab/>17</text:a></text:p>
          <text:p text:style-name="P291"><text:a xlink:type="simple" xlink:href="#__RefHeading___Toc8941_3204759922" text:style-name="Index_20_Link" text:visited-style-name="Index_20_Link">3.a Die Deklination der Adjektive<text:tab/>17</text:a></text:p>
          <text:p text:style-name="P291"><text:a xlink:type="simple" xlink:href="#__RefHeading___Toc8943_3204759922" text:style-name="Index_20_Link" text:visited-style-name="Index_20_Link">3.1 Das prädikative und das adverbiale Adjektiv<text:tab/>18</text:a></text:p>
          <text:p text:style-name="P291"><text:a xlink:type="simple" xlink:href="#__RefHeading___Toc8945_3204759922" text:style-name="Index_20_Link" text:visited-style-name="Index_20_Link">3.2 Das attributive Adjektiv<text:tab/>18</text:a></text:p>
          <text:p text:style-name="P291"><text:a xlink:type="simple" xlink:href="#__RefHeading___Toc8947_3204759922" text:style-name="Index_20_Link" text:visited-style-name="Index_20_Link">3.3 Substantivierte Adjektive<text:tab/>18</text:a></text:p>
          <text:p text:style-name="P291"><text:soft-page-break/><text:a xlink:type="simple" xlink:href="#__RefHeading___Toc8949_3204759922" text:style-name="Index_20_Link" text:visited-style-name="Index_20_Link">3.4 Attributive Partizipien<text:tab/>18</text:a></text:p>
          <text:p text:style-name="P292"><text:a xlink:type="simple" xlink:href="#__RefHeading___Toc8951_3204759922" text:style-name="Index_20_Link" text:visited-style-name="Index_20_Link">4 Das Adverb<text:tab/>18</text:a></text:p>
          <text:p text:style-name="P292"><text:a xlink:type="simple" xlink:href="#__RefHeading___Toc8953_3204759922" text:style-name="Index_20_Link" text:visited-style-name="Index_20_Link">5 Der Vergleich<text:tab/>18</text:a></text:p>
          <text:p text:style-name="P291"><text:a xlink:type="simple" xlink:href="#__RefHeading___Toc8955_3204759922" text:style-name="Index_20_Link" text:visited-style-name="Index_20_Link">5.1 Der Komparativ<text:tab/>20</text:a></text:p>
          <text:p text:style-name="P291"><text:a xlink:type="simple" xlink:href="#__RefHeading___Toc8957_3204759922" text:style-name="Index_20_Link" text:visited-style-name="Index_20_Link">5.2 Der Superlativ<text:tab/>20</text:a></text:p>
          <text:p text:style-name="P292"><text:a xlink:type="simple" xlink:href="#__RefHeading___Toc8959_3204759922" text:style-name="Index_20_Link" text:visited-style-name="Index_20_Link">6 Das Pronomen<text:tab/>20</text:a></text:p>
          <text:p text:style-name="P291"><text:a xlink:type="simple" xlink:href="#__RefHeading___Toc8961_3204759922" text:style-name="Index_20_Link" text:visited-style-name="Index_20_Link">6.1 Das Personalpronomen<text:tab/>20</text:a></text:p>
          <text:p text:style-name="P291"><text:a xlink:type="simple" xlink:href="#__RefHeading___Toc8963_3204759922" text:style-name="Index_20_Link" text:visited-style-name="Index_20_Link">6.2 Das Pronomen es<text:tab/>20</text:a></text:p>
          <text:p text:style-name="P291"><text:a xlink:type="simple" xlink:href="#__RefHeading___Toc8965_3204759922" text:style-name="Index_20_Link" text:visited-style-name="Index_20_Link">6.3 Pronominaladverbien<text:tab/>20</text:a></text:p>
          <text:p text:style-name="P291"><text:a xlink:type="simple" xlink:href="#__RefHeading___Toc8967_3204759922" text:style-name="Index_20_Link" text:visited-style-name="Index_20_Link">6.4 Das Possessivpronomen<text:tab/>20</text:a></text:p>
          <text:p text:style-name="P291"><text:a xlink:type="simple" xlink:href="#__RefHeading___Toc8969_3204759922" text:style-name="Index_20_Link" text:visited-style-name="Index_20_Link">6.5 Das Demonstrativpronomen<text:tab/>20</text:a></text:p>
          <text:p text:style-name="P291"><text:a xlink:type="simple" xlink:href="#__RefHeading___Toc8971_3204759922" text:style-name="Index_20_Link" text:visited-style-name="Index_20_Link">6.6 Das Relativpronomen<text:tab/>20</text:a></text:p>
          <text:p text:style-name="P291"><text:a xlink:type="simple" xlink:href="#__RefHeading___Toc8973_3204759922" text:style-name="Index_20_Link" text:visited-style-name="Index_20_Link">6.7 Das Indefinitpronomen<text:tab/>20</text:a></text:p>
          <text:p text:style-name="P291"><text:a xlink:type="simple" xlink:href="#__RefHeading___Toc8975_3204759922" text:style-name="Index_20_Link" text:visited-style-name="Index_20_Link">6.8 Das Interrogativpronomen<text:tab/>20</text:a></text:p>
          <text:p text:style-name="P291"><text:a xlink:type="simple" xlink:href="#__RefHeading___Toc8977_3204759922" text:style-name="Index_20_Link" text:visited-style-name="Index_20_Link">6.9 Das Reflexivpronomen<text:tab/>20</text:a></text:p>
          <text:p text:style-name="P292"><text:a xlink:type="simple" xlink:href="#__RefHeading___Toc8979_3204759922" text:style-name="Index_20_Link" text:visited-style-name="Index_20_Link">7 Das Verb<text:tab/>20</text:a></text:p>
          <text:p text:style-name="P291"><text:a xlink:type="simple" xlink:href="#__RefHeading___Toc8981_3204759922" text:style-name="Index_20_Link" text:visited-style-name="Index_20_Link">7.1 Die Konjugationen<text:tab/>20</text:a></text:p>
          <text:p text:style-name="P293"><text:a xlink:type="simple" xlink:href="#__RefHeading___Toc8983_3204759922" text:style-name="Index_20_Link" text:visited-style-name="Index_20_Link">7.1.1 Die Personalendungen<text:tab/>20</text:a></text:p>
          <text:p text:style-name="P293"><text:a xlink:type="simple" xlink:href="#__RefHeading___Toc8985_3204759922" text:style-name="Index_20_Link" text:visited-style-name="Index_20_Link">7.1.2 Schwache, starke und gemischte Verben<text:tab/>20</text:a></text:p>
          <text:p text:style-name="P291"><text:a xlink:type="simple" xlink:href="#__RefHeading___Toc8987_3204759922" text:style-name="Index_20_Link" text:visited-style-name="Index_20_Link">7.2 Das Hilfsverb<text:tab/>20</text:a></text:p>
          <text:p text:style-name="P291"><text:a xlink:type="simple" xlink:href="#__RefHeading___Toc8989_3204759922" text:style-name="Index_20_Link" text:visited-style-name="Index_20_Link">7.3 Das Modalverb<text:tab/>20</text:a></text:p>
          <text:p text:style-name="P291"><text:a xlink:type="simple" xlink:href="#__RefHeading___Toc8991_3204759922" text:style-name="Index_20_Link" text:visited-style-name="Index_20_Link">7.4 Trennbare und nicht-trennbare Verben<text:tab/>20</text:a></text:p>
          <text:p text:style-name="P293"><text:a xlink:type="simple" xlink:href="#__RefHeading___Toc8993_3204759922" text:style-name="Index_20_Link" text:visited-style-name="Index_20_Link">7.4.1 Trennbare<text:tab/>20</text:a></text:p>
          <text:p text:style-name="P293"><text:a xlink:type="simple" xlink:href="#__RefHeading___Toc8995_3204759922" text:style-name="Index_20_Link" text:visited-style-name="Index_20_Link">7.4.2 Nicht-trennbare<text:tab/>21</text:a></text:p>
          <text:p text:style-name="P291"><text:a xlink:type="simple" xlink:href="#__RefHeading___Toc8997_3204759922" text:style-name="Index_20_Link" text:visited-style-name="Index_20_Link">7.5 Reflexive Verben<text:tab/>21</text:a></text:p>
          <text:p text:style-name="P291"><text:a xlink:type="simple" xlink:href="#__RefHeading___Toc8999_3204759922" text:style-name="Index_20_Link" text:visited-style-name="Index_20_Link">7.6 Глаголы с меняющейся корневой гласной<text:tab/>21</text:a></text:p>
          <text:p text:style-name="P292"><text:a xlink:type="simple" xlink:href="#__RefHeading___Toc9001_3204759922" text:style-name="Index_20_Link" text:visited-style-name="Index_20_Link">8 Der Indikativ<text:tab/>22</text:a></text:p>
          <text:p text:style-name="P291"><text:a xlink:type="simple" xlink:href="#__RefHeading___Toc9003_3204759922" text:style-name="Index_20_Link" text:visited-style-name="Index_20_Link">8.1 Das Präsens<text:tab/>22</text:a></text:p>
          <text:p text:style-name="P291"><text:a xlink:type="simple" xlink:href="#__RefHeading___Toc9005_3204759922" text:style-name="Index_20_Link" text:visited-style-name="Index_20_Link">8.2 Die Vergangenheit<text:tab/>22</text:a></text:p>
          <text:p text:style-name="P293"><text:a xlink:type="simple" xlink:href="#__RefHeading___Toc9007_3204759922" text:style-name="Index_20_Link" text:visited-style-name="Index_20_Link">8.2.1 Das Perfekt<text:tab/>22</text:a></text:p>
          <text:p text:style-name="P293"><text:a xlink:type="simple" xlink:href="#__RefHeading___Toc9148_3204759922" text:style-name="Index_20_Link" text:visited-style-name="Index_20_Link">8.2.2 Das Präteritum<text:tab/>23</text:a></text:p>
          <text:p text:style-name="P293"><text:a xlink:type="simple" xlink:href="#__RefHeading___Toc9150_3204759922" text:style-name="Index_20_Link" text:visited-style-name="Index_20_Link">8.2.3 Das Plusquamperfekt<text:tab/>23</text:a></text:p>
          <text:p text:style-name="P291"><text:a xlink:type="simple" xlink:href="#__RefHeading___Toc9152_3204759922" text:style-name="Index_20_Link" text:visited-style-name="Index_20_Link">8.3 Das Futur<text:tab/>23</text:a></text:p>
          <text:p text:style-name="P293"><text:a xlink:type="simple" xlink:href="#__RefHeading___Toc9154_3204759922" text:style-name="Index_20_Link" text:visited-style-name="Index_20_Link">8.3.1 Das Futur I<text:tab/>23</text:a></text:p>
          <text:p text:style-name="P293"><text:a xlink:type="simple" xlink:href="#__RefHeading___Toc37882_3946760855" text:style-name="Index_20_Link" text:visited-style-name="Index_20_Link">8.3.2 Das Futur II<text:tab/>24</text:a></text:p>
          <text:p text:style-name="P292"><text:a xlink:type="simple" xlink:href="#__RefHeading___Toc37884_3946760855" text:style-name="Index_20_Link" text:visited-style-name="Index_20_Link">9 Der Konjunktiv<text:tab/>24</text:a></text:p>
          <text:p text:style-name="P291"><text:a xlink:type="simple" xlink:href="#__RefHeading___Toc9160_3204759922" text:style-name="Index_20_Link" text:visited-style-name="Index_20_Link">9.1 Der Konjunktiv II<text:tab/>24</text:a></text:p>
          <text:p text:style-name="P293"><text:a xlink:type="simple" xlink:href="#__RefHeading___Toc37886_3946760855" text:style-name="Index_20_Link" text:visited-style-name="Index_20_Link">9.1.1 Synthetisch<text:tab/>24</text:a></text:p>
          <text:p text:style-name="P293"><text:a xlink:type="simple" xlink:href="#__RefHeading___Toc37888_3946760855" text:style-name="Index_20_Link" text:visited-style-name="Index_20_Link">9.1.2 würde-Form<text:tab/>25</text:a></text:p>
          <text:p text:style-name="P293"><text:a xlink:type="simple" xlink:href="#__RefHeading___Toc37890_3946760855" text:style-name="Index_20_Link" text:visited-style-name="Index_20_Link">9.1.3 etc<text:tab/>25</text:a></text:p>
          <text:p text:style-name="P290"><text:a xlink:type="simple" xlink:href="#__RefHeading___Toc37892_3946760855" text:style-name="Index_20_Link" text:visited-style-name="Index_20_Link">9.1.3.1 Sein –&gt; Wäre<text:tab/>25</text:a></text:p>
          <text:p text:style-name="P290"><text:a xlink:type="simple" xlink:href="#__RefHeading___Toc37894_3946760855" text:style-name="Index_20_Link" text:visited-style-name="Index_20_Link">9.1.3.2 Hätte<text:tab/>25</text:a></text:p>
          <text:p text:style-name="P291"><text:a xlink:type="simple" xlink:href="#__RefHeading___Toc9162_3204759922" text:style-name="Index_20_Link" text:visited-style-name="Index_20_Link">9.2 Der Konjunktiv I<text:tab/>25</text:a></text:p>
          <text:p text:style-name="P292"><text:a xlink:type="simple" xlink:href="#__RefHeading___Toc9164_3204759922" text:style-name="Index_20_Link" text:visited-style-name="Index_20_Link">10 Der Imperativ<text:tab/>26</text:a></text:p>
          <text:p text:style-name="P292"><text:a xlink:type="simple" xlink:href="#__RefHeading___Toc9009_3204759922" text:style-name="Index_20_Link" text:visited-style-name="Index_20_Link">11 Der Infinitiv<text:tab/>26</text:a></text:p>
          <text:p text:style-name="P291"><text:a xlink:type="simple" xlink:href="#__RefHeading___Toc37896_3946760855" text:style-name="Index_20_Link" text:visited-style-name="Index_20_Link">11.1 Der reine Infinitiv<text:tab/>26</text:a></text:p>
          <text:p text:style-name="P291"><text:a xlink:type="simple" xlink:href="#__RefHeading___Toc9013_3204759922" text:style-name="Index_20_Link" text:visited-style-name="Index_20_Link">11.2 Der Infinitiv mit zu<text:tab/>26</text:a></text:p>
          <text:p text:style-name="P292"><text:a xlink:type="simple" xlink:href="#__RefHeading___Toc9015_3204759922" text:style-name="Index_20_Link" text:visited-style-name="Index_20_Link">12 Das Partizip<text:tab/>26</text:a></text:p>
          <text:p text:style-name="P291"><text:a xlink:type="simple" xlink:href="#__RefHeading___Toc9017_3204759922" text:style-name="Index_20_Link" text:visited-style-name="Index_20_Link">12.1 Das Partizip I<text:tab/>26</text:a></text:p>
          <text:p text:style-name="P291"><text:a xlink:type="simple" xlink:href="#__RefHeading___Toc9019_3204759922" text:style-name="Index_20_Link" text:visited-style-name="Index_20_Link">12.2 Das Partizip II<text:tab/>26</text:a></text:p>
          <text:p text:style-name="P293"><text:a xlink:type="simple" xlink:href="#__RefHeading___Toc9021_3204759922" text:style-name="Index_20_Link" text:visited-style-name="Index_20_Link">12.2.1. </text:a><text:a xlink:type="simple" xlink:href="#__RefHeading___Toc9021_3204759922" text:style-name="Index_20_Link" text:visited-style-name="Index_20_Link"><text:span text:style-name="T32">ge</text:span></text:a><text:a xlink:type="simple" xlink:href="#__RefHeading___Toc9021_3204759922" text:style-name="Index_20_Link" text:visited-style-name="Index_20_Link"> (en) </text:a><text:a xlink:type="simple" xlink:href="#__RefHeading___Toc9021_3204759922" text:style-name="Index_20_Link" text:visited-style-name="Index_20_Link"><text:span text:style-name="T32">t</text:span></text:a><text:a xlink:type="simple" xlink:href="#__RefHeading___Toc9021_3204759922" text:style-name="Index_20_Link" text:visited-style-name="Index_20_Link"><text:tab/>26</text:a></text:p>
          <text:p text:style-name="P293"><text:a xlink:type="simple" xlink:href="#__RefHeading___Toc9023_3204759922" text:style-name="Index_20_Link" text:visited-style-name="Index_20_Link">12.2.2. ohne </text:a><text:a xlink:type="simple" xlink:href="#__RefHeading___Toc9023_3204759922" text:style-name="Index_20_Link" text:visited-style-name="Index_20_Link"><text:span text:style-name="T32">ge</text:span></text:a><text:a xlink:type="simple" xlink:href="#__RefHeading___Toc9023_3204759922" text:style-name="Index_20_Link" text:visited-style-name="Index_20_Link"><text:tab/>26</text:a></text:p>
          <text:p text:style-name="P290"><text:a xlink:type="simple" xlink:href="#__RefHeading___Toc9166_3204759922" text:style-name="Index_20_Link" text:visited-style-name="Index_20_Link">12.2.2.1 -ieren<text:tab/>26</text:a></text:p>
          <text:p text:style-name="P290"><text:a xlink:type="simple" xlink:href="#__RefHeading___Toc9168_3204759922" text:style-name="Index_20_Link" text:visited-style-name="Index_20_Link">12.2.2.2 untrennbare Präfixe<text:tab/>26</text:a></text:p>
          <text:p text:style-name="P293"><text:soft-page-break/><text:a xlink:type="simple" xlink:href="#__RefHeading___Toc9025_3204759922" text:style-name="Index_20_Link" text:visited-style-name="Index_20_Link">12.2.3. Starke Verben<text:tab/>27</text:a></text:p>
          <text:p text:style-name="P292"><text:a xlink:type="simple" xlink:href="#__RefHeading___Toc9027_3204759922" text:style-name="Index_20_Link" text:visited-style-name="Index_20_Link">13 Das Passiv<text:tab/>27</text:a></text:p>
          <text:p text:style-name="P292"><text:a xlink:type="simple" xlink:href="#__RefHeading___Toc9029_3204759922" text:style-name="Index_20_Link" text:visited-style-name="Index_20_Link">14 Die Konjunktion<text:tab/>27</text:a></text:p>
          <text:p text:style-name="P291"><text:a xlink:type="simple" xlink:href="#__RefHeading___Toc9031_3204759922" text:style-name="Index_20_Link" text:visited-style-name="Index_20_Link">14.1 Die nebenordnende Konjunktion<text:tab/>27</text:a></text:p>
          <text:p text:style-name="P291"><text:a xlink:type="simple" xlink:href="#__RefHeading___Toc9033_3204759922" text:style-name="Index_20_Link" text:visited-style-name="Index_20_Link">14.2 Die subordinierende Konjunktion<text:tab/>27</text:a></text:p>
          <text:p text:style-name="P291"><text:a xlink:type="simple" xlink:href="#__RefHeading___Toc9035_3204759922" text:style-name="Index_20_Link" text:visited-style-name="Index_20_Link">14.3 Die Konjunktionaladverbien<text:tab/>27</text:a></text:p>
          <text:p text:style-name="P292"><text:a xlink:type="simple" xlink:href="#__RefHeading___Toc37898_3946760855" text:style-name="Index_20_Link" text:visited-style-name="Index_20_Link">15 Der Satz<text:tab/>27</text:a></text:p>
          <text:p text:style-name="P291"><text:a xlink:type="simple" xlink:href="#__RefHeading___Toc37900_3946760855" text:style-name="Index_20_Link" text:visited-style-name="Index_20_Link">15.1 Das Prädikat<text:tab/>28</text:a></text:p>
          <text:p text:style-name="P291"><text:a xlink:type="simple" xlink:href="#__RefHeading___Toc9172_3204759922" text:style-name="Index_20_Link" text:visited-style-name="Index_20_Link">15.2 Das Subjekt<text:tab/>28</text:a></text:p>
          <text:p text:style-name="P291"><text:a xlink:type="simple" xlink:href="#__RefHeading___Toc9174_3204759922" text:style-name="Index_20_Link" text:visited-style-name="Index_20_Link">15.3 Das Objekt<text:tab/>28</text:a></text:p>
          <text:p text:style-name="P291"><text:a xlink:type="simple" xlink:href="#__RefHeading___Toc9176_3204759922" text:style-name="Index_20_Link" text:visited-style-name="Index_20_Link">15.4 Das Adverbial<text:tab/>28</text:a></text:p>
          <text:p text:style-name="P291"><text:a xlink:type="simple" xlink:href="#__RefHeading___Toc9178_3204759922" text:style-name="Index_20_Link" text:visited-style-name="Index_20_Link">15.5 Das Attribut<text:tab/>28</text:a></text:p>
          <text:p text:style-name="P291"><text:a xlink:type="simple" xlink:href="#__RefHeading___Toc9180_3204759922" text:style-name="Index_20_Link" text:visited-style-name="Index_20_Link">15.6 Die Valenz der Verben<text:tab/>28</text:a></text:p>
          <text:p text:style-name="P292"><text:a xlink:type="simple" xlink:href="#__RefHeading___Toc9182_3204759922" text:style-name="Index_20_Link" text:visited-style-name="Index_20_Link">16 Die Wortstellung im Satz<text:tab/>29</text:a></text:p>
          <text:p text:style-name="P291"><text:a xlink:type="simple" xlink:href="#__RefHeading___Toc9184_3204759922" text:style-name="Index_20_Link" text:visited-style-name="Index_20_Link">16.1 Die einzelnen Felder<text:tab/>29</text:a></text:p>
          <text:p text:style-name="P293"><text:a xlink:type="simple" xlink:href="#__RefHeading___Toc9186_3204759922" text:style-name="Index_20_Link" text:visited-style-name="Index_20_Link">16.1.1 Das Vorfeld<text:tab/>29</text:a></text:p>
          <text:p text:style-name="P293"><text:a xlink:type="simple" xlink:href="#__RefHeading___Toc9188_3204759922" text:style-name="Index_20_Link" text:visited-style-name="Index_20_Link">16.1.2 Das Mittelfeld<text:tab/>29</text:a></text:p>
          <text:p text:style-name="P293"><text:a xlink:type="simple" xlink:href="#__RefHeading___Toc9190_3204759922" text:style-name="Index_20_Link" text:visited-style-name="Index_20_Link">16.1.3 Das Nachfeld<text:tab/>29</text:a></text:p>
          <text:p text:style-name="P291"><text:a xlink:type="simple" xlink:href="#__RefHeading___Toc9192_3204759922" text:style-name="Index_20_Link" text:visited-style-name="Index_20_Link">16.2 Der Aussagesatz<text:tab/>29</text:a></text:p>
          <text:p text:style-name="P291"><text:a xlink:type="simple" xlink:href="#__RefHeading___Toc9194_3204759922" text:style-name="Index_20_Link" text:visited-style-name="Index_20_Link">16.3 Der Fragesatz<text:tab/>29</text:a></text:p>
          <text:p text:style-name="P292"><text:a xlink:type="simple" xlink:href="#__RefHeading___Toc9196_3204759922" text:style-name="Index_20_Link" text:visited-style-name="Index_20_Link">17 Die Verneinung<text:tab/>29</text:a></text:p>
          <text:p text:style-name="P292"><text:a xlink:type="simple" xlink:href="#__RefHeading___Toc9198_3204759922" text:style-name="Index_20_Link" text:visited-style-name="Index_20_Link">18 Die indirekte Rede<text:tab/>29</text:a></text:p>
          <text:p text:style-name="P291"><text:a xlink:type="simple" xlink:href="#__RefHeading___Toc37902_3946760855" text:style-name="Index_20_Link" text:visited-style-name="Index_20_Link">18.1 Fragen<text:tab/>29</text:a></text:p>
          <text:p text:style-name="P292"><text:a xlink:type="simple" xlink:href="#__RefHeading___Toc9200_3204759922" text:style-name="Index_20_Link" text:visited-style-name="Index_20_Link">19 Präposition<text:tab/>30</text:a></text:p>
          <text:p text:style-name="P291"><text:a xlink:type="simple" xlink:href="#__RefHeading___Toc9202_3204759922" text:style-name="Index_20_Link" text:visited-style-name="Index_20_Link">19.1 Wo<text:tab/>30</text:a></text:p>
          <text:p text:style-name="P291"><text:a xlink:type="simple" xlink:href="#__RefHeading___Toc9204_3204759922" text:style-name="Index_20_Link" text:visited-style-name="Index_20_Link">19.2 Woher<text:tab/>30</text:a></text:p>
          <text:p text:style-name="P291"><text:a xlink:type="simple" xlink:href="#__RefHeading___Toc9206_3204759922" text:style-name="Index_20_Link" text:visited-style-name="Index_20_Link">19.3 Wohin<text:tab/>31</text:a></text:p>
          <text:p text:style-name="P291"><text:a xlink:type="simple" xlink:href="#__RefHeading___Toc9208_3204759922" text:style-name="Index_20_Link" text:visited-style-name="Index_20_Link">19.4 etc<text:tab/>31</text:a></text:p>
          <text:p text:style-name="P292"><text:a xlink:type="simple" xlink:href="#__RefHeading___Toc9210_3204759922" text:style-name="Index_20_Link" text:visited-style-name="Index_20_Link">20 Die Zahlen<text:tab/>32</text:a></text:p>
          <text:p text:style-name="P291"><text:a xlink:type="simple" xlink:href="#__RefHeading___Toc9212_3204759922" text:style-name="Index_20_Link" text:visited-style-name="Index_20_Link">20.1<text:tab/>32</text:a></text:p>
          <text:p text:style-name="P291"><text:a xlink:type="simple" xlink:href="#__RefHeading___Toc9214_3204759922" text:style-name="Index_20_Link" text:visited-style-name="Index_20_Link">20.2<text:tab/>32</text:a></text:p>
          <text:p text:style-name="P292"><text:a xlink:type="simple" xlink:href="#__RefHeading___Toc9216_3204759922" text:style-name="Index_20_Link" text:visited-style-name="Index_20_Link">21 Die Prepositionen<text:tab/>32</text:a></text:p>
          <text:p text:style-name="P291"><text:a xlink:type="simple" xlink:href="#__RefHeading___Toc37904_3946760855" text:style-name="Index_20_Link" text:visited-style-name="Index_20_Link">21.1 Die Zeitprepositionen<text:tab/>33</text:a></text:p>
          <text:p text:style-name="P293"><text:a xlink:type="simple" xlink:href="#__RefHeading___Toc37906_3946760855" text:style-name="Index_20_Link" text:visited-style-name="Index_20_Link">21.1.1 Akk.<text:tab/>33</text:a></text:p>
          <text:p text:style-name="P293"><text:a xlink:type="simple" xlink:href="#__RefHeading___Toc37908_3946760855" text:style-name="Index_20_Link" text:visited-style-name="Index_20_Link">21.1.2 Dat.<text:tab/>33</text:a></text:p>
          <text:p text:style-name="P292"><text:a xlink:type="simple" xlink:href="#__RefHeading___Toc37910_3946760855" text:style-name="Index_20_Link" text:visited-style-name="Index_20_Link">22 etc<text:tab/>33</text:a></text:p>
        </text:index-body>
      </text:table-of-conten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8861_3204759922"/><text:soft-page-break/><text:span text:style-name="T96">0 </text:span>Phonetik<text:bookmark-end text:name="__RefHeading___Toc8861_3204759922"/></text:h>
      <text:h text:style-name="Heading_20_2" text:outline-level="2"><text:bookmark-start text:name="__RefHeading___Toc8863_3204759922"/><text:span text:style-name="T96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50">Долгие</text:p>
          </table:table-cell>
          <table:table-cell table:style-name="Die_5f_Vokale.A1" office:value-type="string">
            <text:p text:style-name="P150">Полудолгие</text:p>
          </table:table-cell>
          <table:table-cell table:style-name="Die_5f_Vokale.A1" office:value-type="string">
            <text:p text:style-name="P150">Краткие</text:p>
          </table:table-cell>
          <table:table-cell table:style-name="Die_5f_Vokale.A1" table:number-columns-spanned="2" office:value-type="string">
            <text:p text:style-name="P150">Сверхкраткие неслоговые</text:p>
          </table:table-cell>
          <table:covered-table-cell/>
          <table:table-cell table:style-name="Die_5f_Vokale.F1" office:value-type="string">
            <text:p text:style-name="P150">Пояснения</text:p>
          </table:table-cell>
        </table:table-row>
        <table:table-row>
          <table:table-cell table:style-name="Die_5f_Vokale.A2" office:value-type="string">
            <text:p text:style-name="P227">/a:/</text:p>
            <text:p text:style-name="P153">a, aa, ah</text:p>
            <text:p text:style-name="P163">da, Saat(f), nah</text:p>
            <text:p text:style-name="P171">15</text:p>
          </table:table-cell>
          <table:table-cell table:style-name="Die_5f_Vokale.A2" office:value-type="string">
            <text:p text:style-name="P227">/a./ </text:p>
            <text:p text:style-name="P164"/>
            <text:p text:style-name="P164"/>
            <text:p text:style-name="P171">47</text:p>
          </table:table-cell>
          <table:table-cell table:style-name="Die_5f_Vokale.A2" office:value-type="string">
            <text:p text:style-name="P227">/a/ </text:p>
            <text:p text:style-name="P153">a</text:p>
            <text:p text:style-name="P163">das, Tasse(f)</text:p>
            <text:p text:style-name="P171">15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1"/>
          </table:table-cell>
        </table:table-row>
        <table:table-row>
          <table:table-cell table:style-name="Die_5f_Vokale.A2" office:value-type="string">
            <text:p text:style-name="P228">/i:/</text:p>
            <text:p text:style-name="P153">i, ie, ieh, ih</text:p>
            <text:p text:style-name="P163">wir, sieben, ihr</text:p>
            <text:p text:style-name="P171">22</text:p>
          </table:table-cell>
          <table:table-cell table:style-name="Die_5f_Vokale.A2" office:value-type="string">
            <text:p text:style-name="P228">/i./</text:p>
            <text:p text:style-name="P165"/>
            <text:p text:style-name="P165"/>
            <text:p text:style-name="P172">47, 28</text:p>
          </table:table-cell>
          <table:table-cell table:style-name="Die_5f_Vokale.A2" office:value-type="string">
            <text:p text:style-name="P228">/i/</text:p>
            <text:p text:style-name="P154">i</text:p>
            <text:p text:style-name="P166">immer, finden</text:p>
            <text:p text:style-name="P172">22</text:p>
          </table:table-cell>
          <table:table-cell table:style-name="Die_5f_Vokale.A2" office:value-type="string">
            <text:p text:style-name="P227"><text:span text:style-name="T72">/</text:span>i̯ <text:span text:style-name="T73">/</text:span></text:p>
            <text:p text:style-name="P166"/>
            <text:p text:style-name="P167">Famil<text:span text:style-name="T1">i</text:span>e</text:p>
            <text:p text:style-name="P173">46</text:p>
          </table:table-cell>
          <table:table-cell table:style-name="Die_5f_Vokale.A2" office:value-type="string">
            <text:p text:style-name="P132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3">губы сильно растянуты <text:span text:style-name="T3">в улыбку</text:span></text:p>
          </table:table-cell>
        </table:table-row>
        <table:table-row>
          <table:table-cell table:style-name="Die_5f_Vokale.A2" office:value-type="string">
            <text:p text:style-name="P228">/o:/</text:p>
            <text:p text:style-name="P155">o, oh, oo</text:p>
            <text:p text:style-name="P161">Ofen(m), Ohr(n)</text:p>
            <text:p text:style-name="P174">41</text:p>
          </table:table-cell>
          <table:table-cell table:style-name="Die_5f_Vokale.A2" office:value-type="string">
            <text:p text:style-name="P228">/o./</text:p>
            <text:p text:style-name="P165"/>
            <text:p text:style-name="P165"/>
            <text:p text:style-name="P174">47</text:p>
          </table:table-cell>
          <table:table-cell table:style-name="Die_5f_Vokale.A2" office:value-type="string">
            <text:p text:style-name="P227"><text:span text:style-name="T73">/</text:span>ɔ<text:span text:style-name="T73">/</text:span></text:p>
            <text:p text:style-name="P156">o</text:p>
            <text:p text:style-name="P161"><text:span text:style-name="T73">o</text:span>rden(m)</text:p>
            <text:p text:style-name="P174">41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27">/<text:span text:style-name="T72">u:</text:span>/</text:p>
            <text:p text:style-name="P151">u, uh</text:p>
            <text:p text:style-name="P161">udo, Uhr(f)</text:p>
            <text:p text:style-name="P174">32</text:p>
          </table:table-cell>
          <table:table-cell table:style-name="Die_5f_Vokale.A2" office:value-type="string">
            <text:p text:style-name="P227">/<text:span text:style-name="T72">u.</text:span>/</text:p>
            <text:p text:style-name="P164"/>
            <text:p text:style-name="P164"/>
            <text:p text:style-name="P174">47</text:p>
          </table:table-cell>
          <table:table-cell table:style-name="Die_5f_Vokale.A2" office:value-type="string">
            <text:p text:style-name="P227"><text:span text:style-name="T72">/ʊ</text:span>/</text:p>
            <text:p text:style-name="P151">u</text:p>
            <text:p text:style-name="P161">und</text:p>
            <text:p text:style-name="P174">32</text:p>
          </table:table-cell>
          <table:table-cell table:style-name="Die_5f_Vokale.A2" office:value-type="string">
            <text:p text:style-name="P227">/ʊ̯ /</text:p>
            <text:p text:style-name="P164"/>
            <text:p text:style-name="P161">Janu<text:span text:style-name="T1">a</text:span>r</text:p>
            <text:p text:style-name="P174">46</text:p>
          </table:table-cell>
          <table:table-cell table:style-name="Die_5f_Vokale.A2" office:value-type="string">
            <text:p text:style-name="P132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3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27">/ɛ:/</text:p>
            <text:p text:style-name="P151">ä, äh</text:p>
            <text:p text:style-name="P161">Bär(m), <text:span text:style-name="T4">wählen</text:span></text:p>
            <text:p text:style-name="P170">22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7">/ɛ/</text:p>
            <text:p text:style-name="P152">e, ä</text:p>
            <text:p text:style-name="P162">es, März(m)</text:p>
            <text:p text:style-name="P170">22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27">/ø/</text:p>
            <text:p text:style-name="P152">ö, öh</text:p>
            <text:p text:style-name="P162">Öfen, Söne</text:p>
            <text:p text:style-name="P170">69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7">/œ/</text:p>
            <text:p text:style-name="P152">ö</text:p>
            <text:p text:style-name="P162">zwölf</text:p>
            <text:p text:style-name="P170">69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o/</text:span></text:p>
            <text:p text:style-name="P133">язык /ɛ/</text:p>
          </table:table-cell>
        </table:table-row>
        <table:table-row>
          <table:table-cell table:style-name="Die_5f_Vokale.A2" office:value-type="string">
            <text:p text:style-name="P229"><text:span text:style-name="T6">/</text:span><text:span text:style-name="T8">y</text:span><text:span text:style-name="T6">:/</text:span></text:p>
            <text:p text:style-name="P152">ü, üh, y</text:p>
            <text:p text:style-name="P162">Übung(f), Physiker(m)</text:p>
            <text:p text:style-name="P170">62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9"><text:span text:style-name="T6">/</text:span><text:span text:style-name="T14">ʏ</text:span><text:span text:style-name="T6">/</text:span></text:p>
            <text:p text:style-name="P152">ü</text:p>
            <text:p text:style-name="P162">fünf</text:p>
            <text:p text:style-name="P170">62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o/</text:span></text:p>
            <text:p text:style-name="P133">язык /i/</text:p>
          </table:table-cell>
        </table:table-row>
        <table:table-row>
          <table:table-cell table:style-name="Die_5f_Vokale.A2" office:value-type="string">
            <text:p text:style-name="P227">/<text:span text:style-name="T74">e</text:span>:/</text:p>
            <text:p text:style-name="P152">e, ee, eh</text:p>
            <text:p text:style-name="P162">leben, See(m)</text:p>
            <text:p text:style-name="P170">28</text:p>
          </table:table-cell>
          <table:table-cell table:style-name="Die_5f_Vokale.A2" office:value-type="string">
            <text:p text:style-name="P164"><text:span text:style-name="T10">/e.</text:span><text:span text:style-name="T5">/</text:span></text:p>
            <text:p text:style-name="P164"/>
            <text:p text:style-name="P162">der</text:p>
            <text:p text:style-name="P170">28</text:p>
          </table:table-cell>
          <table:table-cell table:style-name="Die_5f_Vokale.A2" office:value-type="string">
            <text:p text:style-name="P164"/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</text:span>i<text:span text:style-name="T73">/</text:span></text:p>
            <text:p text:style-name="P133">язык /ɛ/</text:p>
          </table:table-cell>
        </table:table-row>
        <table:table-row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168"/>
          </table:table-cell>
          <table:table-cell table:style-name="Die_5f_Vokale.A2" office:value-type="string">
            <text:p text:style-name="P227">/ə/</text:p>
            <text:p text:style-name="P155">e</text:p>
            <text:p text:style-name="P162">leb<text:span text:style-name="T1">e</text:span>n</text:p>
            <text:p text:style-name="P175">15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4">очень краткий неясный звук как «долж<text:span text:style-name="T1">е</text:span>н»</text:p>
            <text:p text:style-name="P134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35">Дольше русских.</text:p>
            <text:p text:style-name="P136">1. в открытых ударных слогах:</text:p>
            <text:p text:style-name="P136">da /da:/</text:p>
            <text:p text:style-name="P136">2. в ударном закрытом который при изменении слова может быть открыт:</text:p>
            <text:p text:style-name="P136">Tag /ta:k/ - Tage /ta:gə/</text:p>
            <text:p text:style-name="P136">3. в односложном неизменяемом слове перед /r/:</text:p>
            <text:p text:style-name="P136">gar /ga:r/</text:p>
            <text:p text:style-name="P136">4. при удвоении гласной:</text:p>
            <text:p text:style-name="P136">staat /sta:t/</text:p>
            <text:p text:style-name="P136">5. если за гласной следует немое h:</text:p>
            <text:p text:style-name="P136"><text:soft-page-break/>nah /na:/</text:p>
          </table:table-cell>
          <table:table-cell table:style-name="Die_5f_Vokale.A2" office:value-type="string">
            <text:p text:style-name="P168"/>
          </table:table-cell>
          <table:table-cell table:style-name="Die_5f_Vokale.A2" office:value-type="string">
            <text:p text:style-name="P135">Короче русских.</text:p>
            <text:p text:style-name="P137">1. в закрытых слогах:</text:p>
            <text:p text:style-name="P137">das /das/</text:p>
            <text:p text:style-name="P137">2. перед удвоенной согласной:</text:p>
            <text:p text:style-name="P137">dann /dan/</text:p>
            <text:p text:style-name="P137">3. перед двумя и более согласными принадлежащими корню:</text:p>
            <text:p text:style-name="P131"><text:span text:style-name="T75">rechts /re</text:span>ç<text:span text:style-name="T75">t͡s /</text:span>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64"/>
          </table:table-cell>
        </table:table-row>
        <table:table-row>
          <table:table-cell table:style-name="Die_5f_Vokale.F1" table:number-columns-spanned="6" office:value-type="string">
            <text:p text:style-name="P134">: - долгие</text:p>
            <text:p text:style-name="P134">. - полудолгие</text:p>
            <text:p text:style-name="P134">ʊ̯ <text:s/>- <text:span text:style-name="T76">неслоговые</text:span> </text:p>
            <text:p text:style-name="P138">В немецком наиболее часто встречаются долгие и краткие гласные.</text:p>
            <text:p text:style-name="P136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h text:style-name="Heading_20_2" text:outline-level="2"><text:bookmark-start text:name="__RefHeading___Toc8865_3204759922"/><text:span text:style-name="T96">0.2 </text:span>Die Diphtonge<text:bookmark-end text:name="__RefHeading___Toc8865_3204759922"/></text:h>
      <text:p text:style-name="P102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29"><text:span text:style-name="T9">/</text:span><text:span text:style-name="T12">ɔ</text:span><text:span text:style-name="T9">ø/</text:span><text:span text:style-name="T7">-</text:span><text:span text:style-name="T9">/</text:span><text:span text:style-name="T11">ɔʏ̯ </text:span><text:span text:style-name="T9">/</text:span></text:p>
            <text:p text:style-name="P152">eu, äu<text:span text:style-name="T16">, oi</text:span></text:p>
            <text:p text:style-name="P162">heute, Bäume(m)</text:p>
            <text:p text:style-name="P170">75</text:p>
          </table:table-cell>
          <table:table-cell table:style-name="Die_5f_Diphtonge.B1" table:number-rows-spanned="3" office:value-type="string"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29"><text:span text:style-name="T6">/</text:span><text:span text:style-name="T9">a</text:span><text:span text:style-name="T7">o</text:span><text:span text:style-name="T6">/</text:span><text:span text:style-name="T7">-</text:span><text:span text:style-name="T6">/</text:span><text:span text:style-name="T9">aʊ̯ </text:span><text:span text:style-name="T6">/</text:span></text:p>
            <text:p text:style-name="P152">au</text:p>
            <text:p text:style-name="P162">Auto(n)<text:span text:style-name="T77">, </text:span>Baum(m)</text:p>
            <text:p text:style-name="P170">46</text:p>
          </table:table-cell>
          <table:covered-table-cell/>
        </table:table-row>
        <table:table-row>
          <table:table-cell table:style-name="Die_5f_Diphtonge.A2" office:value-type="string">
            <text:p text:style-name="P229"><text:span text:style-name="T6">/</text:span><text:span text:style-name="T12">a</text:span><text:span text:style-name="T13">e</text:span><text:span text:style-name="T6">/</text:span><text:span text:style-name="T7">-</text:span><text:span text:style-name="T6">/</text:span><text:span text:style-name="T15">aɪ̯ </text:span><text:span text:style-name="T6">/</text:span></text:p>
            <text:p text:style-name="P157">ei, ai, ay</text:p>
            <text:p text:style-name="P162">mein, Mai(m), Bayern(n)</text:p>
            <text:p text:style-name="P170">28</text:p>
          </table:table-cell>
          <table:covered-table-cell/>
        </table:table-row>
      </table:table>
      <text:p text:style-name="P101"/>
      <text:h text:style-name="Heading_20_2" text:outline-level="2"><text:bookmark-start text:name="__RefHeading___Toc8867_3204759922"/><text:span text:style-name="T96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69">/d/</text:p>
            </table:table-cell>
            <table:table-cell table:style-name="Die_5f_Konsonanten.A1" office:value-type="string">
              <text:p text:style-name="P230">з</text:p>
            </table:table-cell>
            <table:table-cell table:style-name="Die_5f_Konsonanten.A1" office:value-type="string">
              <text:p text:style-name="P140">15</text:p>
            </table:table-cell>
            <table:table-cell table:style-name="Die_5f_Konsonanten.A1" office:value-type="string">
              <text:p text:style-name="P158">d, dd</text:p>
            </table:table-cell>
            <table:table-cell table:style-name="Die_5f_Konsonanten.E1" table:number-rows-spanned="3" office:value-type="string">
              <text:p text:style-name="P130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69">/n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0">15</text:p>
          </table:table-cell>
          <table:table-cell table:style-name="Die_5f_Konsonanten.A2" office:value-type="string">
            <text:p text:style-name="P158">n, nn</text:p>
          </table:table-cell>
          <table:covered-table-cell/>
        </table:table-row>
        <table:table-row>
          <table:table-cell table:style-name="Die_5f_Konsonanten.A2" office:value-type="string">
            <text:p text:style-name="P169">/l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0">22</text:p>
          </table:table-cell>
          <table:table-cell table:style-name="Die_5f_Konsonanten.A2" office:value-type="string">
            <text:p text:style-name="P158">l, ll</text:p>
          </table:table-cell>
          <table:covered-table-cell/>
        </table:table-row>
        <table:table-row>
          <table:table-cell table:style-name="Die_5f_Konsonanten.A2" office:value-type="string">
            <text:p text:style-name="P169">/t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0">15</text:p>
          </table:table-cell>
          <table:table-cell table:style-name="Die_5f_Konsonanten.A2" office:value-type="string">
            <text:p text:style-name="P158">t, tt, d; dt, th <text:span text:style-name="T17">в иностранных словах</text:span></text:p>
          </table:table-cell>
          <table:table-cell table:style-name="Die_5f_Konsonanten.E4" office:value-type="string">
            <text:p text:style-name="P130">Как в <text:span text:style-name="T19">/d/ </text:span>и в <text:span text:style-name="T19">/p/</text:span></text:p>
          </table:table-cell>
        </table:table-row>
        <table:table-row>
          <table:table-cell table:style-name="Die_5f_Konsonanten.A2" office:value-type="string">
            <text:p text:style-name="P169">/p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p, pp, b</text:p>
          </table:table-cell>
          <table:table-cell table:style-name="Die_5f_Konsonanten.E4" table:number-rows-spanned="2" office:value-type="string">
            <text:p text:style-name="P130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69">/k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k, g, ck; kk, c, ch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9">/s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s, ss, ß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f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f, ff, v, ph; w <text:span text:style-name="T17">в русских фамилиях</text:span> 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ʃ</text:span><text:span text:style-name="T19">/</text:span>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sch; s <text:span text:style-name="T17">перед t и p в начале слова</text:span>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b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b, bb</text:p>
          </table:table-cell>
          <table:table-cell table:style-name="Die_5f_Konsonanten.E4" table:number-rows-spanned="3" office:value-type="string">
            <text:p text:style-name="P131">Менее звонкие чем русские</text:p>
          </table:table-cell>
        </table:table-row>
        <table:table-row>
          <table:table-cell table:style-name="Die_5f_Konsonanten.A2" office:value-type="string">
            <text:p text:style-name="P169">/z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s</text:p>
          </table:table-cell>
          <table:covered-table-cell/>
        </table:table-row>
        <table:table-row>
          <table:table-cell table:style-name="Die_5f_Konsonanten.A2" office:value-type="string">
            <text:p text:style-name="P169">/v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w; v, qu(/kv/)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9">/g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g, gg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m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m, mm</text:p>
          </table:table-cell>
          <table:table-cell table:style-name="Die_5f_Konsonanten.E4" office:value-type="string">
            <text:p text:style-name="P130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69">/r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r, rr</text:p>
          </table:table-cell>
          <table:table-cell table:style-name="Die_5f_Konsonanten.E4" office:value-type="string">
            <text:p text:style-name="P130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69">/j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41</text:p>
          </table:table-cell>
          <table:table-cell table:style-name="Die_5f_Konsonanten.A2" office:value-type="string">
            <text:p text:style-name="P160">j <text:span text:style-name="T17">перед гласными</text:span></text:p>
          </table:table-cell>
          <table:table-cell table:style-name="Die_5f_Konsonanten.E4" office:value-type="string">
            <text:p text:style-name="P130">Более сильное напряжение чем в рус. <text:span text:style-name="T19">/j/</text:span></text:p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ŋ</text:span><text:span text:style-name="T19">/</text:span></text:p>
          </table:table-cell>
          <table:table-cell table:style-name="Die_5f_Konsonanten.A2" office:value-type="string">
            <text:p text:style-name="P231">н</text:p>
          </table:table-cell>
          <table:table-cell table:style-name="Die_5f_Konsonanten.A2" office:value-type="string">
            <text:p text:style-name="P141">55</text:p>
          </table:table-cell>
          <table:table-cell table:style-name="Die_5f_Konsonanten.A2" office:value-type="string">
            <text:p text:style-name="P160">ng <text:span text:style-name="T17">после крат. гл.</text:span>, n <text:span text:style-name="T17">после крат. гл. перед k</text:span>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<text:span text:style-name="T22">ʒ/</text:span>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75</text:p>
          </table:table-cell>
          <table:table-cell table:style-name="Die_5f_Konsonanten.A2" office:value-type="string">
            <text:p text:style-name="P160">g перед i, e; j, sh <text:span text:style-name="T17">в русских фамилиях</text:span></text:p>
          </table:table-cell>
          <table:table-cell table:style-name="Die_5f_Konsonanten.E4" office:value-type="string">
            <text:p text:style-name="P130">Язык как <text:span text:style-name="T24">/</text:span><text:span text:style-name="T21">ʃ</text:span><text:span text:style-name="T24">/ </text:span><text:span text:style-name="T23">произносить /ж/</text:span></text:p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t͡s</text:span><text:span text:style-name="T19">/</text:span>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22</text:p>
          </table:table-cell>
          <table:table-cell table:style-name="Die_5f_Konsonanten.A2" office:value-type="string">
            <text:p text:style-name="P160">z, zz, tz, ds, ts, tion</text:p>
          </table:table-cell>
          <table:table-cell table:style-name="Die_5f_Konsonanten.E4" table:number-rows-spanned="3" office:value-type="string">
            <text:p text:style-name="P130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69">/p͡f/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22</text:p>
          </table:table-cell>
          <table:table-cell table:style-name="Die_5f_Konsonanten.A2" office:value-type="string">
            <text:p text:style-name="P160">pf</text:p>
          </table:table-cell>
          <table:covered-table-cell/>
        </table:table-row>
        <table:table-row>
          <table:table-cell table:style-name="Die_5f_Konsonanten.A2" office:value-type="string">
            <text:p text:style-name="P169">/t͡ʃ/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75</text:p>
          </table:table-cell>
          <table:table-cell table:style-name="Die_5f_Konsonanten.A2" office:value-type="string">
            <text:p text:style-name="P160">tsch</text:p>
          </table:table-cell>
          <table:covered-table-cell/>
        </table:table-row>
        <table:table-row>
          <table:table-cell table:style-name="Die_5f_Konsonanten.A2" office:value-type="string">
            <text:p text:style-name="P169">/x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32</text:p>
          </table:table-cell>
          <table:table-cell table:style-name="Die_5f_Konsonanten.A2" office:value-type="string">
            <text:p text:style-name="P160">ch</text:p>
          </table:table-cell>
          <table:table-cell table:style-name="Die_5f_Konsonanten.E4" office:value-type="string">
            <text:p text:style-name="P130">Aht-Laut задняя спинка языка поднята к <text:span text:style-name="T78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69">/h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46</text:p>
          </table:table-cell>
          <table:table-cell table:style-name="Die_5f_Konsonanten.A2" office:value-type="string">
            <text:p text:style-name="P160">h</text:p>
          </table:table-cell>
          <table:table-cell table:style-name="Die_5f_Konsonanten.E4" office:value-type="string">
            <text:p text:style-name="P130">Hauhlaut <text:span text:style-name="T78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69">/ç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41</text:p>
          </table:table-cell>
          <table:table-cell table:style-name="Die_5f_Konsonanten.A2" office:value-type="string">
            <text:p text:style-name="P160">ch <text:span text:style-name="T17">после i, e, <text:s/></text:span><text:span text:style-name="T18">ä, ö, ü, ei, eu, äu, m, n, r, l и в суф.</text:span><text:span text:style-name="T25"> -chen, -ig, -lich</text:span></text:p>
          </table:table-cell>
          <table:table-cell table:style-name="Die_5f_Konsonanten.E4" office:value-type="string">
            <text:p text:style-name="P130">Ich-Laut <text:span text:style-name="T19">/j/ без голоса. /май/ шепотом и напряженно. Похоже на /хь/</text:span></text:p>
          </table:table-cell>
        </table:table-row>
      </table:table>
      <text:p text:style-name="P102"/>
      <text:p text:style-name="P103">з <text:span text:style-name="T26">- звонкие</text:span></text:p>
      <text:p text:style-name="P103">с <text:span text:style-name="T26">- сонанты</text:span></text:p>
      <text:p text:style-name="P103">г <text:span text:style-name="T26">- глухие</text:span></text:p>
      <text:p text:style-name="P103">н <text:span text:style-name="T26">- нозальные</text:span></text:p>
      <text:p text:style-name="P103">а <text:span text:style-name="T27">- африкаты</text:span></text:p>
      <text:p text:style-name="P102"/>
      <text:p text:style-name="P4"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8">-</text:span> <text:span text:style-name="T28">сонанты произносятся более продолжительно</text:span></text:p>
      <text:p text:style-name="P5"><text:span text:style-name="T28">-</text:span> <text:span text:style-name="T28">звонкие согласные менее звонкие чем русские</text:span></text:p>
      <text:p text:style-name="P5"><text:span text:style-name="T28">-</text:span> <text:span text:style-name="T28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9">ɛ</text:span>lp/, gelblich /gɛlpliç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8869_3204759922"/><text:soft-page-break/>1 Der Artikel<text:bookmark-end text:name="__RefHeading___Toc8869_3204759922"/></text:h>
      <text:p text:style-name="P6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176"/>
            <text:p text:style-name="P176"/>
            <text:p text:style-name="P178">Fall</text:p>
          </table:table-cell>
          <table:table-cell table:style-name="Artikel2.A1" table:number-columns-spanned="4" office:value-type="string">
            <text:p text:style-name="P180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180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86"/>
          </table:table-cell>
          <table:covered-table-cell/>
          <table:covered-table-cell/>
          <table:table-cell table:style-name="Artikel2.B2" table:number-rows-spanned="2" office:value-type="string">
            <text:p text:style-name="P186"/>
            <text:p text:style-name="P187">pl.</text:p>
          </table:table-cell>
          <table:table-cell table:style-name="Artikel2.F2" table:number-columns-spanned="3" office:value-type="string">
            <text:p text:style-name="P186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B2" office:value-type="string">
            <text:p text:style-name="P182">f.</text:p>
          </table:table-cell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F2" office:value-type="string">
            <text:p text:style-name="P182">f.</text:p>
          </table:table-cell>
        </table:table-row>
        <table:table-row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F2" office:value-type="string">
            <text:p text:style-name="P186"/>
          </table:table-cell>
        </table:table-row>
        <table:table-row>
          <table:table-cell table:style-name="Artikel2.B2" office:value-type="string">
            <text:p text:style-name="P184">Nominativ</text:p>
          </table:table-cell>
          <table:table-cell table:style-name="Artikel2.B5" office:value-type="string">
            <text:p text:style-name="P189">der</text:p>
          </table:table-cell>
          <table:table-cell table:style-name="Artikel2.C5" office:value-type="string">
            <text:p text:style-name="P188">das</text:p>
          </table:table-cell>
          <table:table-cell table:style-name="Artikel2.D5" office:value-type="string">
            <text:p text:style-name="P188">die</text:p>
          </table:table-cell>
          <table:table-cell table:style-name="Artikel2.D5" office:value-type="string">
            <text:p text:style-name="P188">die</text:p>
          </table:table-cell>
          <table:table-cell table:style-name="Artikel2.C5" office:value-type="string">
            <text:p text:style-name="P188">ein</text:p>
          </table:table-cell>
          <table:table-cell table:style-name="Artikel2.C5" office:value-type="string">
            <text:p text:style-name="P188">ein</text:p>
          </table:table-cell>
          <table:table-cell table:style-name="Artikel2.H5" office:value-type="string">
            <text:p text:style-name="P188">eine</text:p>
          </table:table-cell>
        </table:table-row>
        <table:table-row>
          <table:table-cell table:style-name="Artikel2.B2" office:value-type="string">
            <text:p text:style-name="P184">Akkusativ</text:p>
          </table:table-cell>
          <table:table-cell table:style-name="Artikel2.B6" office:value-type="string">
            <text:p text:style-name="P188">den</text:p>
          </table:table-cell>
          <table:table-cell table:style-name="Artikel2.C5" office:value-type="string">
            <text:p text:style-name="P188">das</text:p>
          </table:table-cell>
          <table:table-cell table:style-name="Artikel2.D5" office:value-type="string">
            <text:p text:style-name="P188">die</text:p>
          </table:table-cell>
          <table:table-cell table:style-name="Artikel2.D5" office:value-type="string">
            <text:p text:style-name="P188">die</text:p>
          </table:table-cell>
          <table:table-cell table:style-name="Artikel2.F6" office:value-type="string">
            <text:p text:style-name="P190">einen</text:p>
          </table:table-cell>
          <table:table-cell table:style-name="Artikel2.C5" office:value-type="string">
            <text:p text:style-name="P188">ein</text:p>
          </table:table-cell>
          <table:table-cell table:style-name="Artikel2.H5" office:value-type="string">
            <text:p text:style-name="P188">eine</text:p>
          </table:table-cell>
        </table:table-row>
        <table:table-row>
          <table:table-cell table:style-name="Artikel2.B2" office:value-type="string">
            <text:p text:style-name="P184">Genitiv</text:p>
          </table:table-cell>
          <table:table-cell table:style-name="Artikel2.B7" office:value-type="string">
            <text:p text:style-name="P188">des</text:p>
          </table:table-cell>
          <table:table-cell table:style-name="Artikel2.B7" office:value-type="string">
            <text:p text:style-name="P188">des</text:p>
          </table:table-cell>
          <table:table-cell table:style-name="Artikel2.B5" office:value-type="string">
            <text:p text:style-name="P188">der</text:p>
          </table:table-cell>
          <table:table-cell table:style-name="Artikel2.B5" office:value-type="string">
            <text:p text:style-name="P188">der</text:p>
          </table:table-cell>
          <table:table-cell table:style-name="Artikel2.F7" office:value-type="string">
            <text:p text:style-name="P188">eines</text:p>
          </table:table-cell>
          <table:table-cell table:style-name="Artikel2.F7" office:value-type="string">
            <text:p text:style-name="P188">eines</text:p>
          </table:table-cell>
          <table:table-cell table:style-name="Artikel2.H7" office:value-type="string">
            <text:p text:style-name="P188">einer</text:p>
          </table:table-cell>
        </table:table-row>
        <table:table-row>
          <table:table-cell table:style-name="Artikel2.B2" office:value-type="string">
            <text:p text:style-name="P184">Dativ</text:p>
          </table:table-cell>
          <table:table-cell table:style-name="Artikel2.B8" office:value-type="string">
            <text:p text:style-name="P188">dem</text:p>
          </table:table-cell>
          <table:table-cell table:style-name="Artikel2.B8" office:value-type="string">
            <text:p text:style-name="P188">dem</text:p>
          </table:table-cell>
          <table:table-cell table:style-name="Artikel2.B5" office:value-type="string">
            <text:p text:style-name="P189">der</text:p>
          </table:table-cell>
          <table:table-cell table:style-name="Artikel2.B6" office:value-type="string">
            <text:p text:style-name="P188">den <text:span text:style-name="T117">+n</text:span></text:p>
          </table:table-cell>
          <table:table-cell table:style-name="Artikel2.F8" office:value-type="string">
            <text:p text:style-name="P188">einem</text:p>
          </table:table-cell>
          <table:table-cell table:style-name="Artikel2.F8" office:value-type="string">
            <text:p text:style-name="P188">einem</text:p>
          </table:table-cell>
          <table:table-cell table:style-name="Artikel2.H7" office:value-type="string">
            <text:p text:style-name="P188">einer</text:p>
          </table:table-cell>
        </table:table-row>
      </table:table>
      <text:p text:style-name="P2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 </text:p>
      <text:p text:style-name="P2"/>
      <text:p text:style-name="P61">Употребление определенного артикля</text:p>
      <text:h text:style-name="Heading_20_2" text:outline-level="2"><text:bookmark-start text:name="__RefHeading___Toc8871_3204759922"/><text:span text:style-name="T96">1.a </text:span>Der Gebrauch des bestimmten Artikels<text:bookmark-end text:name="__RefHeading___Toc8871_3204759922"/></text:h>
      <text:p text:style-name="P49"/>
      <text:p text:style-name="P49">ставится перед существительным</text:p>
      <text:p text:style-name="P49">- предметом упомянутом ранее</text:p>
      <text:p text:style-name="P49">- единственно возможный в данной ситуации</text:p>
      <text:p text:style-name="P49">- предмет единственный в своем роде (солнце)</text:p>
      <text:p text:style-name="P49">- названия стран света, времен года, дней недели (в сочетании с Anfang, Ende, Mitte – артикля нет)</text:p>
      <text:p text:style-name="P49">- названия океанов, морей, рек</text:p>
      <text:p text:style-name="P49">- названия улиц, площадей, проспектов</text:p>
      <text:p text:style-name="P49">- названия гор, ветров, пустынь</text:p>
      <text:p text:style-name="P49">- имеющим собирательное значение <text:span text:style-name="T29">(человечество)</text:span></text:p>
      <text:p text:style-name="P43">- имеющем при себе определение выраженное:</text:p>
      <text:p text:style-name="P43">а) прилагательным в превосходной степени или порядковым числительным</text:p>
      <text:p text:style-name="P43">б) определительным придаточным предложением или инфинитивной группой</text:p>
      <text:p text:style-name="P43">Der Brief, den ich gestern erhalten habe, ist von meinen Bruder</text:p>
      <text:p text:style-name="P43">Письмо которое я получил вчера есть моего брата</text:p>
      <text:p text:style-name="P43">в) именем существительным в родительном падеже или в предложно падежной форме</text:p>
      <text:p text:style-name="P44">Die Familie meiner Shwester ist nicht groß</text:p>
      <text:p text:style-name="P44">Семья моей сестры невелика</text:p>
      <text:p text:style-name="P44"/>
      <text:p text:style-name="P61">Употребление <text:span text:style-name="T30">не</text:span>определенного артикля</text:p>
      <text:h text:style-name="Heading_20_2" text:outline-level="2"><text:bookmark-start text:name="__RefHeading___Toc8873_3204759922"/><text:span text:style-name="T96">1.b </text:span>Der Gebrauch des unbestimmten Artikels<text:bookmark-end text:name="__RefHeading___Toc8873_3204759922"/></text:h>
      <text:p text:style-name="P45">перед существительным:</text:p>
      <text:p text:style-name="P45">- обозначающим предмет из ряда подобных, названный впервые и прежде не знакомый тому к кому обращена информация</text:p>
      <text:p text:style-name="P45"/>
      <text:p text:style-name="P45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45">Mein Freund hat einen Hund</text:p>
      <text:p text:style-name="P45"/>
      <text:p text:style-name="P45">- являющимся именной частью составного именного сказуемого</text:p>
      <text:p text:style-name="P45">Düsseldorf ist eine Stadt am Rhein</text:p>
      <text:p text:style-name="P45"/>
      <text:p text:style-name="P59">- в сравнительных словосочетаниях после союза wie</text:p>
      <text:p text:style-name="P46"><text:soft-page-break/>Sie sang wie ein Vogel</text:p>
      <text:p text:style-name="P62">Отстутствие артикля</text:p>
      <text:h text:style-name="Heading_20_2" text:outline-level="2"><text:bookmark-start text:name="__RefHeading___Toc8875_3204759922"/><text:span text:style-name="T96">1.c </text:span>Das Fehlen des Artikels<text:bookmark-end text:name="__RefHeading___Toc8875_3204759922"/></text:h>
      <text:p text:style-name="P46"/>
      <text:p text:style-name="P46">отсутствует перед:</text:p>
      <text:p text:style-name="P46">- во мн.ч. если в ед.ч. существительное употребляется с неопределенным артиклем</text:p>
      <text:p text:style-name="P46"/>
      <text:p text:style-name="P46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6">Mein (dieses, jenes, jedes) Heft – моя (эта, та, любая) тетрадь</text:p>
      <text:p text:style-name="P46"/>
      <text:p text:style-name="P46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6">Ich bin Student</text:p>
      <text:p text:style-name="P46"/>
      <text:p text:style-name="P46">если есть <text:span text:style-name="T31">определение — ставят неопределенный артикль</text:span></text:p>
      <text:p text:style-name="P50">если имя прилагательное в превосходной степени или порядковое числительное — ставят определенный артикль</text:p>
      <text:p text:style-name="P50"/>
      <text:p text:style-name="P50">- выступающим в функции предикатива в безличных предложениях называющих различные временные отрезки</text:p>
      <text:p text:style-name="P47">Es war Herbst – <text:span text:style-name="T80">Б</text:span>ыла осень</text:p>
      <text:p text:style-name="P47"/>
      <text:p text:style-name="P48">- после предлога <text:span text:style-name="T32">ohne</text:span> и союза <text:span text:style-name="T32">als</text:span> (в значении «в качестве как»)</text:p>
      <text:p text:style-name="P48"/>
      <text:p text:style-name="P48">- обозначающим вещество материал</text:p>
      <text:p text:style-name="P48">Trinken Sie Kaffe gern? - Вы любите кофе?</text:p>
      <text:p text:style-name="P48"/>
      <text:p text:style-name="P51">Если есть определение — то с артиклем</text:p>
      <text:p text:style-name="P51"/>
      <text:p text:style-name="P51">- обозначающим качества, свойстава, эмоции, ощущения</text:p>
      <text:p text:style-name="P51"/>
      <text:p text:style-name="P51">- если имеются указания на меру, вес, степень, сорт, количество</text:p>
      <text:p text:style-name="P51">Kaufe ein Pfund Kaffee – купи один фунт кофе</text:p>
      <text:p text:style-name="P51"/>
      <text:p text:style-name="P51">- в обращениях, заголовках, устойчивых словосочетаниях, поговорках, пословицах</text:p>
      <text:h text:style-name="Heading_20_2" text:outline-level="2"><text:bookmark-start text:name="__RefHeading___Toc8877_3204759922"/>1.1 Der bestimmte Artikel<text:bookmark-end text:name="__RefHeading___Toc8877_3204759922"/></text:h>
      <text:p text:style-name="P289">Употребление определенного артикля</text:p>
      <text:h text:style-name="Heading_20_3" text:outline-level="3"><text:bookmark-start text:name="__RefHeading___Toc8879_3204759922"/><text:span text:style-name="T96">1.1.1 </text:span>Der Gebrauch des bestimmten Artikels<text:bookmark-end text:name="__RefHeading___Toc8879_3204759922"/></text:h>
      <text:p text:style-name="Text_20_body">ставится перед существительным</text:p>
      <text:p text:style-name="Text_20_body">- предметом упомянутом ранее</text:p>
      <text:p text:style-name="Text_20_body">- единственно возможный в данной ситуации</text:p>
      <text:p text:style-name="Text_20_body">- предмет единственный в своем роде (солнце)</text:p>
      <text:p text:style-name="Text_20_body">- названия стран света, времен года, дней недели (в сочетании с Anfang, Ende, Mitte – артикля нет)</text:p>
      <text:p text:style-name="Text_20_body">- названия океанов, морей, рек</text:p>
      <text:p text:style-name="Text_20_body">- названия улиц, площадей, проспектов</text:p>
      <text:p text:style-name="Text_20_body">- названия гор, ветров, пустынь</text:p>
      <text:p text:style-name="Text_20_body">- имеющим собирательное значение <text:span text:style-name="T29">(человечество)</text:span></text:p>
      <text:p text:style-name="Text_20_body"><text:soft-page-break/>- имеющем при себе определение выраженное:</text:p>
      <text:p text:style-name="Text_20_body">а) прилагательным в превосходной степени или порядковым числительным</text:p>
      <text:p text:style-name="Text_20_body">б) определительным придаточным предложением или инфинитивной группой</text:p>
      <text:p text:style-name="Text_20_body">Der Brief, den ich gestern erhalten habe, ist von meinen Bruder</text:p>
      <text:p text:style-name="Text_20_body">Письмо которое я получил вчера есть моего брата</text:p>
      <text:p text:style-name="Text_20_body">в) именем существительным в родительном падеже или в предложно падежной форме</text:p>
      <text:p text:style-name="Text_20_body">Die Familie meiner Shwester ist nicht groß</text:p>
      <text:p text:style-name="Text_20_body"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able:table table:name="Der_unbestimmte_Artikel" table:style-name="Der_5f_unbestimmte_5f_Artikel">
        <table:table-column table:style-name="Der_5f_unbestimmte_5f_Artikel.A" table:number-columns-repeated="7"/>
        <table:table-column table:style-name="Der_5f_unbestimmte_5f_Artikel.H"/>
        <table:table-row>
          <table:table-cell table:style-name="Der_5f_unbestimmte_5f_Artikel.A1" table:number-rows-spanned="3" office:value-type="string">
            <text:p text:style-name="Text_20_body"/>
            <text:p text:style-name="Text_20_body"/>
            <text:p text:style-name="Text_20_body">Fall</text:p>
          </table:table-cell>
          <table:table-cell table:style-name="Der_5f_unbestimmte_5f_Artikel.A1" table:number-columns-spanned="4" office:value-type="string">
            <text:p text:style-name="Text_20_body">Bestimmten A.</text:p>
          </table:table-cell>
          <table:covered-table-cell/>
          <table:covered-table-cell/>
          <table:covered-table-cell/>
          <table:table-cell table:style-name="Der_5f_unbestimmte_5f_Artikel.F1" table:number-columns-spanned="3" office:value-type="string">
            <text:p text:style-name="Text_20_body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table:number-columns-spanned="3" office:value-type="string">
            <text:p text:style-name="Text_20_body"/>
          </table:table-cell>
          <table:covered-table-cell/>
          <table:covered-table-cell/>
          <table:table-cell table:style-name="Der_5f_unbestimmte_5f_Artikel.B2" table:number-rows-spanned="2" office:value-type="string">
            <text:p text:style-name="Text_20_body"/>
            <text:p text:style-name="Text_20_body">pl.</text:p>
          </table:table-cell>
          <table:table-cell table:style-name="Der_5f_unbestimmte_5f_Artikel.F2" table:number-columns-spanned="3" office:value-type="string">
            <text:p text:style-name="Text_20_body"/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B2" office:value-type="string">
            <text:p text:style-name="Text_20_body">f.</text:p>
          </table:table-cell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F2" office:value-type="string">
            <text:p text:style-name="Text_20_body">f.</text:p>
          </table:table-cell>
        </table:table-row>
        <table:table-row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F2" office:value-type="string">
            <text:p text:style-name="Text_20_body"/>
          </table:table-cell>
        </table:table-row>
        <table:table-row>
          <table:table-cell table:style-name="Der_5f_unbestimmte_5f_Artikel.B2" office:value-type="string">
            <text:p text:style-name="Text_20_body">Nominativ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Akkusativ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F6" office:value-type="string">
            <text:p text:style-name="Text_20_body">eine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Genitiv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H7" office:value-type="string">
            <text:p text:style-name="Text_20_body">einer</text:p>
          </table:table-cell>
        </table:table-row>
        <table:table-row>
          <table:table-cell table:style-name="Der_5f_unbestimmte_5f_Artikel.B2" office:value-type="string">
            <text:p text:style-name="Text_20_body">Dativ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H7" office:value-type="string">
            <text:p text:style-name="Text_20_body">einer</text:p>
          </table:table-cell>
        </table:table-row>
      </table:table>
      <text:p text:style-name="Text_20_body"/>
      <text:p text:style-name="Text_20_body">Nominativ – wer? was? <text:s text:c="50"/>Кто? Что?</text:p>
      <text:p text:style-name="Text_20_body">Akkusativ <text:s/>– wen? was? wohin? <text:s text:c="36"/>Кого? Что? Куда? </text:p>
      <text:p text:style-name="Text_20_body">Genetiv <text:s text:c="4"/>– wessen? <text:s text:c="54"/>Чей? Чья? Чье? <text:s/></text:p>
      <text:p text:style-name="Text_20_body">Dativ <text:s text:c="8"/>– wem? welcher Sache? wann? wo? wie? <text:s text:c="4"/>Кому? Чему? Когда? Где? Как? </text:p>
      <text:h text:style-name="Heading_20_3" text:outline-level="3"><text:bookmark-start text:name="__RefHeading___Toc8883_3204759922"/><text:span text:style-name="T96">1.2.1 </text:span>Der Gebrauch des unbestimmten Artikels<text:bookmark-end text:name="__RefHeading___Toc8883_3204759922"/></text:h>
      <text:p text:style-name="Text_20_body">Употребление <text:span text:style-name="T30">не</text:span>определенного артикля</text:p>
      <text:p text:style-name="Text_20_body">перед существительным:</text:p>
      <text:p text:style-name="Text_20_body">- обозначающим предмет из ряда подобных, названный впервые и прежде не знакомый тому к кому обращена информация</text:p>
      <text:p text:style-name="Text_20_body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Text_20_body">Mein Freund hat einen Hund</text:p>
      <text:p text:style-name="Text_20_body">- являющимся именной частью составного именного сказуемого</text:p>
      <text:p text:style-name="Text_20_body">Düsseldorf ist eine Stadt am Rhein</text:p>
      <text:p text:style-name="Text_20_body"><text:soft-page-break/>- в сравнительных словосочетаниях после союза wie</text:p>
      <text:p text:style-name="Text_20_body">Sie sang wie ein Vogel</text:p>
      <text:h text:style-name="Heading_20_2" text:outline-level="2"><text:bookmark-start text:name="__RefHeading___Toc8885_3204759922"/><text:span text:style-name="T96">1.3 </text:span>Das Fehlen des Artikels<text:bookmark-end text:name="__RefHeading___Toc8885_3204759922"/></text:h>
      <text:p text:style-name="P289">Отстутствие артикля</text:p>
      <text:p text:style-name="Text_20_body">отсутствует перед:</text:p>
      <text:p text:style-name="Text_20_body">- во мн.ч. если в ед.ч. существительное употребляется с неопределенным артиклем</text:p>
      <text:p text:style-name="Text_20_body"/>
      <text:p text:style-name="Text_20_body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Text_20_body">Mein (dieses, jenes, jedes) Heft – моя (эта, та, любая) тетрадь</text:p>
      <text:p text:style-name="Text_20_body"/>
      <text:p text:style-name="Text_20_body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Text_20_body">Ich bin Student</text:p>
      <text:p text:style-name="Text_20_body"/>
      <text:p text:style-name="Text_20_body">если есть <text:span text:style-name="T31">определение — ставят неопределенный артикль</text:span></text:p>
      <text:p text:style-name="Text_20_body">если имя прилагательное в превосходной степени или порядковое числительное — ставят определенный артикль</text:p>
      <text:p text:style-name="Text_20_body"/>
      <text:p text:style-name="Text_20_body">- выступающим в функции предикатива в безличных предложениях называющих различные временные отрезки</text:p>
      <text:p text:style-name="Text_20_body">Es war Herbst – <text:span text:style-name="T80">Б</text:span>ыла осень</text:p>
      <text:p text:style-name="Text_20_body"/>
      <text:p text:style-name="Text_20_body">- после предлога <text:span text:style-name="T32">ohne</text:span> и союза <text:span text:style-name="T32">als</text:span> (в значении «в качестве как»)</text:p>
      <text:p text:style-name="Text_20_body"/>
      <text:p text:style-name="Text_20_body">- обозначающим вещество материал</text:p>
      <text:p text:style-name="Text_20_body">Trinken Sie Kaffe gern? - Вы любите кофе?</text:p>
      <text:p text:style-name="Text_20_body"/>
      <text:p text:style-name="Text_20_body">Если есть определение — то с артиклем</text:p>
      <text:p text:style-name="Text_20_body"/>
      <text:p text:style-name="Text_20_body">- обозначающим качества, свойстава, эмоции, ощущения</text:p>
      <text:p text:style-name="Text_20_body">- если имеются указания на меру, вес, степень, сорт, количество</text:p>
      <text:p text:style-name="Text_20_body">Kaufe ein Pfund Kaffee – купи один фунт кофе</text:p>
      <text:p text:style-name="Text_20_body"/>
      <text:p text:style-name="Text_20_body"><text:soft-page-break/>- в обращениях, заголовках, устойчивых словосочетаниях, поговорках, пословицах</text:p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ext:p text:style-name="P52">мужского рода <text:tab/>(masculinum, m): <text:tab/><text:span text:style-name="T32">der/ein</text:span> <text:tab/><text:tab/>Tag;</text:p>
      <text:p text:style-name="P52">женского рода <text:tab/><text:tab/>(femininum, f): <text:tab/><text:tab/><text:span text:style-name="T32">die/eine </text:span><text:tab/>Blume;</text:p>
      <text:p text:style-name="P52">среднего рода <text:tab/><text:tab/>(neutrum, n): <text:tab/><text:tab/><text:span text:style-name="T32">das/ein</text:span> <text:tab/><text:tab/>Haus.</text:p>
      <text:p text:style-name="P52"/>
      <text:p text:style-name="P52">Может не совпадать род заимствованных существительных, обладающих в обоих языках одним и тем же или сходным значением:</text:p>
      <text:p text:style-name="P52">das Institut (n) - <text:s/>институт (м.р.)</text:p>
      <text:p text:style-name="P52"/>
      <text:p text:style-name="P52">Совпадения чаще наблюдаются у заимствованных существительных мужского рода например:</text:p>
      <text:p text:style-name="P52">der Jazz -джаз</text:p>
      <text:p text:style-name="P52"/>
      <text:h text:style-name="Heading_20_3" text:outline-level="3"><text:bookmark-start text:name="__RefHeading___Toc8891_3204759922"/><text:span text:style-name="T96">2.1.2 </text:span>masculinum<text:bookmark-end text:name="__RefHeading___Toc8891_3204759922"/></text:h>
      <text:p text:style-name="P53"><text:s/>к мужскому роду принадлежат существительные, обозначающие:</text:p>
      <text:p text:style-name="P53">1. живых существ мужского пола</text:p>
      <text:p text:style-name="P53">2. времена года</text:p>
      <text:p text:style-name="P53">3. месяцы</text:p>
      <text:p text:style-name="P53">4. дни недели</text:p>
      <text:p text:style-name="P53">5. время суток</text:p>
      <text:p text:style-name="P53">6. страны света</text:p>
      <text:p text:style-name="P53">7. большинство небесных тел (светил и планет)</text:p>
      <text:p text:style-name="P53">8. ветр<text:span text:style-name="T39">а</text:span>, горы, озера, ненемецкие реки</text:p>
      <text:p text:style-name="P53">9. осадки, минералы, большинство денежных единиц, марки автомобилей, алкогольные напитки</text:p>
      <text:p text:style-name="P53"/>
      <text:h text:style-name="Heading_20_3" text:outline-level="3"><text:bookmark-start text:name="__RefHeading___Toc8893_3204759922"/><text:span text:style-name="T96">2.1.3 </text:span>femininum<text:bookmark-end text:name="__RefHeading___Toc8893_3204759922"/></text:h>
      <text:p text:style-name="P53">преимущественно женского рода в немецком языке:</text:p>
      <text:p text:style-name="P53">1. обозначения живых существ женского пола</text:p>
      <text:p text:style-name="P53"/>
      <text:p text:style-name="P53">2. обозначения</text:p>
      <text:p text:style-name="P53"><text:tab/>а) большинства деревьев</text:p>
      <text:p text:style-name="P53"><text:tab/>б) цветов</text:p>
      <text:p text:style-name="P53"><text:tab/>в) плодов и ягод</text:p>
      <text:p text:style-name="P53"/>
      <text:p text:style-name="P53">3. названия судов и самолетов</text:p>
      <text:p text:style-name="P53"/>
      <text:p text:style-name="P53">4. субстантивированные количественные числительные</text:p>
      <text:p text:style-name="P53"/>
      <text:h text:style-name="Heading_20_3" text:outline-level="3"><text:bookmark-start text:name="__RefHeading___Toc8895_3204759922"/><text:span text:style-name="T96">2.1.4 </text:span>neutrum<text:bookmark-end text:name="__RefHeading___Toc8895_3204759922"/></text:h>
      <text:p text:style-name="P53">1. названия детенышей (в том числе и человека)</text:p>
      <text:p text:style-name="P53"/>
      <text:p text:style-name="P53">2. обозначения</text:p>
      <text:p text:style-name="P53"><text:tab/>а) букв, дробей, нот, физических единиц</text:p>
      <text:p text:style-name="P53"><text:tab/>б) металлов, химических элементов</text:p>
      <text:p text:style-name="P53"><text:tab/>в) <text:span text:style-name="T40">цвета</text:span></text:p>
      <text:p text:style-name="P53"/>
      <text:p text:style-name="P53">3. <text:span text:style-name="T40">названия болыпинства городов, стран, населенных пунктов, отелей, кафе, кинотеатров</text:span></text:p>
      <text:p text:style-name="P54"/>
      <text:p text:style-name="P63">Некоторые суффиксы имен существительных и их связь с грамматическим родом</text:p>
      <text:h text:style-name="Heading_20_2" text:outline-level="2"><text:bookmark-start text:name="__RefHeading___Toc8897_3204759922"/><text:soft-page-break/><text:span text:style-name="T97">2.a </text:span>Suffixe der Substantive und das grammatische Geschlecht<text:bookmark-end text:name="__RefHeading___Toc8897_3204759922"/></text:h>
      <text:h text:style-name="Heading_20_3" text:outline-level="3"><text:bookmark-start text:name="__RefHeading___Toc8899_3204759922"/><text:span text:style-name="T97">2.a.1 </text:span>masculinum<text:bookmark-end text:name="__RefHeading___Toc8899_3204759922"/></text:h>
      <text:p text:style-name="P55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80">-er </text:p>
      <text:p text:style-name="P80">-ler, </text:p>
      <text:p text:style-name="P80">-<text:span text:style-name="T81">n</text:span>е<text:span text:style-name="T81">r</text:span> </text:p>
      <text:p text:style-name="P80">-ling</text:p>
      <text:p text:style-name="P81">-ant</text:p>
      <text:p text:style-name="P81">-är</text:p>
      <text:p text:style-name="P81">-at</text:p>
      <text:p text:style-name="P81">-ent</text:p>
      <text:p text:style-name="P81">-eur</text:p>
      <text:p text:style-name="P81">-ier</text:p>
      <text:p text:style-name="P81">-or</text:p>
      <text:p text:style-name="P52"/>
      <text:p text:style-name="P56">der Schüler (schulen, die Schule) - ученик</text:p>
      <text:p text:style-name="P52"/>
      <text:p text:style-name="P56">!!!существительные, в которых -er не является суффиксам, а входитв состав корня, могут быть любого рода. Ср.:</text:p>
      <text:p text:style-name="P56">der Winter - зима</text:p>
      <text:p text:style-name="P52"/>
      <text:h text:style-name="Heading_20_3" text:outline-level="3"><text:bookmark-start text:name="__RefHeading___Toc8901_3204759922"/><text:span text:style-name="T97">2.a.2 </text:span>femininum<text:bookmark-end text:name="__RefHeading___Toc8901_3204759922"/></text:h>
      <text:p text:style-name="P81">-in (в производных от мужских)</text:p>
      <text:p text:style-name="P82">-ei</text:p>
      <text:p text:style-name="P82">-heit,</text:p>
      <text:p text:style-name="P82">-keit</text:p>
      <text:p text:style-name="P82">-schaft</text:p>
      <text:p text:style-name="P82">-ung</text:p>
      <text:p text:style-name="P82">-ie</text:p>
      <text:p text:style-name="P82">-ik</text:p>
      <text:p text:style-name="P82">-ion</text:p>
      <text:p text:style-name="P82">-tat</text:p>
      <text:p text:style-name="P82">-(a)tion</text:p>
      <text:p text:style-name="P82">-ur</text:p>
      <text:p text:style-name="P57"/>
      <text:h text:style-name="Heading_20_3" text:outline-level="3"><text:bookmark-start text:name="__RefHeading___Toc8903_3204759922"/><text:span text:style-name="T97">2.a.3 </text:span>neutrum<text:bookmark-end text:name="__RefHeading___Toc8903_3204759922"/></text:h>
      <text:p text:style-name="P58">с уменьшительными суффиксами </text:p>
      <text:p text:style-name="P82">-chen</text:p>
      <text:p text:style-name="P82">-lein</text:p>
      <text:p text:style-name="P58"/>
      <text:p text:style-name="P58">с суффиксом субстантивированных дробных числительных</text:p>
      <text:p text:style-name="P82">-tel</text:p>
      <text:p text:style-name="P58"/>
      <text:p text:style-name="P58">а также иноязычные существительные с суффиксами</text:p>
      <text:p text:style-name="P82">-(i)um</text:p>
      <text:p text:style-name="P82">-ment</text:p>
      <text:p text:style-name="P82"/>
      <text:p text:style-name="P82"/>
      <text:p text:style-name="P82"/>
      <text:h text:style-name="Heading_20_2" text:outline-level="2"><text:bookmark-start text:name="__RefHeading___Toc8905_3204759922"/>2.2 Der Plural<text:bookmark-end text:name="__RefHeading___Toc8905_3204759922"/></text:h>
      <text:p text:style-name="P69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95"/>
          </table:table-cell>
          <table:table-cell table:style-name="Plural.A1" office:value-type="string">
            <text:p text:style-name="P196">m</text:p>
          </table:table-cell>
          <table:table-cell table:style-name="Plural.A1" office:value-type="string">
            <text:p text:style-name="P196">n</text:p>
          </table:table-cell>
          <table:table-cell table:style-name="Plural.D1" office:value-type="string">
            <text:p text:style-name="P196">f</text:p>
          </table:table-cell>
        </table:table-row>
        <text:soft-page-break/>
        <table:table-row>
          <table:table-cell table:style-name="Plural.A2" office:value-type="string">
            <text:p text:style-name="P83">-e(``/-)</text:p>
          </table:table-cell>
          <table:table-cell table:style-name="Plural.A2" office:value-type="string">
            <text:p text:style-name="P235">typisch</text:p>
            <text:p text:style-name="P196">- часто (``)</text:p>
          </table:table-cell>
          <table:table-cell table:style-name="Plural.A2" office:value-type="string">
            <text:p text:style-name="P197">- многие сущ. всегда без (``)</text:p>
            <text:p text:style-name="P197">- иноязычные, всегда без (``)</text:p>
            <text:p text:style-name="P197"/>
            <text:p text:style-name="P197">(-nis → -nisse)</text:p>
          </table:table-cell>
          <table:table-cell table:style-name="Plural.D2" office:value-type="string">
            <text:p text:style-name="P197">- обособленная группа односложных имен, всегда с (``)</text:p>
            <text:p text:style-name="P142">die Bank - die Bänke</text:p>
            <text:p text:style-name="P142">die Frucht - die Früchte</text:p>
            <text:p text:style-name="P142">die Gans - die Gänse</text:p>
            <text:p text:style-name="P142">die Hand - die Hände</text:p>
            <text:p text:style-name="P142">die Kraft - die Kräfte</text:p>
            <text:p text:style-name="P142">die Kuh - die Kühe</text:p>
            <text:p text:style-name="P142">die Macht - die Mächte</text:p>
            <text:p text:style-name="P142">die Maus - die Mäuse</text:p>
            <text:p text:style-name="P142">die Nacht - die Nächte</text:p>
            <text:p text:style-name="P142">die Nuß - die Nüsse</text:p>
            <text:p text:style-name="P142">die Stadt - die Städte</text:p>
            <text:p text:style-name="P142">die Wand - die Wände</text:p>
            <text:p text:style-name="P142"/>
            <text:p text:style-name="P197">-nis → -nisse, всегда без (``)</text:p>
          </table:table-cell>
        </table:table-row>
        <table:table-row>
          <table:table-cell table:style-name="Plural.A2" office:value-type="string">
            <text:p text:style-name="P83">-en(-)</text:p>
          </table:table-cell>
          <table:table-cell table:style-name="Plural.A2" office:value-type="string">
            <text:p text:style-name="P196">- одуш. предметы слабого скл.</text:p>
            <text:p text:style-name="P198"/>
            <text:p text:style-name="P198">- несколько заимствованных сущ. неодуш. , слабого. <text:span text:style-name="T82">с</text:span>кл.</text:p>
            <text:p text:style-name="P143">der Planet - die Planeten</text:p>
            <text:p text:style-name="P143">der Komet - die Kometen</text:p>
            <text:p text:style-name="P143">der Paragraph - die Paragraphen</text:p>
            <text:p text:style-name="P143">der Konsonant - die Konsonanten</text:p>
            <text:p text:style-name="P199"/>
            <text:p text:style-name="P198">- несколько сущ. сильного скл. в т.ч. иноязычные на -or (с переносом ударения на -or)</text:p>
            <text:p text:style-name="P144">der Staat - die Staaten </text:p>
            <text:p text:style-name="P144">der See - die Seen</text:p>
            <text:p text:style-name="P144">der Schmerz - die Schmerzen</text:p>
            <text:p text:style-name="P144">der Nachbar - die Nachbarn</text:p>
            <text:p text:style-name="P144">der Vetter - die Vettern</text:p>
            <text:p text:style-name="P144">der Doktor - die Doktoren</text:p>
            <text:p text:style-name="P144">der Traktor - die Traktoren</text:p>
            <text:p text:style-name="P198"/>
            <text:p text:style-name="P198">- смешанного склонения</text:p>
          </table:table-cell>
          <table:table-cell table:style-name="Plural.A2" office:value-type="string">
            <text:p text:style-name="P145">das Auge - die Augen</text:p>
            <text:p text:style-name="P145">das Bett - die Betten</text:p>
            <text:p text:style-name="P145">das Ende - die Enden</text:p>
            <text:p text:style-name="P145">das Hemd - die Hemden</text:p>
            <text:p text:style-name="P145">das Herz - die Herzen</text:p>
            <text:p text:style-name="P145">das Insekt - die Insekten</text:p>
            <text:p text:style-name="P145">das Interesse - die Interessen</text:p>
            <text:p text:style-name="P145">das Juwel - die Juwelen</text:p>
            <text:p text:style-name="P145">das Ohr - die Ohren</text:p>
            <text:p text:style-name="P145">das Verb - die Verben</text:p>
          </table:table-cell>
          <table:table-cell table:style-name="Plural.D2" office:value-type="string">
            <text:p text:style-name="P235">typisch</text:p>
            <text:p text:style-name="P197">-er -el получают -n</text:p>
            <text:p text:style-name="P200">-in → -innen производные от муж.рода</text:p>
          </table:table-cell>
        </table:table-row>
        <table:table-row>
          <table:table-cell table:style-name="Plural.A2" office:value-type="string">
            <text:p text:style-name="P83">-er(``)</text:p>
          </table:table-cell>
          <table:table-cell table:style-name="Plural.A2" office:value-type="string">
            <text:p text:style-name="P201">- небольшая группа</text:p>
            <text:p text:style-name="P146">der Gott - die Götter</text:p>
            <text:p text:style-name="P146">der Leib - die Leiber</text:p>
            <text:p text:style-name="P146">der Mann - die Männer</text:p>
            <text:p text:style-name="P146">der Wald - die Wälder</text:p>
            <text:p text:style-name="P146">der Irrtum - die Irrtümer</text:p>
            <text:p text:style-name="P146">der Reichtum - die Reichtümer</text:p>
          </table:table-cell>
          <table:table-cell table:style-name="Plural.A2" office:value-type="string">
            <text:p text:style-name="P235">typisch</text:p>
            <text:p text:style-name="P201">- главным образом односложные</text:p>
          </table:table-cell>
          <table:table-cell table:style-name="Plural.D2" office:value-type="string">
            <text:p text:style-name="P195"/>
          </table:table-cell>
        </table:table-row>
        <table:table-row>
          <table:table-cell table:style-name="Plural.A2" office:value-type="string">
            <text:p text:style-name="P83">-(``/-)</text:p>
          </table:table-cell>
          <table:table-cell table:style-name="Plural.A2" office:value-type="string">
            <text:p text:style-name="P201">-el -er -en</text:p>
          </table:table-cell>
          <table:table-cell table:style-name="Plural.A2" office:value-type="string">
            <text:p text:style-name="P202">- всегда без умлаута</text:p>
            <text:p text:style-name="P201">-el -er -en <text:span text:style-name="T41">-chen -lein</text:span></text:p>
            <text:p text:style-name="P203">Ge--e</text:p>
            <text:p text:style-name="P203">!!!но</text:p>
            <text:p text:style-name="P147">das Kloster - die Klöster </text:p>
          </table:table-cell>
          <table:table-cell table:style-name="Plural.D2" office:value-type="string">
            <text:p text:style-name="P147">die Mutter - die Mütter</text:p>
            <text:p text:style-name="P147">die Tochter - die Töchter</text:p>
          </table:table-cell>
        </table:table-row>
        <table:table-row>
          <table:table-cell table:style-name="Plural.A2" office:value-type="string">
            <text:p text:style-name="P83">-s(-)</text:p>
          </table:table-cell>
          <table:table-cell table:style-name="Plural.D2" table:number-columns-spanned="3" office:value-type="string">
            <text:p text:style-name="P203">- характерен, глав. образом, для некоторых иноязычных существительных <text:span text:style-name="T42">(муж. и ср. рода)</text:span></text:p>
            <text:p text:style-name="P203">- могут быть образованы формы множественного числа аббревиатур</text:p>
            <text:p text:style-name="P203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70"/>
      <text:p text:style-name="P70">Существует пять основных способов образования множественного числа имен существительных в немецком языке:</text:p>
      <text:p text:style-name="P70"/>
      <text:p text:style-name="P70">I. посредством суффикса <text:tab/>-е <text:s text:c="2"/>(с умлаутом и без него) <text:tab/><text:span text:style-name="T33">-e(``/-)</text:span>;</text:p>
      <text:p text:style-name="P70">II. посредством суффикса <text:tab/>-еn (без умлаута) <text:tab/><text:tab/><text:span text:style-name="T33">-en(-)</text:span>;</text:p>
      <text:p text:style-name="P70">III. посредством суффикса <text:tab/>-er <text:s/>(с умлаутом) <text:tab/><text:tab/><text:span text:style-name="T33">-er(``)</text:span>;</text:p>
      <text:p text:style-name="P70"><text:soft-page-break/>IV. без суффикса <text:tab/><text:tab/><text:span text:style-name="T83">-</text:span> <text:s text:c="4"/>(с умлаутом и без него) <text:tab/><text:span text:style-name="T33">-(``/-)</text:span>;</text:p>
      <text:p text:style-name="P70">V. посредством суффикса <text:tab/>-s <text:s text:c="2"/>(без умлаута) <text:tab/><text:tab/><text:span text:style-name="T33">-s(-)</text:span>.</text:p>
      <text:h text:style-name="Heading_20_2" text:outline-level="2"><text:bookmark-start text:name="__RefHeading___Toc8907_3204759922"/>2.3 Der Kasus<text:bookmark-end text:name="__RefHeading___Toc8907_3204759922"/></text:h>
      <text:p text:style-name="P71">сильное склонение (die starke Deklination);</text:p>
      <text:p text:style-name="P71">слабое склонение (die schwache Deklination);</text:p>
      <text:p text:style-name="P71">женское склонение (die weibliche Deklination).</text:p>
      <text:p text:style-name="P71"/>
      <text:p text:style-name="P71">!!!<text:span text:style-name="T43">Во множественном числе все существительные склоняются одинаково.</text:span></text:p>
      <text:p text:style-name="P71"/>
      <text:p text:style-name="P108">Сильное склонение</text:p>
      <text:h text:style-name="P299" text:outline-level="3"><text:bookmark-start text:name="__RefHeading___Toc8909_3204759922"/>2.3.a Deklination<text:bookmark-end text:name="__RefHeading___Toc8909_3204759922"/></text:h>
      <text:h text:style-name="Heading_20_4" text:outline-level="4"><text:bookmark-start text:name="__RefHeading___Toc8911_3204759922"/><text:span text:style-name="T97">2.3.a.1 </text:span>Die starke Deklination<text:bookmark-end text:name="__RefHeading___Toc8911_3204759922"/></text:h>
      <text:p text:style-name="P72"/>
      <text:p text:style-name="P72">- большинство существительных мужского рода</text:p>
      <text:p text:style-name="P72">- все существительные среднего рода (исключение: das Herz – сердце)</text:p>
      <text:p text:style-name="P72"/>
      <text:p text:style-name="P72">Основной признак: окончание -(e)s в Genitiv:</text:p>
      <text:p text:style-name="P73">-s характерно главным образом для многосложных существительных</text:p>
      <text:p text:style-name="P73">-es для односложных и -s, -ß, -x, -z, -tz</text:p>
      <text:p text:style-name="P73">-us, -ismus м.рода окончания -(e)s <text:s/>не получают</text:p>
      <text:p text:style-name="P73"/>
      <text:p text:style-name="P73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starke_5f_Deklination.A1" office:value-type="string">
            <text:p text:style-name="P215">der Vater</text:p>
            <text:p text:style-name="P215">des Vater<text:span text:style-name="T36">s</text:span></text:p>
            <text:p text:style-name="P215">dem Vater</text:p>
            <text:p text:style-name="P215">den Vater</text:p>
          </table:table-cell>
          <table:table-cell table:style-name="Die_5f_starke_5f_Deklination.A1" office:value-type="string">
            <text:p text:style-name="P215">der Mann</text:p>
            <text:p text:style-name="P215">des Mann<text:span text:style-name="T36">es</text:span></text:p>
            <text:p text:style-name="P215">dem Mann</text:p>
            <text:p text:style-name="P215">den Mann</text:p>
          </table:table-cell>
          <table:table-cell table:style-name="Die_5f_starke_5f_Deklination.A1" office:value-type="string">
            <text:p text:style-name="P215">das Volk</text:p>
            <text:p text:style-name="P215">des Volk<text:span text:style-name="T36">es</text:span></text:p>
            <text:p text:style-name="P215">dem Volk</text:p>
            <text:p text:style-name="P215">das Volk</text:p>
          </table:table-cell>
          <table:table-cell table:style-name="Die_5f_starke_5f_Deklination.E1" office:value-type="string">
            <text:p text:style-name="P215">das Fenster</text:p>
            <text:p text:style-name="P215">des Fenster<text:span text:style-name="T36">s</text:span></text:p>
            <text:p text:style-name="P215">dem Fenster</text:p>
            <text:p text:style-name="P215">das Fenster</text:p>
          </table:table-cell>
        </table:table-row>
      </table:table>
      <text:p text:style-name="P73"/>
      <text:p text:style-name="P106">!Некоторые односложные существительные могут сохранять утраченное окончание дательного падежа -е, например:</text:p>
      <text:p text:style-name="P106">im Walde (der Wald) nach Hause (das Haus).</text:p>
      <text:p text:style-name="P72"/>
      <text:p text:style-name="P67">Слабое уклонение</text:p>
      <text:h text:style-name="Heading_20_4" text:outline-level="4"><text:bookmark-start text:name="__RefHeading___Toc8913_3204759922"/><text:span text:style-name="T97">2.3.a.2 </text:span>Die schwache Deklination<text:bookmark-end text:name="__RefHeading___Toc8913_3204759922"/></text:h>
      <text:p text:style-name="P72"/>
      <text:p text:style-name="P73">- только мужского рода, преимущественно одушевленные:</text:p>
      <text:p text:style-name="P74"><text:span text:style-name="T44">1. </text:span>-e</text:p>
      <text:p text:style-name="P74"><text:span text:style-name="T44">2. </text:span>односложные</text:p>
      <text:p text:style-name="P75">3. названия лиц - с иноязычными ударными суффиксами -ant, -at, -ent, -et, -graph(-graf), -ist, -it, -оt и др. <text:span text:style-name="T84">(</text:span>der Architekt, der Kamerad<text:span text:style-name="T84">)</text:span></text:p>
      <text:p text:style-name="P76">4. Несколько неодушевленных имен существительных иноязычного происхождения, например:</text:p>
      <text:p text:style-name="P76">der Planet</text:p>
      <text:p text:style-name="P76">der Komet</text:p>
      <text:p text:style-name="P76">der Automat</text:p>
      <text:p text:style-name="P76">der Paragraph</text:p>
      <text:p text:style-name="P76">der Brilliant</text:p>
      <text:p text:style-name="P76">der Diamant</text:p>
      <text:p text:style-name="P76">der Foliant</text:p>
      <text:p text:style-name="P76">der Konsonant</text:p>
      <text:p text:style-name="P73"/>
      <text:p text:style-name="P76">Основной показатель слабого склонения - окончание -(e)n во всех падежах, кроме именительного.</text:p>
      <text:p text:style-name="P76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204">Nominativ</text:p>
            <text:p text:style-name="P204">Genitiv</text:p>
            <text:p text:style-name="P204">Dativ</text:p>
            <text:p text:style-name="P204"><text:soft-page-break/>Akkusativ</text:p>
          </table:table-cell>
          <table:table-cell table:style-name="Die_5f_schwache_5f_Deklination.A1" office:value-type="string">
            <text:p text:style-name="P204">der Knabe</text:p>
            <text:p text:style-name="P204">des Knab<text:span text:style-name="T45">e</text:span><text:span text:style-name="T36">n</text:span></text:p>
            <text:p text:style-name="P204">dem K<text:span text:style-name="T45">nabe</text:span><text:span text:style-name="T36">n</text:span></text:p>
            <text:p text:style-name="P215"><text:soft-page-break/>den Knabe<text:span text:style-name="T36">n</text:span></text:p>
          </table:table-cell>
          <table:table-cell table:style-name="Die_5f_schwache_5f_Deklination.A1" office:value-type="string">
            <text:p text:style-name="P204">der Mensch</text:p>
            <text:p text:style-name="P204">des Mensch<text:span text:style-name="T36">en</text:span></text:p>
            <text:p text:style-name="P204">dem Mensch<text:span text:style-name="T36">en</text:span></text:p>
            <text:p text:style-name="P204"><text:soft-page-break/>den Mensch<text:span text:style-name="T36">en</text:span></text:p>
          </table:table-cell>
          <table:table-cell table:style-name="Die_5f_schwache_5f_Deklination.A1" office:value-type="string">
            <text:p text:style-name="P204">der Diplomat</text:p>
            <text:p text:style-name="P204">des Diplomat<text:span text:style-name="T36">en</text:span></text:p>
            <text:p text:style-name="P204">dem Diplomat<text:span text:style-name="T36">en</text:span></text:p>
            <text:p text:style-name="P204"><text:soft-page-break/>den Diplomat<text:span text:style-name="T36">en</text:span></text:p>
          </table:table-cell>
          <table:table-cell table:style-name="Die_5f_schwache_5f_Deklination.E1" office:value-type="string">
            <text:p text:style-name="P204">der Diamant</text:p>
            <text:p text:style-name="P204">des Diamant<text:span text:style-name="T36">en</text:span></text:p>
            <text:p text:style-name="P204">dem Diamant<text:span text:style-name="T36">en</text:span></text:p>
            <text:p text:style-name="P204"><text:soft-page-break/>den Diamant<text:span text:style-name="T36">en</text:span></text:p>
          </table:table-cell>
        </table:table-row>
      </table:table>
      <text:p text:style-name="P76"/>
      <text:p text:style-name="P76">!!!<text:span text:style-name="T47">Как по сильному, так и по слабому типу могут склоняться имена существительные:</text:span></text:p>
      <text:p text:style-name="P77">der Bauer</text:p>
      <text:p text:style-name="P77">der Nachbar</text:p>
      <text:p text:style-name="P77">der Oberst</text:p>
      <text:p text:style-name="P77">der Untertan</text:p>
      <text:p text:style-name="P77">der Vetter</text:p>
      <text:p text:style-name="P77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schwache_5f_Deklination2.B1" office:value-type="string">
            <text:p text:style-name="P205">der Bauer</text:p>
            <text:p text:style-name="P205">des Bauer<text:span text:style-name="T36">s</text:span>/ Bauer<text:span text:style-name="T36">n</text:span></text:p>
            <text:p text:style-name="P205">dem Bauer/ Bauer<text:span text:style-name="T36">n</text:span></text:p>
            <text:p text:style-name="P205">den Bauer/ Ваuer<text:span text:style-name="T36">n</text:span></text:p>
          </table:table-cell>
        </table:table-row>
      </table:table>
      <text:p text:style-name="P77"/>
      <text:p text:style-name="P68">Женское склонение</text:p>
      <text:h text:style-name="Heading_20_4" text:outline-level="4"><text:bookmark-start text:name="__RefHeading___Toc8915_3204759922"/><text:span text:style-name="T97">2.3.a.3 </text:span>Die weibliche Deklination<text:bookmark-end text:name="__RefHeading___Toc8915_3204759922"/></text:h>
      <text:p text:style-name="P68"/>
      <text:p text:style-name="P78">- все имена существительные женского рода</text:p>
      <text:p text:style-name="P78"/>
      <text:p text:style-name="P78">Основной признак женского склонения - отсутствие падежных окончаний.</text:p>
      <text:p text:style-name="P78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weibliche_5f_Deklination.B1" office:value-type="string">
            <text:p text:style-name="P205">die Tür</text:p>
            <text:p text:style-name="P205">der Tür</text:p>
            <text:p text:style-name="P205">der Tür</text:p>
            <text:p text:style-name="P205">die Tür</text:p>
          </table:table-cell>
        </table:table-row>
      </table:table>
      <text:p text:style-name="P78"/>
      <text:p text:style-name="P68">Смешанное склонение</text:p>
      <text:h text:style-name="Heading_20_4" text:outline-level="4"><text:bookmark-start text:name="__RefHeading___Toc8917_3204759922"/><text:span text:style-name="T97">2.3.a.4 </text:span>Die gemischte Deklination<text:bookmark-end text:name="__RefHeading___Toc8917_3204759922"/></text:h>
      <text:p text:style-name="P78"/>
      <text:p text:style-name="P79">- Несколько существительных</text:p>
      <text:p text:style-name="P79">-ns в Genitiv</text:p>
      <text:p text:style-name="P79">-n в косвенных</text:p>
      <text:p text:style-name="P79"/>
      <text:p text:style-name="P79">der Name</text:p>
      <text:p text:style-name="P79">der Same</text:p>
      <text:p text:style-name="P79">der Wille </text:p>
      <text:p text:style-name="P79">der Gedanke</text:p>
      <text:p text:style-name="P79">der Buchstabe</text:p>
      <text:p text:style-name="P79">der Friede </text:p>
      <text:p text:style-name="P79">der Funke</text:p>
      <text:p text:style-name="P79">der Fels</text:p>
      <text:p text:style-name="P79">das Herz</text:p>
      <text:p text:style-name="P79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gemischte_5f_Deklination.B1" office:value-type="string">
            <text:p text:style-name="P206">der Name</text:p>
            <text:p text:style-name="P206">des Name<text:span text:style-name="T36">ns</text:span></text:p>
            <text:p text:style-name="P206">dem Name<text:span text:style-name="T36">n</text:span></text:p>
            <text:p text:style-name="P206">den Name<text:span text:style-name="T36">n</text:span></text:p>
          </table:table-cell>
        </table:table-row>
      </table:table>
      <text:p text:style-name="P86"/>
      <text:p text:style-name="P7">!<text:span text:style-name="T48">Некоторые существительные этой группы могут иметь параллельные формы именительного падежа на -(е)n:</text:span></text:p>
      <text:p text:style-name="P8">der <text:span text:style-name="T46">Friede / </text:span>Frieden </text:p>
      <text:p text:style-name="P8">der Fels / Felsen</text:p>
      <text:p text:style-name="P8"/>
      <text:p text:style-name="P64">Склонение имен существительных во множественном числе</text:p>
      <text:h text:style-name="Heading_20_4" text:outline-level="4"><text:bookmark-start text:name="__RefHeading___Toc8919_3204759922"/><text:soft-page-break/><text:span text:style-name="T97">2.3.a.5 </text:span>Die Deklination der Substantive im Plural<text:bookmark-end text:name="__RefHeading___Toc8919_3204759922"/></text:h>
      <text:p text:style-name="P9"/>
      <text:p text:style-name="P9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9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9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207">Nominativ</text:p>
            <text:p text:style-name="P207">Genitiv</text:p>
            <text:p text:style-name="P207">Dativ</text:p>
            <text:p text:style-name="P207">Akkusativ</text:p>
          </table:table-cell>
          <table:table-cell table:style-name="Die_5f_Deklinationder_5f_Substantiveim_5f_Plural.A1" office:value-type="string">
            <text:p text:style-name="P207">die Väter</text:p>
            <text:p text:style-name="P207">der Väter</text:p>
            <text:p text:style-name="P207">den Väter<text:span text:style-name="T36">n</text:span></text:p>
            <text:p text:style-name="P207">die Väter</text:p>
          </table:table-cell>
          <table:table-cell table:style-name="Die_5f_Deklinationder_5f_Substantiveim_5f_Plural.A1" office:value-type="string">
            <text:p text:style-name="P207">die Menschen</text:p>
            <text:p text:style-name="P207">der Menschen</text:p>
            <text:p text:style-name="P207">den Menschen</text:p>
            <text:p text:style-name="P207">die Menschen</text:p>
          </table:table-cell>
          <table:table-cell table:style-name="Die_5f_Deklinationder_5f_Substantiveim_5f_Plural.A1" office:value-type="string">
            <text:p text:style-name="P207">die Türen</text:p>
            <text:p text:style-name="P207">der Türen</text:p>
            <text:p text:style-name="P207">den Türen</text:p>
            <text:p text:style-name="P207">die Türen</text:p>
          </table:table-cell>
          <table:table-cell table:style-name="Die_5f_Deklinationder_5f_Substantiveim_5f_Plural.A1" office:value-type="string">
            <text:p text:style-name="P207">die Bücher</text:p>
            <text:p text:style-name="P207">der Bücher</text:p>
            <text:p text:style-name="P207">den Bücher<text:span text:style-name="T36">n</text:span></text:p>
            <text:p text:style-name="P207">die Bücher</text:p>
          </table:table-cell>
          <table:table-cell table:style-name="Die_5f_Deklinationder_5f_Substantiveim_5f_Plural.A1" office:value-type="string">
            <text:p text:style-name="P207">die Herzen</text:p>
            <text:p text:style-name="P207">der Herzen</text:p>
            <text:p text:style-name="P207">den Herzen</text:p>
            <text:p text:style-name="P207">die Herzen</text:p>
          </table:table-cell>
          <table:table-cell table:style-name="Die_5f_Deklinationder_5f_Substantiveim_5f_Plural.G1" office:value-type="string">
            <text:p text:style-name="P207">die Parks</text:p>
            <text:p text:style-name="P207">der Parks</text:p>
            <text:p text:style-name="P207">den Parks</text:p>
            <text:p text:style-name="P207">die Parks</text:p>
          </table:table-cell>
        </table:table-row>
      </table:table>
      <text:p text:style-name="P9"/>
      <text:p text:style-name="P9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9">сочетание с предлогом von:</text:p>
      <text:p text:style-name="P9">das Bellen eines Hundes - das Bellen von Hunden.</text:p>
      <text:p text:style-name="P9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95"/>
          </table:table-cell>
          <table:table-cell table:style-name="Die_5f_Deklinationder_5f_Substantiveim_5f_Plural2.A1" office:value-type="string">
            <text:p text:style-name="P208">Ak.</text:p>
          </table:table-cell>
          <table:table-cell table:style-name="Die_5f_Deklinationder_5f_Substantiveim_5f_Plural2.A1" office:value-type="string">
            <text:p text:style-name="P208">Gen.</text:p>
          </table:table-cell>
          <table:table-cell table:style-name="Die_5f_Deklinationder_5f_Substantiveim_5f_Plural2.A1" office:value-type="string">
            <text:p text:style-name="P208">Dat.</text:p>
          </table:table-cell>
          <table:table-cell table:style-name="Die_5f_Deklinationder_5f_Substantiveim_5f_Plural2.A1" office:value-type="string">
            <text:p text:style-name="P208">m</text:p>
          </table:table-cell>
          <table:table-cell table:style-name="Die_5f_Deklinationder_5f_Substantiveim_5f_Plural2.A1" office:value-type="string">
            <text:p text:style-name="P208">n</text:p>
          </table:table-cell>
          <table:table-cell table:style-name="Die_5f_Deklinationder_5f_Substantiveim_5f_Plural2.G1" office:value-type="string">
            <text:p text:style-name="P208">f</text:p>
          </table:table-cell>
        </table:table-row>
        <table:table-row>
          <table:table-cell table:style-name="Die_5f_Deklinationder_5f_Substantiveim_5f_Plural2.A2" office:value-type="string">
            <text:p text:style-name="P209">st</text:p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A2" office:value-type="string">
            <text:p text:style-name="P216">-(e)s</text:p>
          </table:table-cell>
          <table:table-cell table:style-name="Die_5f_Deklinationder_5f_Substantiveim_5f_Plural2.A2" office:value-type="string">
            <text:p text:style-name="P218"/>
          </table:table-cell>
          <table:table-cell table:style-name="Die_5f_Deklinationder_5f_Substantiveim_5f_Plural2.A2" office:value-type="string">
            <text:p text:style-name="P219">большинство</text:p>
          </table:table-cell>
          <table:table-cell table:style-name="Die_5f_Deklinationder_5f_Substantiveim_5f_Plural2.A2" office:value-type="string">
            <text:p text:style-name="P219">все</text:p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sch</text:p>
          </table:table-cell>
          <table:table-cell table:style-name="Die_5f_Deklinationder_5f_Substantiveim_5f_Plural2.A2" table:number-columns-spanned="3" office:value-type="string">
            <text:p text:style-name="P217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48">преимущественно одушевленные и др.</text:p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w</text:p>
          </table:table-cell>
          <table:table-cell table:style-name="Die_5f_Deklinationder_5f_Substantiveim_5f_Plural2.A2" table:number-columns-spanned="3" office:value-type="string">
            <text:p text:style-name="P218"/>
          </table:table-cell>
          <table:covered-table-cell/>
          <table:covered-table-cell/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G2" office:value-type="string">
            <text:p text:style-name="P219">все</text:p>
          </table:table-cell>
        </table:table-row>
        <table:table-row>
          <table:table-cell table:style-name="Die_5f_Deklinationder_5f_Substantiveim_5f_Plural2.A2" office:value-type="string">
            <text:p text:style-name="P209">g</text:p>
          </table:table-cell>
          <table:table-cell table:style-name="Die_5f_Deklinationder_5f_Substantiveim_5f_Plural2.A2" office:value-type="string">
            <text:p text:style-name="P216">-en</text:p>
          </table:table-cell>
          <table:table-cell table:style-name="Die_5f_Deklinationder_5f_Substantiveim_5f_Plural2.A2" office:value-type="string">
            <text:p text:style-name="P216">-ns</text:p>
          </table:table-cell>
          <table:table-cell table:style-name="Die_5f_Deklinationder_5f_Substantiveim_5f_Plural2.A2" office:value-type="string">
            <text:p text:style-name="P216">-en</text:p>
          </table:table-cell>
          <table:table-cell table:style-name="Die_5f_Deklinationder_5f_Substantiveim_5f_Plural2.A2" office:value-type="string">
            <text:p text:style-name="P107"><text:span text:style-name="T85">н</text:span>есколько существительных <text:span text:style-name="T86">(8)</text:span></text:p>
          </table:table-cell>
          <table:table-cell table:style-name="Die_5f_Deklinationder_5f_Substantiveim_5f_Plural2.A2" office:value-type="string">
            <text:p text:style-name="P149">das Herz</text:p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pl</text:p>
          </table:table-cell>
          <table:table-cell table:style-name="Die_5f_Deklinationder_5f_Substantiveim_5f_Plural2.A2" table:number-columns-spanned="2" office:value-type="string">
            <text:p text:style-name="P218"/>
          </table:table-cell>
          <table:covered-table-cell/>
          <table:table-cell table:style-name="Die_5f_Deklinationder_5f_Substantiveim_5f_Plural2.A2" office:value-type="string">
            <text:p text:style-name="P216">-n</text:p>
          </table:table-cell>
          <table:table-cell table:style-name="Die_5f_Deklinationder_5f_Substantiveim_5f_Plural2.G2" table:number-columns-spanned="3" office:value-type="string">
            <text:p text:style-name="P219">все</text:p>
          </table:table-cell>
          <table:covered-table-cell/>
          <table:covered-table-cell/>
        </table:table-row>
      </table:table>
      <text:p text:style-name="P9"/>
      <text:p text:style-name="P104">st - <text:s/>Die starke Deklination</text:p>
      <text:p text:style-name="P104">sch - Die schwache Deklination</text:p>
      <text:p text:style-name="P104">w - <text:s text:c="2"/>Die weibliche Deklination</text:p>
      <text:p text:style-name="P104">g - <text:s text:c="2"/>Die gemischte Deklination</text:p>
      <text:p text:style-name="P104">pl - <text:s/>Die Deklination der Substantive im Plural</text:p>
      <text:p text:style-name="P105"/>
      <text:p text:style-name="P100">Значение и функции падежей</text:p>
      <text:h text:style-name="Heading_20_3" text:outline-level="3"><text:bookmark-start text:name="__RefHeading___Toc8921_3204759922"/><text:span text:style-name="T97">2.3.b </text:span>Bedeutung und Funktionen der Fälle<text:bookmark-end text:name="__RefHeading___Toc8921_3204759922"/></text:h>
      <text:p text:style-name="P10"/>
      <text:p text:style-name="P3">Nominativ – wer? was? <text:s text:c="50"/>Кто? Что?</text:p>
      <text:p text:style-name="P3">Akkusativ <text:s/>– wen? was? wohin? <text:s text:c="36"/>Кого? Что? Куда? </text:p>
      <text:p text:style-name="P3">Genetiv <text:s text:c="4"/>– wessen? <text:s text:c="54"/>Чей? Чья? Чье? <text:s/></text:p>
      <text:p text:style-name="P3">Dativ <text:s text:c="8"/>– wem? welcher Sache? wann? wo? wie? <text:s text:c="4"/>Кому? Чему? Когда? Где? Как?</text:p>
      <text:p text:style-name="P3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77"/>
            <text:p text:style-name="P177"/>
            <text:p text:style-name="P179">Fall</text:p>
          </table:table-cell>
          <table:table-cell table:style-name="Bedeutung_5f_und_5f_Funktionen_5f_der_5f_Fälle.A1" table:number-columns-spanned="4" office:value-type="string">
            <text:p text:style-name="P181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81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81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210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211"/>
            <text:p text:style-name="P194"><text:span text:style-name="T49">p</text:span>l.</text:p>
          </table:table-cell>
          <table:table-cell table:style-name="Bedeutung_5f_und_5f_Funktionen_5f_der_5f_Fälle.B2" table:number-columns-spanned="3" office:value-type="string">
            <text:p text:style-name="P210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212"/>
            <text:p text:style-name="P212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83">m.</text:p>
          </table:table-cell>
          <table:table-cell table:style-name="Bedeutung_5f_und_5f_Funktionen_5f_der_5f_Fälle.B2" office:value-type="string">
            <text:p text:style-name="P183">n.</text:p>
          </table:table-cell>
          <table:table-cell table:style-name="Bedeutung_5f_und_5f_Funktionen_5f_der_5f_Fälle.B2" office:value-type="string">
            <text:p text:style-name="P183">f.</text:p>
          </table:table-cell>
          <table:covered-table-cell/>
          <table:table-cell table:style-name="Bedeutung_5f_und_5f_Funktionen_5f_der_5f_Fälle.B2" office:value-type="string">
            <text:p text:style-name="P183">m.</text:p>
          </table:table-cell>
          <table:table-cell table:style-name="Bedeutung_5f_und_5f_Funktionen_5f_der_5f_Fälle.B2" office:value-type="string">
            <text:p text:style-name="P183">n.</text:p>
          </table:table-cell>
          <table:table-cell table:style-name="Bedeutung_5f_und_5f_Funktionen_5f_der_5f_Fälle.B2" office:value-type="string">
            <text:p text:style-name="P183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I2" office:value-type="string">
            <text:p text:style-name="P211"/>
          </table:table-cell>
        </table:table-row>
        <table:table-row>
          <table:table-cell table:style-name="Bedeutung_5f_und_5f_Funktionen_5f_der_5f_Fälle.B2" office:value-type="string">
            <text:p text:style-name="P185">Nominativ</text:p>
          </table:table-cell>
          <table:table-cell table:style-name="Bedeutung_5f_und_5f_Funktionen_5f_der_5f_Fälle.B5" office:value-type="string">
            <text:p text:style-name="P192">der</text:p>
          </table:table-cell>
          <table:table-cell table:style-name="Bedeutung_5f_und_5f_Funktionen_5f_der_5f_Fälle.C5" office:value-type="string">
            <text:p text:style-name="P191">das</text:p>
          </table:table-cell>
          <table:table-cell table:style-name="Bedeutung_5f_und_5f_Funktionen_5f_der_5f_Fälle.D5" office:value-type="string">
            <text:p text:style-name="P191">die</text:p>
          </table:table-cell>
          <table:table-cell table:style-name="Bedeutung_5f_und_5f_Funktionen_5f_der_5f_Fälle.D5" office:value-type="string">
            <text:p text:style-name="P191"><text:span text:style-name="T50">d</text:span>ie</text:p>
            <text:p text:style-name="P213">-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H5" office:value-type="string">
            <text:p text:style-name="P191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Akkusativ</text:p>
          </table:table-cell>
          <table:table-cell table:style-name="Bedeutung_5f_und_5f_Funktionen_5f_der_5f_Fälle.B6" office:value-type="string">
            <text:p text:style-name="P191"><text:span text:style-name="T50">d</text:span>en</text:p>
            <text:p text:style-name="P213">-en</text:p>
          </table:table-cell>
          <table:table-cell table:style-name="Bedeutung_5f_und_5f_Funktionen_5f_der_5f_Fälle.C5" office:value-type="string">
            <text:p text:style-name="P191">das</text:p>
          </table:table-cell>
          <table:table-cell table:style-name="Bedeutung_5f_und_5f_Funktionen_5f_der_5f_Fälle.D5" office:value-type="string">
            <text:p text:style-name="P191">die</text:p>
          </table:table-cell>
          <table:table-cell table:style-name="Bedeutung_5f_und_5f_Funktionen_5f_der_5f_Fälle.D5" office:value-type="string">
            <text:p text:style-name="P191">die</text:p>
            <text:p text:style-name="P213">-n</text:p>
          </table:table-cell>
          <table:table-cell table:style-name="Bedeutung_5f_und_5f_Funktionen_5f_der_5f_Fälle.F6" office:value-type="string">
            <text:p text:style-name="P193"><text:span text:style-name="T50">e</text:span>inen</text:p>
            <text:p text:style-name="P214">-e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H5" office:value-type="string">
            <text:p text:style-name="P191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Genitiv</text:p>
          </table:table-cell>
          <table:table-cell table:style-name="Bedeutung_5f_und_5f_Funktionen_5f_der_5f_Fälle.B7" office:value-type="string">
            <text:p text:style-name="P191"><text:span text:style-name="T50">d</text:span>es</text:p>
            <text:p text:style-name="P213">-(e)s</text:p>
            <text:p text:style-name="P213">-en</text:p>
          </table:table-cell>
          <table:table-cell table:style-name="Bedeutung_5f_und_5f_Funktionen_5f_der_5f_Fälle.B7" office:value-type="string">
            <text:p text:style-name="P191"><text:span text:style-name="T50">d</text:span>es</text:p>
            <text:p text:style-name="P213">-(e)s</text:p>
          </table:table-cell>
          <table:table-cell table:style-name="Bedeutung_5f_und_5f_Funktionen_5f_der_5f_Fälle.B5" office:value-type="string">
            <text:p text:style-name="P191">der</text:p>
          </table:table-cell>
          <table:table-cell table:style-name="Bedeutung_5f_und_5f_Funktionen_5f_der_5f_Fälle.B5" office:value-type="string">
            <text:p text:style-name="P191">der</text:p>
            <text:p text:style-name="P213">-n</text:p>
          </table:table-cell>
          <table:table-cell table:style-name="Bedeutung_5f_und_5f_Funktionen_5f_der_5f_Fälle.F7" office:value-type="string">
            <text:p text:style-name="P191"><text:span text:style-name="T50">e</text:span>ines</text:p>
            <text:p text:style-name="P213">-(e)s</text:p>
            <text:p text:style-name="P213">-en</text:p>
          </table:table-cell>
          <table:table-cell table:style-name="Bedeutung_5f_und_5f_Funktionen_5f_der_5f_Fälle.F7" office:value-type="string">
            <text:p text:style-name="P191"><text:span text:style-name="T50">e</text:span>ines</text:p>
            <text:p text:style-name="P213">-(e)s</text:p>
          </table:table-cell>
          <table:table-cell table:style-name="Bedeutung_5f_und_5f_Funktionen_5f_der_5f_Fälle.H7" office:value-type="string">
            <text:p text:style-name="P191">einer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Dativ</text:p>
          </table:table-cell>
          <table:table-cell table:style-name="Bedeutung_5f_und_5f_Funktionen_5f_der_5f_Fälle.B8" office:value-type="string">
            <text:p text:style-name="P191"><text:span text:style-name="T50">d</text:span>em</text:p>
            <text:p text:style-name="P213">-en</text:p>
          </table:table-cell>
          <table:table-cell table:style-name="Bedeutung_5f_und_5f_Funktionen_5f_der_5f_Fälle.B8" office:value-type="string">
            <text:p text:style-name="P191">dem</text:p>
          </table:table-cell>
          <table:table-cell table:style-name="Bedeutung_5f_und_5f_Funktionen_5f_der_5f_Fälle.B5" office:value-type="string">
            <text:p text:style-name="P192">der</text:p>
          </table:table-cell>
          <table:table-cell table:style-name="Bedeutung_5f_und_5f_Funktionen_5f_der_5f_Fälle.B6" office:value-type="string">
            <text:p text:style-name="P191">den</text:p>
            <text:p text:style-name="P213">-n</text:p>
          </table:table-cell>
          <table:table-cell table:style-name="Bedeutung_5f_und_5f_Funktionen_5f_der_5f_Fälle.F8" office:value-type="string">
            <text:p text:style-name="P191">einem</text:p>
            <text:p text:style-name="P213">-en</text:p>
          </table:table-cell>
          <table:table-cell table:style-name="Bedeutung_5f_und_5f_Funktionen_5f_der_5f_Fälle.F8" office:value-type="string">
            <text:p text:style-name="P191">einem</text:p>
          </table:table-cell>
          <table:table-cell table:style-name="Bedeutung_5f_und_5f_Funktionen_5f_der_5f_Fälle.H7" office:value-type="string">
            <text:p text:style-name="P191">einer</text:p>
          </table:table-cell>
          <table:table-cell table:style-name="Bedeutung_5f_und_5f_Funktionen_5f_der_5f_Fälle.I5" office:value-type="string">
            <text:p text:style-name="P110"/>
            <text:p text:style-name="P236">-n</text:p>
          </table:table-cell>
        </table:table-row>
      </table:table>
      <text:p text:style-name="P11"><text:soft-page-break/></text:p>
      <text:h text:style-name="Heading_20_4" text:outline-level="4"><text:bookmark-start text:name="__RefHeading___Toc8923_3204759922"/><text:span text:style-name="T97">2.3.b.1 </text:span>Nominativ, Werfall, 1./erster Fall<text:bookmark-end text:name="__RefHeading___Toc8923_3204759922"/></text:h>
      <text:p text:style-name="P12"><text:span text:style-name="T51">В</text:span> противоположность остальным падежам, является независимым и единственным падежом, который не связан с предлогами.</text:p>
      <text:p text:style-name="P12"/>
      <text:h text:style-name="P301" text:outline-level="4"><text:bookmark-start text:name="__RefHeading___Toc8925_3204759922"/><text:span text:style-name="T97">2.3.b.2 </text:span>Genitiv, Wesfall, 2. Fall<text:bookmark-end text:name="__RefHeading___Toc8925_3204759922"/></text:h>
      <text:p text:style-name="P12">Основная функция беспредложного генитива - выражать признак.</text:p>
      <text:p text:style-name="P12"/>
      <text:p text:style-name="P12">das Buch <text:span text:style-name="T32">meines Vaters</text:span> <text:s/>- книга моего отца</text:p>
      <text:p text:style-name="P13">Waren <text:span text:style-name="T32">bester Qualität</text:span> - товары высшего качества</text:p>
      <text:p text:style-name="P13"/>
      <text:p text:style-name="P13">etc. s.71 (Тагиль)</text:p>
      <text:p text:style-name="P13"/>
      <text:p text:style-name="P13">Конкурентные формы генитива:</text:p>
      <text:p text:style-name="P14">• von + Dativ</text:p>
      <text:p text:style-name="P13">Heines Werke. Die Werke von Heine. - <text:s/>произведения Гейне</text:p>
      <text:p text:style-name="P13"/>
      <text:p text:style-name="P14">• прилагательные с суффиксами -er, -lieh, -isch:</text:p>
      <text:p text:style-name="P14">die Museen von Minsk - музеи Минска</text:p>
      <text:p text:style-name="P14">Minsker Museen - минские музеи</text:p>
      <text:p text:style-name="P14"/>
      <text:h text:style-name="P301" text:outline-level="4"><text:bookmark-start text:name="__RefHeading___Toc8927_3204759922"/><text:span text:style-name="T97">2.3.b.3 </text:span><text:s/>Dativ, Wemfall, 3. Fall<text:bookmark-end text:name="__RefHeading___Toc8927_3204759922"/></text:h>
      <text:p text:style-name="P15">Датив - это падеж объекта, <text:span text:style-name="T52">в</text:span> котором <text:span text:style-name="T52">локализовано действие</text:span>.</text:p>
      <text:p text:style-name="P15"/>
      <text:p text:style-name="P15"><text:span text:style-name="T87">Die Kinder spielen </text:span><text:span text:style-name="T37">im Wald</text:span><text:span text:style-name="T89"> </text:span><text:span text:style-name="T53"><text:s/>– </text:span>Дети играют в лесу </text:p>
      <text:p text:style-name="P16">im = in dem </text:p>
      <text:p text:style-name="P16">Ряд глаголов и прилагательных требует обязательного наличия датива.</text:p>
      <text:p text:style-name="P16"/>
      <text:h text:style-name="P301" text:outline-level="4"><text:bookmark-start text:name="__RefHeading___Toc8929_3204759922"/><text:span text:style-name="T97">2.3.b.4 </text:span>Akkusativ, Wenfall, 4. Fall<text:bookmark-end text:name="__RefHeading___Toc8929_3204759922"/></text:h>
      <text:p text:style-name="P16">Его основная синтаксическая функция - выражение прямого дополнения при переходных глаголах</text:p>
      <text:p text:style-name="P16"/>
      <text:p text:style-name="P16"><text:span text:style-name="T88">Die Kinder gehen in</text:span><text:span text:style-name="T90"> </text:span><text:span text:style-name="T38">den Wald</text:span><text:span text:style-name="T91"> – Дети идут в лес.</text:span></text:p>
      <text:p text:style-name="P105"/>
      <text:h text:style-name="Heading_20_3" text:outline-level="3">2.3.1 Die N-Deklination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39_3204759922"/><text:soft-page-break/>3 Das Adjektiv<text:bookmark-end text:name="__RefHeading___Toc8939_3204759922"/></text:h>
      <text:h text:style-name="Heading_20_2" text:outline-level="2"><text:bookmark-start text:name="__RefHeading___Toc9144_3204759922"/><text:span text:style-name="T99">3.a.1</text:span> полная форма (изменяемая)<text:bookmark-end text:name="__RefHeading___Toc9144_3204759922"/></text:h>
      <text:p text:style-name="P18">— <text:span text:style-name="T54">согласуется с существительным </text:span>по род<text:span text:style-name="T54">у, </text:span>числ<text:span text:style-name="T54">у, падежу</text:span></text:p>
      <text:p text:style-name="P60">прилагательное перед существительным:</text:p>
      <text:p text:style-name="P17"/>
      <text:p text:style-name="P19">mein alter Freund <text:tab/>(м. р., ед. ч.) <text:tab/>- мой старый друг</text:p>
      <text:p text:style-name="P19">kein altes Haus <text:tab/><text:tab/>(ср. р., ед. ч.) <text:tab/>- не старый дом</text:p>
      <text:p text:style-name="P19">eine alte Geschichte <text:tab/>(ж.р., ед.ч.) <text:tab/>- старая история</text:p>
      <text:p text:style-name="P19">alte Probleme <text:tab/><text:tab/>(мн. ч.) <text:tab/>- старые проблемы</text:p>
      <text:p text:style-name="P17"/>
      <text:h text:style-name="Heading_20_2" text:outline-level="2"><text:bookmark-start text:name="__RefHeading___Toc9146_3204759922"/><text:span text:style-name="T99">3.a.2</text:span> краткая форма (как предикатив)<text:bookmark-end text:name="__RefHeading___Toc9146_3204759922"/></text:h>
      <text:p text:style-name="P18">— основа без окончаний</text:p>
      <text:p text:style-name="P84">прилагательное без существительного:</text:p>
      <text:p text:style-name="P17"/>
      <text:p text:style-name="P19">Der Abend ist schön. <text:tab/><text:tab/>Вечер прекрасен (прекрасный).</text:p>
      <text:p text:style-name="P19">Das Mädchen ist schön. <text:tab/>Девочка красива (красивая).</text:p>
      <text:p text:style-name="P19">Die Natur ist schön. <text:tab/><text:tab/>Природа прекрасна (прекрасная).</text:p>
      <text:p text:style-name="P19">Die Lieder sind schön. <text:tab/><text:tab/>Песни красивы (красивые).</text:p>
      <text:p text:style-name="P17"/>
      <text:p text:style-name="P65">Склонение имен прилагательных</text:p>
      <text:h text:style-name="Heading_20_2" text:outline-level="2"><text:bookmark-start text:name="__RefHeading___Toc8941_3204759922"/><text:span text:style-name="T97">3.a </text:span>Die Deklination der Adjektive<text:bookmark-end text:name="__RefHeading___Toc8941_3204759922"/></text:h>
      <text:p text:style-name="P17"/>
      <text:p text:style-name="P17">- слабое (именное)</text:p>
      <text:p text:style-name="P17">- сильное (местоименное)</text:p>
      <text:p text:style-name="P17"/>
      <text:p text:style-name="P17">слабое:</text:p>
      <text:p text:style-name="P17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7"/>
      <text:p text:style-name="P17">сильное:</text:p>
      <text:p text:style-name="P17">в остальных случаях</text:p>
      <text:p text:style-name="P17"/>
      <table:table table:name="Die_Deklination_der_Adjektive" table:style-name="Die_5f_Deklination_5f_der_5f_Adjektive">
        <table:table-column table:style-name="Die_5f_Deklination_5f_der_5f_Adjektive.A"/>
        <table:table-column table:style-name="Die_5f_Deklination_5f_der_5f_Adjektive.B"/>
        <table:table-column table:style-name="Die_5f_Deklination_5f_der_5f_Adjektive.C" table:number-columns-repeated="2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37"/>
          </table:table-cell>
          <table:table-cell table:style-name="Die_5f_Deklination_5f_der_5f_Adjektive.A1" office:value-type="string">
            <text:p text:style-name="P238">Mask.</text:p>
          </table:table-cell>
          <table:table-cell table:style-name="Die_5f_Deklination_5f_der_5f_Adjektive.A1" office:value-type="string">
            <text:p text:style-name="P238">Neut.</text:p>
          </table:table-cell>
          <table:table-cell table:style-name="Die_5f_Deklination_5f_der_5f_Adjektive.A1" office:value-type="string">
            <text:p text:style-name="P238">Fem.</text:p>
          </table:table-cell>
          <table:table-cell table:style-name="Die_5f_Deklination_5f_der_5f_Adjektive.E1" office:value-type="string">
            <text:p text:style-name="P238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N</text:p>
          </table:table-cell>
          <table:table-cell table:style-name="Die_5f_Deklination_5f_der_5f_Adjektive.A2" office:value-type="string">
            <text:p text:style-name="P238">Der neue</text:p>
          </table:table-cell>
          <table:table-cell table:style-name="Die_5f_Deklination_5f_der_5f_Adjektive.A2" office:value-type="string">
            <text:p text:style-name="P238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8"><text:span text:style-name="T55">d</text:span>ie <text:span text:style-name="T56">wiese</text:span></text:p>
          </table:table-cell>
          <table:table-cell table:style-name="Die_5f_Deklination_5f_der_5f_Adjektive.E2" office:value-type="string">
            <text:p text:style-name="P238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 neuer</text:p>
          </table:table-cell>
          <table:table-cell table:style-name="Die_5f_Deklination_5f_der_5f_Adjektive.A2" office:value-type="string">
            <text:p text:style-name="P238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8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r</text:p>
          </table:table-cell>
          <table:table-cell table:style-name="Die_5f_Deklination_5f_der_5f_Adjektive.A2" office:value-type="string">
            <text:p text:style-name="P239">schönes</text:p>
          </table:table-cell>
          <table:table-cell table:style-name="Die_5f_Deklination_5f_der_5f_Adjektive.A2" office:value-type="string">
            <text:p text:style-name="P239">weise</text:p>
          </table:table-cell>
          <table:table-cell table:style-name="Die_5f_Deklination_5f_der_5f_Adjektive.E2" office:value-type="string">
            <text:p text:style-name="P239">alte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38">A</text:p>
          </table:table-cell>
          <table:table-cell table:style-name="Die_5f_Deklination_5f_der_5f_Adjektive.A2" office:value-type="string">
            <text:p text:style-name="P238">Den neuen</text:p>
          </table:table-cell>
          <table:table-cell table:style-name="Die_5f_Deklination_5f_der_5f_Adjektive.A2" office:value-type="string">
            <text:p text:style-name="P238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8"><text:span text:style-name="T55">d</text:span>ie <text:span text:style-name="T56">weise</text:span></text:p>
          </table:table-cell>
          <table:table-cell table:style-name="Die_5f_Deklination_5f_der_5f_Adjektive.E2" office:value-type="string">
            <text:p text:style-name="P238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en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8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n</text:p>
          </table:table-cell>
          <table:table-cell table:style-name="Die_5f_Deklination_5f_der_5f_Adjektive.A2" office:value-type="string">
            <text:p text:style-name="P239">schönes</text:p>
          </table:table-cell>
          <table:table-cell table:style-name="Die_5f_Deklination_5f_der_5f_Adjektive.A2" office:value-type="string">
            <text:p text:style-name="P239">weise</text:p>
          </table:table-cell>
          <table:table-cell table:style-name="Die_5f_Deklination_5f_der_5f_Adjektive.E2" office:value-type="string">
            <text:p text:style-name="P239">alte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D</text:p>
          </table:table-cell>
          <table:table-cell table:style-name="Die_5f_Deklination_5f_der_5f_Adjektive.A2" office:value-type="string">
            <text:p text:style-name="P238">Dem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d</text:span>em <text:span text:style-name="T56">schönen</text:span></text:p>
          </table:table-cell>
          <table:table-cell table:style-name="Die_5f_Deklination_5f_der_5f_Adjektive.A2" office:value-type="string">
            <text:p text:style-name="P238"><text:span text:style-name="T55">d</text:span>er <text:span text:style-name="T56">weisen</text:span></text:p>
          </table:table-cell>
          <table:table-cell table:style-name="Die_5f_Deklination_5f_der_5f_Adjektive.E2" office:value-type="string">
            <text:p text:style-name="P238"><text:span text:style-name="T55">den</text:span> <text:span text:style-name="T56">alten 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em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e</text:span>inem <text:span text:style-name="T56">schönen</text:span></text:p>
          </table:table-cell>
          <table:table-cell table:style-name="Die_5f_Deklination_5f_der_5f_Adjektive.A2" office:value-type="string">
            <text:p text:style-name="P238"><text:span text:style-name="T55">e</text:span>iner <text:span text:style-name="T56">weisen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m</text:p>
          </table:table-cell>
          <table:table-cell table:style-name="Die_5f_Deklination_5f_der_5f_Adjektive.A2" office:value-type="string">
            <text:p text:style-name="P239">schonem</text:p>
          </table:table-cell>
          <table:table-cell table:style-name="Die_5f_Deklination_5f_der_5f_Adjektive.A2" office:value-type="string">
            <text:p text:style-name="P239">weiser</text:p>
          </table:table-cell>
          <table:table-cell table:style-name="Die_5f_Deklination_5f_der_5f_Adjektive.E2" office:value-type="string">
            <text:p text:style-name="P239"><text:span text:style-name="T55">a</text:span>lten n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G</text:p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</table:table>
      <text:p text:style-name="P17"><text:soft-page-break/></text:p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10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1">-en</text:p>
          </table:table-cell>
          <table:table-cell table:style-name="Table4.A1" office:value-type="string">
            <text:p text:style-name="P222">alle</text:p>
          </table:table-cell>
          <table:table-cell table:style-name="Table4.C1" table:number-rows-spanned="10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om.pl.</text:p>
          </table:table-cell>
        </table:table-row>
        <table:table-row>
          <table:covered-table-cell/>
          <table:table-cell table:style-name="Table4.B2" office:value-type="string">
            <text:p text:style-name="P222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jene</text:p>
          </table:table-cell>
          <table:covered-table-cell/>
        </table:table-row>
      </table:table>
      <text:p text:style-name="P37"/>
      <text:p text:style-name="P37"/>
      <text:p text:style-name="P17"/>
      <text:h text:style-name="Heading_20_2" text:outline-level="2"><text:bookmark-start text:name="__RefHeading___Toc8943_3204759922"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1_3204759922"/><text:soft-page-break/>4 Das Adverb<text:bookmark-end text:name="__RefHeading___Toc8951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3_3204759922"/><text:soft-page-break/>5 Der Vergleich<text:bookmark-end text:name="__RefHeading___Toc8953_3204759922"/></text:h>
      <text:p text:style-name="P85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40">Adjektiv</text:p>
          </table:table-cell>
          <table:table-cell table:style-name="Die_5f_Deklination_5f_der_5f_Adjektive2.A1" office:value-type="string">
            <text:p text:style-name="P240">Komparativ</text:p>
          </table:table-cell>
          <table:table-cell table:style-name="Die_5f_Deklination_5f_der_5f_Adjektive2.C1" office:value-type="string">
            <text:p text:style-name="P240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6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44">-er</text:p>
                </table:table-cell>
              </table:table-row>
            </table:table>
            <text:p text:style-name="P245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41">-sten</text:p>
                </table:table-cell>
              </table:table-row>
              <table:table-row>
                <table:table-cell table:style-name="Table8.A1" office:value-type="string">
                  <text:p text:style-name="P241">am</text:p>
                </table:table-cell>
                <table:table-cell table:style-name="Table8.A1" office:value-type="string">
                  <text:p text:style-name="P244">-ten</text:p>
                </table:table-cell>
              </table:table-row>
              <table:table-row>
                <table:table-cell table:style-name="Table8.A1" office:value-type="string">
                  <text:p text:style-name="P241"/>
                </table:table-cell>
                <table:table-cell table:style-name="Table8.A1" office:value-type="string">
                  <text:p text:style-name="P244">-esten (t, d)</text:p>
                </table:table-cell>
              </table:table-row>
            </table:table>
            <text:p text:style-name="P240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3">Computer ist nützlich<text:span text:style-name="T93">er</text:span> <text:span text:style-name="T94">als</text:span> Fernsehen.</text:p>
          </table:table-cell>
          <table:table-cell table:style-name="Die_5f_Deklination_5f_der_5f_Adjektive2.C2" office:value-type="string">
            <text:p text:style-name="P117">Wifi ist <text:span text:style-name="T93">am</text:span> wichtig<text:span text:style-name="T93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6">mit eine Vokale</text:p>
            <text:p text:style-name="P246"/>
            <text:p text:style-name="P246"/>
            <text:p text:style-name="P249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7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47">o → ö</text:p>
                </table:table-cell>
                <table:table-cell table:style-name="Table6.A1" office:value-type="string">
                  <text:p text:style-name="P247">-er</text:p>
                </table:table-cell>
              </table:table-row>
              <table:table-row>
                <table:table-cell table:style-name="Table6.A1" office:value-type="string">
                  <text:p text:style-name="P247">u → ü</text:p>
                </table:table-cell>
                <table:table-cell table:style-name="Table6.A1" office:value-type="string">
                  <text:p text:style-name="P247"/>
                </table:table-cell>
              </table:table-row>
            </table:table>
            <text:p text:style-name="P247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47">a → ä</text:p>
                </table:table-cell>
                <table:table-cell table:style-name="Table7.A1" office:value-type="string">
                  <text:p text:style-name="P242">-sten</text:p>
                </table:table-cell>
              </table:table-row>
              <table:table-row>
                <table:table-cell table:style-name="Table7.A1" office:value-type="string">
                  <text:p text:style-name="P242">am</text:p>
                </table:table-cell>
                <table:table-cell table:style-name="Table7.A1" office:value-type="string">
                  <text:p text:style-name="P247">o → ö</text:p>
                </table:table-cell>
                <table:table-cell table:style-name="Table7.A1" office:value-type="string">
                  <text:p text:style-name="P242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47">u → ü</text:p>
                </table:table-cell>
                <table:table-cell table:style-name="Table7.A1" office:value-type="string">
                  <text:p text:style-name="P242">-esten (t, d)</text:p>
                </table:table-cell>
              </table:table-row>
            </table:table>
            <text:p text:style-name="P242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8"><text:span text:style-name="T60">ä</text:span>lt<text:span text:style-name="T93">er</text:span></text:p>
          </table:table-cell>
          <table:table-cell table:style-name="Die_5f_Deklination_5f_der_5f_Adjektive2.C2" office:value-type="string">
            <text:p text:style-name="P248"><text:span text:style-name="T93">am</text:span> <text:span text:style-name="T60">ä</text:span>lt<text:span text:style-name="T93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50">gut</text:p>
                </table:table-cell>
              </table:table-row>
              <table:table-row>
                <table:table-cell table:style-name="Table3.A1" office:value-type="string">
                  <text:p text:style-name="P250">viel</text:p>
                </table:table-cell>
              </table:table-row>
              <table:table-row>
                <table:table-cell table:style-name="Table3.A1" office:value-type="string">
                  <text:p text:style-name="P250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51">besser</text:p>
                </table:table-cell>
              </table:table-row>
              <table:table-row>
                <table:table-cell table:style-name="Table2.A1" office:value-type="string">
                  <text:p text:style-name="P251">mehr</text:p>
                </table:table-cell>
              </table:table-row>
              <table:table-row>
                <table:table-cell table:style-name="Table2.A1" office:value-type="string">
                  <text:p text:style-name="P251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51">am besten</text:p>
                </table:table-cell>
              </table:table-row>
              <table:table-row>
                <table:table-cell table:style-name="Table1.A1" office:value-type="string">
                  <text:p text:style-name="P251">am meisten</text:p>
                </table:table-cell>
              </table:table-row>
              <table:table-row>
                <table:table-cell table:style-name="Table1.A1" office:value-type="string">
                  <text:p text:style-name="P251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85"/>
      <text:p text:style-name="P85"/>
      <text:h text:style-name="Heading_20_2" text:outline-level="2"><text:bookmark-start text:name="__RefHeading___Toc8955_3204759922"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9_3204759922"/><text:soft-page-break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p text:style-name="P288"/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row>
          <table:table-cell table:style-name="Table20.A1" office:value-type="string">
            <text:p text:style-name="P276">N</text:p>
          </table:table-cell>
          <table:table-cell table:style-name="Table20.A1" office:value-type="string">
            <text:p text:style-name="P277">ich</text:p>
          </table:table-cell>
          <table:table-cell table:style-name="Table20.A1" office:value-type="string">
            <text:p text:style-name="P277">du</text:p>
          </table:table-cell>
          <table:table-cell table:style-name="Table20.A1" office:value-type="string">
            <text:p text:style-name="P277">er</text:p>
          </table:table-cell>
          <table:table-cell table:style-name="Table20.A1" office:value-type="string">
            <text:p text:style-name="P277">sie</text:p>
          </table:table-cell>
          <table:table-cell table:style-name="Table20.A1" office:value-type="string">
            <text:p text:style-name="P277">es</text:p>
          </table:table-cell>
          <table:table-cell table:style-name="Table20.A1" office:value-type="string">
            <text:p text:style-name="P277">wir</text:p>
          </table:table-cell>
          <table:table-cell table:style-name="Table20.A1" office:value-type="string">
            <text:p text:style-name="P277">ihr</text:p>
          </table:table-cell>
          <table:table-cell table:style-name="Table20.I1" office:value-type="string">
            <text:p text:style-name="P277">Sie/sie</text:p>
          </table:table-cell>
        </table:table-row>
        <table:table-row>
          <table:table-cell table:style-name="Table20.A2" office:value-type="string">
            <text:p text:style-name="P276">G</text:p>
          </table:table-cell>
          <table:table-cell table:style-name="Table20.A2" office:value-type="string">
            <text:p text:style-name="P277">meiner</text:p>
          </table:table-cell>
          <table:table-cell table:style-name="Table20.A2" office:value-type="string">
            <text:p text:style-name="P277">deiner</text:p>
          </table:table-cell>
          <table:table-cell table:style-name="Table20.A2" office:value-type="string">
            <text:p text:style-name="P277">seiner</text:p>
          </table:table-cell>
          <table:table-cell table:style-name="Table20.A2" office:value-type="string">
            <text:p text:style-name="P277">ihrer</text:p>
          </table:table-cell>
          <table:table-cell table:style-name="Table20.A2" office:value-type="string">
            <text:p text:style-name="P277">seiner</text:p>
          </table:table-cell>
          <table:table-cell table:style-name="Table20.A2" office:value-type="string">
            <text:p text:style-name="P277">unser</text:p>
          </table:table-cell>
          <table:table-cell table:style-name="Table20.A2" office:value-type="string">
            <text:p text:style-name="P277">euer</text:p>
          </table:table-cell>
          <table:table-cell table:style-name="Table20.I2" office:value-type="string">
            <text:p text:style-name="P277">Ihrer/ihrer</text:p>
          </table:table-cell>
        </table:table-row>
        <table:table-row>
          <table:table-cell table:style-name="Table20.A2" office:value-type="string">
            <text:p text:style-name="P276">D</text:p>
          </table:table-cell>
          <table:table-cell table:style-name="Table20.A2" office:value-type="string">
            <text:p text:style-name="P277">mir</text:p>
          </table:table-cell>
          <table:table-cell table:style-name="Table20.A2" office:value-type="string">
            <text:p text:style-name="P277">dir</text:p>
          </table:table-cell>
          <table:table-cell table:style-name="Table20.A2" office:value-type="string">
            <text:p text:style-name="P277">ihm</text:p>
          </table:table-cell>
          <table:table-cell table:style-name="Table20.A2" office:value-type="string">
            <text:p text:style-name="P277">ihr</text:p>
          </table:table-cell>
          <table:table-cell table:style-name="Table20.A2" office:value-type="string">
            <text:p text:style-name="P277">ihm</text:p>
          </table:table-cell>
          <table:table-cell table:style-name="Table20.A2" office:value-type="string">
            <text:p text:style-name="P277">uns</text:p>
          </table:table-cell>
          <table:table-cell table:style-name="Table20.A2" office:value-type="string">
            <text:p text:style-name="P277">euch</text:p>
          </table:table-cell>
          <table:table-cell table:style-name="Table20.I2" office:value-type="string">
            <text:p text:style-name="P277">Ihnen/ihnen</text:p>
          </table:table-cell>
        </table:table-row>
        <table:table-row>
          <table:table-cell table:style-name="Table20.A2" office:value-type="string">
            <text:p text:style-name="P276">A</text:p>
          </table:table-cell>
          <table:table-cell table:style-name="Table20.A2" office:value-type="string">
            <text:p text:style-name="P277">mich</text:p>
          </table:table-cell>
          <table:table-cell table:style-name="Table20.A2" office:value-type="string">
            <text:p text:style-name="P277">dich</text:p>
          </table:table-cell>
          <table:table-cell table:style-name="Table20.A2" office:value-type="string">
            <text:p text:style-name="P277">ihn</text:p>
          </table:table-cell>
          <table:table-cell table:style-name="Table20.A2" office:value-type="string">
            <text:p text:style-name="P277">sie</text:p>
          </table:table-cell>
          <table:table-cell table:style-name="Table20.A2" office:value-type="string">
            <text:p text:style-name="P277">es</text:p>
          </table:table-cell>
          <table:table-cell table:style-name="Table20.A2" office:value-type="string">
            <text:p text:style-name="P277">uns</text:p>
          </table:table-cell>
          <table:table-cell table:style-name="Table20.A2" office:value-type="string">
            <text:p text:style-name="P277">euch</text:p>
          </table:table-cell>
          <table:table-cell table:style-name="Table20.I2" office:value-type="string">
            <text:p text:style-name="P277">Sie/sie</text:p>
          </table:table-cell>
        </table:table-row>
      </table:table>
      <text:h text:style-name="P283" text:outline-level="2"><text:bookmark-start text:name="__RefHeading___Toc8963_3204759922"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p text:style-name="P288"/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row>
          <table:table-cell table:style-name="Table21.A1" office:value-type="string">
            <text:p text:style-name="P276"/>
          </table:table-cell>
          <table:table-cell table:style-name="Table21.A1" office:value-type="string">
            <text:p text:style-name="P277">m</text:p>
          </table:table-cell>
          <table:table-cell table:style-name="Table21.A1" office:value-type="string">
            <text:p text:style-name="P277">n</text:p>
          </table:table-cell>
          <table:table-cell table:style-name="Table21.A1" office:value-type="string">
            <text:p text:style-name="P277">f</text:p>
          </table:table-cell>
          <table:table-cell table:style-name="Table21.E1" office:value-type="string">
            <text:p text:style-name="P277">pl</text:p>
          </table:table-cell>
        </table:table-row>
        <table:table-row>
          <table:table-cell table:style-name="Table21.A2" office:value-type="string">
            <text:p text:style-name="P276">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e</text:p>
          </table:table-cell>
          <table:table-cell table:style-name="Table21.E2" office:value-type="string">
            <text:p text:style-name="P278">meine</text:p>
          </table:table-cell>
        </table:table-row>
        <table:table-row>
          <table:table-cell table:style-name="Table21.A2" office:value-type="string">
            <text:p text:style-name="P276">G</text:p>
          </table:table-cell>
          <table:table-cell table:style-name="Table21.A2" office:value-type="string">
            <text:p text:style-name="P278">meines</text:p>
          </table:table-cell>
          <table:table-cell table:style-name="Table21.A2" office:value-type="string">
            <text:p text:style-name="P278">meines</text:p>
          </table:table-cell>
          <table:table-cell table:style-name="Table21.A2" office:value-type="string">
            <text:p text:style-name="P278">meiner</text:p>
          </table:table-cell>
          <table:table-cell table:style-name="Table21.E2" office:value-type="string">
            <text:p text:style-name="P278">meiner</text:p>
          </table:table-cell>
        </table:table-row>
        <table:table-row>
          <table:table-cell table:style-name="Table21.A2" office:value-type="string">
            <text:p text:style-name="P276">D</text:p>
          </table:table-cell>
          <table:table-cell table:style-name="Table21.A2" office:value-type="string">
            <text:p text:style-name="P278">meinem</text:p>
          </table:table-cell>
          <table:table-cell table:style-name="Table21.A2" office:value-type="string">
            <text:p text:style-name="P278">meinem</text:p>
          </table:table-cell>
          <table:table-cell table:style-name="Table21.A2" office:value-type="string">
            <text:p text:style-name="P278">meiner</text:p>
          </table:table-cell>
          <table:table-cell table:style-name="Table21.E2" office:value-type="string">
            <text:p text:style-name="P278">meinen</text:p>
          </table:table-cell>
        </table:table-row>
        <table:table-row>
          <table:table-cell table:style-name="Table21.A2" office:value-type="string">
            <text:p text:style-name="P276">A</text:p>
          </table:table-cell>
          <table:table-cell table:style-name="Table21.A2" office:value-type="string">
            <text:p text:style-name="P278">meine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e</text:p>
          </table:table-cell>
          <table:table-cell table:style-name="Table21.E2" office:value-type="string">
            <text:p text:style-name="P278">meine</text:p>
          </table:table-cell>
        </table:table-row>
      </table:table>
      <text:p text:style-name="Text_20_body"/>
      <text:p text:style-name="P288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79">ich</text:p>
          </table:table-cell>
          <table:table-cell table:style-name="Table22.B1" office:value-type="string">
            <text:p text:style-name="P279">mein</text:p>
          </table:table-cell>
        </table:table-row>
        <table:table-row>
          <table:table-cell table:style-name="Table22.A2" office:value-type="string">
            <text:p text:style-name="P279">du</text:p>
          </table:table-cell>
          <table:table-cell table:style-name="Table22.B2" office:value-type="string">
            <text:p text:style-name="P279">dein</text:p>
          </table:table-cell>
        </table:table-row>
        <table:table-row>
          <table:table-cell table:style-name="Table22.A2" office:value-type="string">
            <text:p text:style-name="P279">er</text:p>
          </table:table-cell>
          <table:table-cell table:style-name="Table22.B2" office:value-type="string">
            <text:p text:style-name="P279">sein</text:p>
          </table:table-cell>
        </table:table-row>
        <table:table-row>
          <table:table-cell table:style-name="Table22.A2" office:value-type="string">
            <text:p text:style-name="P279">sie</text:p>
          </table:table-cell>
          <table:table-cell table:style-name="Table22.B2" office:value-type="string">
            <text:p text:style-name="P279">ihr</text:p>
          </table:table-cell>
        </table:table-row>
        <table:table-row>
          <table:table-cell table:style-name="Table22.A2" office:value-type="string">
            <text:p text:style-name="P279">es</text:p>
          </table:table-cell>
          <table:table-cell table:style-name="Table22.B2" office:value-type="string">
            <text:p text:style-name="P279">sein</text:p>
          </table:table-cell>
        </table:table-row>
        <table:table-row>
          <table:table-cell table:style-name="Table22.A2" office:value-type="string">
            <text:p text:style-name="P279">wir</text:p>
          </table:table-cell>
          <table:table-cell table:style-name="Table22.B2" office:value-type="string">
            <text:p text:style-name="P279">unser</text:p>
          </table:table-cell>
        </table:table-row>
        <table:table-row>
          <table:table-cell table:style-name="Table22.A2" office:value-type="string">
            <text:p text:style-name="P279">ihr</text:p>
          </table:table-cell>
          <table:table-cell table:style-name="Table22.B2" office:value-type="string">
            <text:p text:style-name="P279">euer</text:p>
          </table:table-cell>
        </table:table-row>
        <table:table-row>
          <table:table-cell table:style-name="Table22.A2" office:value-type="string">
            <text:p text:style-name="P279">Sie/sie</text:p>
          </table:table-cell>
          <table:table-cell table:style-name="Table22.B2" office:value-type="string">
            <text:p text:style-name="P279">Ihr/ihr</text:p>
          </table:table-cell>
        </table:table-row>
      </table:table>
      <text:h text:style-name="P283" text:outline-level="2"><text:bookmark-start text:name="__RefHeading___Toc8969_3204759922"/><text:soft-page-break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Heading_20_2" text:outline-level="2"><text:bookmark-start text:name="__RefHeading___Toc8977_3204759922"/>6.9 Das Reflexivpronomen<text:bookmark-end text:name="__RefHeading___Toc897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79_3204759922"/><text:soft-page-break/>7 Das Verb<text:bookmark-end text:name="__RefHeading___Toc8979_3204759922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7">7.4.1 </text:span>Trennbare<text:bookmark-end text:name="__RefHeading___Toc8993_3204759922"/></text:h>
      <text:p text:style-name="P87">z.B.: auf.stehen</text:p>
      <text:p text:style-name="P87">Ich stehe um sechs Uhr auf.</text:p>
      <text:p text:style-name="P87"/>
      <text:h text:style-name="Heading_20_3" text:outline-level="3"><text:bookmark-start text:name="__RefHeading___Toc8995_3204759922"/><text:span text:style-name="T97">7.4.2 N</text:span>icht-trennbare<text:bookmark-end text:name="__RefHeading___Toc8995_3204759922"/></text:h>
      <text:p text:style-name="P87">be-</text:p>
      <text:p text:style-name="P87">ge-</text:p>
      <text:p text:style-name="P87">er-</text:p>
      <text:p text:style-name="P87">ver-</text:p>
      <text:p text:style-name="P87">zer-</text:p>
      <text:p text:style-name="P87">emp-</text:p>
      <text:p text:style-name="P87">ent-</text:p>
      <text:p text:style-name="P87">miss-</text:p>
      <text:p text:style-name="P85"/>
      <text:h text:style-name="P281" text:outline-level="2"><text:bookmark-start text:name="__RefHeading___Toc8997_3204759922"/>7.5 Reflexive Verben<text:bookmark-end text:name="__RefHeading___Toc8997_3204759922"/></text:h>
      <text:p text:style-name="P20">sich waschen</text:p>
      <text:p text:style-name="P20">sich anziehen</text:p>
      <text:p text:style-name="P20">sich kämmen<text:tab/><text:tab/>причесываться</text:p>
      <text:p text:style-name="P20">sich umdrehen<text:tab/><text:tab/>оборачиваться</text:p>
      <text:p text:style-name="P20">sich beeilen<text:tab/><text:tab/>спешить <text:span text:style-name="T57">(die Eile спешка)</text:span></text:p>
      <text:p text:style-name="P20">sich ärgern<text:tab/><text:tab/>сердиться <text:span text:style-name="T57">(der Ärger)</text:span></text:p>
      <text:p text:style-name="P20">sich treffen</text:p>
      <text:p text:style-name="P20">sich freuen</text:p>
      <text:p text:style-name="P20">sich entschuldigen</text:p>
      <text:p text:style-name="P20">sich befinden<text:tab/><text:tab/>находится</text:p>
      <text:p text:style-name="P20">sich verabschiden<text:tab/>прощаться</text:p>
      <text:p text:style-name="P20"/>
      <text:p text:style-name="P20">er wäscht sich (kalt).</text:p>
      <text:p text:style-name="P21">Wäscht er sich (kalt)?</text:p>
      <text:p text:style-name="P21">Er wäscht sich nicht (kalt).</text:p>
      <text:p text:style-name="P21">Warum wäscht er sich (kalt)?</text:p>
      <text:p text:style-name="P21">Wo befindet sich dein Haus?</text:p>
      <text:p text:style-name="P21">Er kann sich nicht ärgern?</text:p>
      <text:p text:style-name="P21"/>
      <text:p text:style-name="P21"/>
      <text:h text:style-name="Heading_20_2" text:outline-level="2"><text:bookmark-start text:name="__RefHeading___Toc8999_3204759922"/><text:soft-page-break/><text:span text:style-name="T97">7.6 </text:span>Глаголы с меняющейся корневой гласной<text:bookmark-end text:name="__RefHeading___Toc8999_3204759922"/></text:h>
      <text:p text:style-name="P20"><text:span text:style-name="T57">o → </text:span>ö</text:p>
      <text:p text:style-name="P20"><text:span text:style-name="T57">a → </text:span>ä</text:p>
      <text:p text:style-name="P22">laufen — läuft</text:p>
      <text:p text:style-name="P22">lassen — lässt</text:p>
      <text:p text:style-name="P22">fangen — fängt</text:p>
      <text:p text:style-name="P22">anfangen — fängt an</text:p>
      <text:p text:style-name="P22">schlafen — shläft</text:p>
      <text:p text:style-name="P22">halten — hält</text:p>
      <text:p text:style-name="P22">faren — färt</text:p>
      <text:p text:style-name="P22">raten — rät/ratet</text:p>
      <text:p text:style-name="P22">laden — lädt/ladet</text:p>
      <text:p text:style-name="P22">waschen — wäscht</text:p>
      <text:p text:style-name="P22">gefalen — gefält</text:p>
      <text:p text:style-name="P22">stoßen — stößt</text:p>
      <text:p text:style-name="P22">fallen — fällt</text:p>
      <text:p text:style-name="P22"/>
      <text:p text:style-name="P23">e<text:span text:style-name="T57"> →</text:span>i</text:p>
      <text:p text:style-name="P23">e<text:span text:style-name="T57"> →</text:span>ie</text:p>
      <text:p text:style-name="P23">essen — isst</text:p>
      <text:p text:style-name="P23">fressen — frisst</text:p>
      <text:p text:style-name="P23">geben — gibt</text:p>
      <text:p text:style-name="P23">messen — misst</text:p>
      <text:p text:style-name="P23">werben — wirbt</text:p>
      <text:p text:style-name="P23">sterben — stribt</text:p>
      <text:p text:style-name="P23">gelten — gilt</text:p>
      <text:p text:style-name="P23">tretten — tritt</text:p>
      <text:p text:style-name="P23">sprechen — spricht</text:p>
      <text:p text:style-name="P23">vergessen — vergisst</text:p>
      <text:p text:style-name="P23">helfen — hilft</text:p>
      <text:p text:style-name="P23">nehmen — nimmt</text:p>
      <text:p text:style-name="P23"/>
      <text:p text:style-name="P23">sehen — sieht</text:p>
      <text:p text:style-name="P23">geschehen — geschicht</text:p>
      <text:p text:style-name="P23">lesen — liest</text:p>
      <text:p text:style-name="P23">empfehlen — empfiehlt</text:p>
      <text:p text:style-name="P23">befehlen — befiehlt</text:p>
      <text:p text:style-name="P23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9001_3204759922"/><text:soft-page-break/>8 Der Indikativ<text:bookmark-end text:name="__RefHeading___Toc9001_3204759922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p text:style-name="P85"/>
      <text:h text:style-name="Heading_20_3" text:outline-level="3"><text:bookmark-start text:name="__RefHeading___Toc9007_3204759922"/>8.2.1 Das Perfekt<text:bookmark-end text:name="__RefHeading___Toc9007_3204759922"/></text:h>
      <text:p text:style-name="P85"/>
      <text:p text:style-name="P88">Perfekt <text:span text:style-name="T62">= haben/sein + Partizip II</text:span></text:p>
      <text:p text:style-name="P88"/>
      <text:p text:style-name="P89">sein:</text:p>
      <text:p text:style-name="P89">1. A→ B</text:p>
      <text:p text:style-name="P89">gehen, fahren etc</text:p>
      <text:p text:style-name="P89">2. fallen, aufstehen, sterben etc</text:p>
      <text:p text:style-name="P89">3. bleiben, passieren</text:p>
      <text:p text:style-name="P89">habe: in andere Fallen</text:p>
      <text:p text:style-name="P90"/>
      <text:p text:style-name="P91">Gestern <text:span text:style-name="T65">hat</text:span> Michael sein Büro <text:span text:style-name="T65">aufgeräumt</text:span></text:p>
      <text:p text:style-name="P115"/>
      <text:p text:style-name="P85">8.2.2 Das Präteritum</text:p>
      <text:p text:style-name="P85">8.2.3 Das Plusquamperfekt</text:p>
      <text:p text:style-name="P85">8.3 Das Futur</text:p>
      <text:p text:style-name="P85">8.3.1 Das Futur I</text:p>
      <text:p text:style-name="P85">8.3.2 Das Futur II</text:p>
      <text:p text:style-name="P85">9 Der Konjunktiv</text:p>
      <text:p text:style-name="P85">9.1 Der Konjunktiv II</text:p>
      <text:p text:style-name="P85">9.2 Der Konjunktiv I</text:p>
      <text:p text:style-name="P85">10 Der Imperativ</text:p>
      <text:p text:style-name="P92">du – <text:span text:style-name="T60">du</text:span> geh<text:span text:style-name="T60">st </text:span>zu Fuss → geh(e) zu Fuss!</text:p>
      <text:p text:style-name="P92">ihr – <text:span text:style-name="T60">ihr</text:span> malt → malt!</text:p>
      <text:p text:style-name="P92">Sie – Sie ↔ sagen → sagen Sie bitte!</text:p>
      <text:p text:style-name="P92">wir – wir ↔ gehen ins Kino → gehen wir ins Kino!</text:p>
      <text:p text:style-name="P92"/>
      <text:p text:style-name="P92">du – sa</text:p>
      <text:p text:style-name="P92">ihr – seid</text:p>
      <text:p text:style-name="P92">Sie – sein Sie</text:p>
      <text:p text:style-name="P92">wir - sein</text:p>
      <text:p text:style-name="P85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72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59">ich</text:p>
          </table:table-cell>
          <table:table-cell table:style-name="Table13.B2" table:number-rows-spanned="6" office:value-type="string">
            <text:p text:style-name="P263"/>
            <text:p text:style-name="P263"/>
            <text:p text:style-name="P263"><text:soft-page-break/></text:p>
            <text:p text:style-name="P263">reis<text:span text:style-name="T70">en</text:span></text:p>
          </table:table-cell>
          <table:table-cell table:style-name="Table13.B2" table:number-rows-spanned="6" office:value-type="string">
            <text:p text:style-name="P268"/>
            <text:p text:style-name="P268"/>
            <text:p text:style-name="P268"><text:soft-page-break/></text:p>
            <text:p text:style-name="P266">t</text:p>
          </table:table-cell>
          <table:table-cell table:style-name="Table13.D2" office:value-type="string">
            <text:p text:style-name="P263">e</text:p>
          </table:table-cell>
        </table:table-row>
        <table:table-row>
          <table:table-cell table:style-name="Table13.A2" office:value-type="string">
            <text:p text:style-name="P259">du</text:p>
          </table:table-cell>
          <table:covered-table-cell/>
          <table:covered-table-cell/>
          <table:table-cell table:style-name="Table13.D2" office:value-type="string">
            <text:p text:style-name="P263">est</text:p>
          </table:table-cell>
        </table:table-row>
        <table:table-row>
          <table:table-cell table:style-name="Table13.A2" office:value-type="string">
            <text:p text:style-name="P259">er, sie, es</text:p>
          </table:table-cell>
          <table:covered-table-cell/>
          <table:covered-table-cell/>
          <table:table-cell table:style-name="Table13.D2" office:value-type="string">
            <text:p text:style-name="P263">e</text:p>
          </table:table-cell>
        </table:table-row>
        <table:table-row>
          <table:table-cell table:style-name="Table13.A2" office:value-type="string">
            <text:p text:style-name="P259">wir</text:p>
          </table:table-cell>
          <table:covered-table-cell/>
          <table:covered-table-cell/>
          <table:table-cell table:style-name="Table13.D2" office:value-type="string">
            <text:p text:style-name="P263">en</text:p>
          </table:table-cell>
        </table:table-row>
        <table:table-row>
          <table:table-cell table:style-name="Table13.A2" office:value-type="string">
            <text:p text:style-name="P259">ihr</text:p>
          </table:table-cell>
          <table:covered-table-cell/>
          <table:covered-table-cell/>
          <table:table-cell table:style-name="Table13.D2" office:value-type="string">
            <text:p text:style-name="P263">et</text:p>
          </table:table-cell>
        </table:table-row>
        <table:table-row>
          <table:table-cell table:style-name="Table13.A2" office:value-type="string">
            <text:p text:style-name="P259">sie-Sie</text:p>
          </table:table-cell>
          <table:covered-table-cell/>
          <table:covered-table-cell/>
          <table:table-cell table:style-name="Table13.D2" office:value-type="string">
            <text:p text:style-name="P263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72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60">ich</text:p>
          </table:table-cell>
          <table:table-cell table:style-name="Table14.B2" table:number-rows-spanned="6" office:value-type="string">
            <text:p text:style-name="P264"/>
            <text:p text:style-name="P264"/>
            <text:p text:style-name="P264"/>
            <text:p text:style-name="P266">sprach</text:p>
            <text:p text:style-name="P269"/>
            <text:p text:style-name="P269"/>
            <text:p text:style-name="P269"/>
            <text:p text:style-name="P266">t</text:p>
          </table:table-cell>
          <table:table-cell table:style-name="Table14.C2" office:value-type="string">
            <text:p text:style-name="P264"/>
          </table:table-cell>
        </table:table-row>
        <table:table-row>
          <table:table-cell table:style-name="Table14.A2" office:value-type="string">
            <text:p text:style-name="P260">du</text:p>
          </table:table-cell>
          <table:covered-table-cell/>
          <table:table-cell table:style-name="Table14.C2" office:value-type="string">
            <text:p text:style-name="P264">st</text:p>
          </table:table-cell>
        </table:table-row>
        <table:table-row>
          <table:table-cell table:style-name="Table14.A2" office:value-type="string">
            <text:p text:style-name="P260">er, sie, es</text:p>
          </table:table-cell>
          <table:covered-table-cell/>
          <table:table-cell table:style-name="Table14.C2" office:value-type="string">
            <text:p text:style-name="P264"/>
          </table:table-cell>
        </table:table-row>
        <table:table-row>
          <table:table-cell table:style-name="Table14.A2" office:value-type="string">
            <text:p text:style-name="P260">wir</text:p>
          </table:table-cell>
          <table:covered-table-cell/>
          <table:table-cell table:style-name="Table14.C2" office:value-type="string">
            <text:p text:style-name="P264">en</text:p>
          </table:table-cell>
        </table:table-row>
        <table:table-row>
          <table:table-cell table:style-name="Table14.A2" office:value-type="string">
            <text:p text:style-name="P260">ihr</text:p>
          </table:table-cell>
          <table:covered-table-cell/>
          <table:table-cell table:style-name="Table14.C2" office:value-type="string">
            <text:p text:style-name="P264">t</text:p>
          </table:table-cell>
        </table:table-row>
        <table:table-row>
          <table:table-cell table:style-name="Table14.A2" office:value-type="string">
            <text:p text:style-name="P260">sie-Sie</text:p>
          </table:table-cell>
          <table:covered-table-cell/>
          <table:table-cell table:style-name="Table14.C2" office:value-type="string">
            <text:p text:style-name="P264">en</text:p>
          </table:table-cell>
        </table:table-row>
      </table:table>
      <text:p text:style-name="P123"/>
      <text:p text:style-name="P123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123"/>
      <text:p text:style-name="P123">Например:</text:p>
      <text:p text:style-name="P123">Er lacht den ganzen Abend — Он смеётся целый вечер</text:p>
      <text:p text:style-name="P123">Er lachte den ganzen Abend — Он смеялся целый вечер</text:p>
      <text:p text:style-name="P123"/>
      <text:p text:style-name="P123">Immer wenn ich komme, sitzt er an seinem Tisch — Всегда когда я прихожу, он сидит за своим столом</text:p>
      <text:p text:style-name="P123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85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2">ich</text:p>
          </table:table-cell>
          <table:table-cell table:style-name="Table5.B1" office:value-type="string">
            <text:p text:style-name="P252">werde</text:p>
          </table:table-cell>
        </table:table-row>
        <table:table-row>
          <table:table-cell table:style-name="Table5.A2" office:value-type="string">
            <text:p text:style-name="P252">du</text:p>
          </table:table-cell>
          <table:table-cell table:style-name="Table5.B2" office:value-type="string">
            <text:p text:style-name="P252">wirst</text:p>
          </table:table-cell>
        </table:table-row>
        <table:table-row>
          <table:table-cell table:style-name="Table5.A2" office:value-type="string">
            <text:p text:style-name="P252">er, sie es</text:p>
          </table:table-cell>
          <table:table-cell table:style-name="Table5.B2" office:value-type="string">
            <text:p text:style-name="P252">wird</text:p>
          </table:table-cell>
        </table:table-row>
        <table:table-row>
          <table:table-cell table:style-name="Table5.A2" office:value-type="string">
            <text:p text:style-name="P252">wir</text:p>
          </table:table-cell>
          <table:table-cell table:style-name="Table5.B2" office:value-type="string">
            <text:p text:style-name="P252">werden</text:p>
          </table:table-cell>
        </table:table-row>
        <table:table-row>
          <table:table-cell table:style-name="Table5.A2" office:value-type="string">
            <text:p text:style-name="P252">ihr</text:p>
          </table:table-cell>
          <table:table-cell table:style-name="Table5.B2" office:value-type="string">
            <text:p text:style-name="P252">werdet</text:p>
          </table:table-cell>
        </table:table-row>
        <table:table-row>
          <table:table-cell table:style-name="Table5.A2" office:value-type="string">
            <text:p text:style-name="P252">sie/Sie</text:p>
          </table:table-cell>
          <table:table-cell table:style-name="Table5.B2" office:value-type="string">
            <text:p text:style-name="P252">werden</text:p>
          </table:table-cell>
        </table:table-row>
      </table:table>
      <text:p text:style-name="P285"/>
      <text:p text:style-name="P286"><text:span text:style-name="T100">Nächstes Jahr <text:s/></text:span><text:span text:style-name="T67">werde</text:span><text:span text:style-name="T100"> ich nach Deutschland </text:span><text:span text:style-name="T67">fahren</text:span><text:span text:style-name="T100">.</text:span></text:p>
      <text:h text:style-name="Heading_20_3" text:outline-level="3"><text:bookmark-start text:name="__RefHeading___Toc37882_3946760855"/>8.3.2 Das Futur II<text:bookmark-end text:name="__RefHeading___Toc37882_3946760855"/></text:h>
      <text:p text:style-name="Text_20_body"/>
      <text:h text:style-name="P297" text:outline-level="1"><text:bookmark-start text:name="__RefHeading___Toc37884_3946760855"/><text:soft-page-break/>9 Der Konjunktiv<text:bookmark-end text:name="__RefHeading___Toc37884_3946760855"/>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80" text:outline-level="2"><text:bookmark-start text:name="__RefHeading___Toc9160_3204759922"/>9.1 Der Konjunktiv II<text:bookmark-end text:name="__RefHeading___Toc9160_3204759922"/></text:h>
      <text:p text:style-name="P126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конъюнктива. К тому же, помимо собственно глагольной формы Konjunktiv II, имеется еще и так называемая описательная форма конъюнктива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<text:bookmark-start text:name="__RefHeading___Toc37886_3946760855"/>9.1.1 Synthetisch<text:bookmark-end text:name="__RefHeading___Toc37886_3946760855"/></text:h>
      <text:p text:style-name="Standard"/>
      <text:p text:style-name="P125">отличается от претеритума следующим:</text:p>
      <text:p text:style-name="P12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73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61">ich</text:p>
          </table:table-cell>
          <table:table-cell table:style-name="Table15.B2" table:number-rows-spanned="6" office:value-type="string">
            <text:p text:style-name="P265"/>
            <text:p text:style-name="P265"/>
            <text:p text:style-name="P265"/>
            <text:p text:style-name="P265">reis<text:span text:style-name="T71">en</text:span></text:p>
          </table:table-cell>
          <table:table-cell table:style-name="Table15.B2" table:number-rows-spanned="6" office:value-type="string">
            <text:p text:style-name="P270"/>
            <text:p text:style-name="P270"/>
            <text:p text:style-name="P270"/>
            <text:p text:style-name="P271">t</text:p>
          </table:table-cell>
          <table:table-cell table:style-name="Table15.D2" office:value-type="string">
            <text:p text:style-name="P265">e</text:p>
          </table:table-cell>
        </table:table-row>
        <table:table-row>
          <table:table-cell table:style-name="Table15.A2" office:value-type="string">
            <text:p text:style-name="P261">du</text:p>
          </table:table-cell>
          <table:covered-table-cell/>
          <table:covered-table-cell/>
          <table:table-cell table:style-name="Table15.D2" office:value-type="string">
            <text:p text:style-name="P265">est</text:p>
          </table:table-cell>
        </table:table-row>
        <table:table-row>
          <table:table-cell table:style-name="Table15.A2" office:value-type="string">
            <text:p text:style-name="P261">er, sie, es</text:p>
          </table:table-cell>
          <table:covered-table-cell/>
          <table:covered-table-cell/>
          <table:table-cell table:style-name="Table15.D2" office:value-type="string">
            <text:p text:style-name="P265">e</text:p>
          </table:table-cell>
        </table:table-row>
        <table:table-row>
          <table:table-cell table:style-name="Table15.A2" office:value-type="string">
            <text:p text:style-name="P261">wir</text:p>
          </table:table-cell>
          <table:covered-table-cell/>
          <table:covered-table-cell/>
          <table:table-cell table:style-name="Table15.D2" office:value-type="string">
            <text:p text:style-name="P265">en</text:p>
          </table:table-cell>
        </table:table-row>
        <table:table-row>
          <table:table-cell table:style-name="Table15.A2" office:value-type="string">
            <text:p text:style-name="P261">ihr</text:p>
          </table:table-cell>
          <table:covered-table-cell/>
          <table:covered-table-cell/>
          <table:table-cell table:style-name="Table15.D2" office:value-type="string">
            <text:p text:style-name="P265">et</text:p>
          </table:table-cell>
        </table:table-row>
        <table:table-row>
          <table:table-cell table:style-name="Table15.A2" office:value-type="string">
            <text:p text:style-name="P261">sie-Sie</text:p>
          </table:table-cell>
          <table:covered-table-cell/>
          <table:covered-table-cell/>
          <table:table-cell table:style-name="Table15.D2" office:value-type="string">
            <text:p text:style-name="P265">en</text:p>
          </table:table-cell>
        </table:table-row>
      </table:table>
      <text:p text:style-name="P124"/>
      <text:p text:style-name="P124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73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61">ich</text:p>
          </table:table-cell>
          <table:table-cell table:style-name="Table16.B2" table:number-rows-spanned="6" office:value-type="string">
            <text:p text:style-name="P265"/>
            <text:p text:style-name="P265"/>
            <text:p text:style-name="P265"/>
            <text:p text:style-name="P267">sprach</text:p>
            <text:p text:style-name="P270"/>
            <text:p text:style-name="P270"/>
            <text:p text:style-name="P270"/>
            <text:p text:style-name="P267">t</text:p>
          </table:table-cell>
          <table:table-cell table:style-name="Table16.C2" office:value-type="string">
            <text:p text:style-name="P265"/>
          </table:table-cell>
        </table:table-row>
        <table:table-row>
          <table:table-cell table:style-name="Table16.A2" office:value-type="string">
            <text:p text:style-name="P261">du</text:p>
          </table:table-cell>
          <table:covered-table-cell/>
          <table:table-cell table:style-name="Table16.C2" office:value-type="string">
            <text:p text:style-name="P265">st</text:p>
          </table:table-cell>
        </table:table-row>
        <table:table-row>
          <table:table-cell table:style-name="Table16.A2" office:value-type="string">
            <text:p text:style-name="P261">er, sie, es</text:p>
          </table:table-cell>
          <table:covered-table-cell/>
          <table:table-cell table:style-name="Table16.C2" office:value-type="string">
            <text:p text:style-name="P265"/>
          </table:table-cell>
        </table:table-row>
        <table:table-row>
          <table:table-cell table:style-name="Table16.A2" office:value-type="string">
            <text:p text:style-name="P261">wir</text:p>
          </table:table-cell>
          <table:covered-table-cell/>
          <table:table-cell table:style-name="Table16.C2" office:value-type="string">
            <text:p text:style-name="P265">en</text:p>
          </table:table-cell>
        </table:table-row>
        <table:table-row>
          <table:table-cell table:style-name="Table16.A2" office:value-type="string">
            <text:p text:style-name="P261">ihr</text:p>
          </table:table-cell>
          <table:covered-table-cell/>
          <table:table-cell table:style-name="Table16.C2" office:value-type="string">
            <text:p text:style-name="P265">t</text:p>
          </table:table-cell>
        </table:table-row>
        <table:table-row>
          <table:table-cell table:style-name="Table16.A2" office:value-type="string">
            <text:p text:style-name="P261">sie-Sie</text:p>
          </table:table-cell>
          <table:covered-table-cell/>
          <table:table-cell table:style-name="Table16.C2" office:value-type="string">
            <text:p text:style-name="P265">en</text:p>
          </table:table-cell>
        </table:table-row>
      </table:table>
      <text:p text:style-name="P124"/>
      <text:h text:style-name="Heading_20_3" text:outline-level="3"><text:bookmark-start text:name="__RefHeading___Toc37888_3946760855"/>9.1.2 würde-Form<text:bookmark-end text:name="__RefHeading___Toc37888_3946760855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61">ich</text:p>
          </table:table-cell>
          <table:table-cell table:style-name="Table17.B1" office:value-type="string">
            <text:p text:style-name="P274">würde</text:p>
          </table:table-cell>
        </table:table-row>
        <text:soft-page-break/>
        <table:table-row>
          <table:table-cell table:style-name="Table17.A2" office:value-type="string">
            <text:p text:style-name="P261">du</text:p>
          </table:table-cell>
          <table:table-cell table:style-name="Table17.B2" office:value-type="string">
            <text:p text:style-name="P274">würdest</text:p>
          </table:table-cell>
        </table:table-row>
        <table:table-row>
          <table:table-cell table:style-name="Table17.A2" office:value-type="string">
            <text:p text:style-name="P261">er, sie, es</text:p>
          </table:table-cell>
          <table:table-cell table:style-name="Table17.B2" office:value-type="string">
            <text:p text:style-name="P274">würde</text:p>
          </table:table-cell>
        </table:table-row>
        <table:table-row>
          <table:table-cell table:style-name="Table17.A2" office:value-type="string">
            <text:p text:style-name="P261">wir</text:p>
          </table:table-cell>
          <table:table-cell table:style-name="Table17.B2" office:value-type="string">
            <text:p text:style-name="P274">würden</text:p>
          </table:table-cell>
        </table:table-row>
        <table:table-row>
          <table:table-cell table:style-name="Table17.A2" office:value-type="string">
            <text:p text:style-name="P261">ihr</text:p>
          </table:table-cell>
          <table:table-cell table:style-name="Table17.B2" office:value-type="string">
            <text:p text:style-name="P274">würdet</text:p>
          </table:table-cell>
        </table:table-row>
        <table:table-row>
          <table:table-cell table:style-name="Table17.A2" office:value-type="string">
            <text:p text:style-name="P261">sie-Sie</text:p>
          </table:table-cell>
          <table:table-cell table:style-name="Table17.B2" office:value-type="string">
            <text:p text:style-name="P274">würden</text:p>
          </table:table-cell>
        </table:table-row>
      </table:table>
      <text:p text:style-name="P124"/>
      <text:p text:style-name="P124"/>
      <text:h text:style-name="Heading_20_3" text:outline-level="3"><text:bookmark-start text:name="__RefHeading___Toc37890_3946760855"/>9.1.3 etc<text:bookmark-end text:name="__RefHeading___Toc37890_3946760855"/></text:h>
      <text:h text:style-name="Heading_20_4" text:outline-level="4"><text:bookmark-start text:name="__RefHeading___Toc37892_3946760855"/>9.1.3.1 Sein –&gt; Wäre<text:bookmark-end text:name="__RefHeading___Toc37892_3946760855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62">ich</text:p>
          </table:table-cell>
          <table:table-cell table:style-name="Table18.B1" office:value-type="string">
            <text:p text:style-name="P275">wä<text:span text:style-name="T115">re</text:span></text:p>
          </table:table-cell>
        </table:table-row>
        <table:table-row>
          <table:table-cell table:style-name="Table18.A2" office:value-type="string">
            <text:p text:style-name="P262">du</text:p>
          </table:table-cell>
          <table:table-cell table:style-name="Table18.B2" office:value-type="string">
            <text:p text:style-name="P275">wä<text:span text:style-name="T115">rst</text:span></text:p>
          </table:table-cell>
        </table:table-row>
        <table:table-row>
          <table:table-cell table:style-name="Table18.A2" office:value-type="string">
            <text:p text:style-name="P262">er, sie, es</text:p>
          </table:table-cell>
          <table:table-cell table:style-name="Table18.B2" office:value-type="string">
            <text:p text:style-name="P275">wä<text:span text:style-name="T115">re</text:span></text:p>
          </table:table-cell>
        </table:table-row>
        <table:table-row>
          <table:table-cell table:style-name="Table18.A2" office:value-type="string">
            <text:p text:style-name="P262">wir</text:p>
          </table:table-cell>
          <table:table-cell table:style-name="Table18.B2" office:value-type="string">
            <text:p text:style-name="P275">wä<text:span text:style-name="T115">ren</text:span></text:p>
          </table:table-cell>
        </table:table-row>
        <table:table-row>
          <table:table-cell table:style-name="Table18.A2" office:value-type="string">
            <text:p text:style-name="P262">ihr</text:p>
          </table:table-cell>
          <table:table-cell table:style-name="Table18.B2" office:value-type="string">
            <text:p text:style-name="P275">wä<text:span text:style-name="T115">rt</text:span></text:p>
          </table:table-cell>
        </table:table-row>
        <table:table-row>
          <table:table-cell table:style-name="Table18.A2" office:value-type="string">
            <text:p text:style-name="P262">sie-Sie</text:p>
          </table:table-cell>
          <table:table-cell table:style-name="Table18.B2" office:value-type="string">
            <text:p text:style-name="P275">wä<text:span text:style-name="T115">ren</text:span></text:p>
          </table:table-cell>
        </table:table-row>
      </table:table>
      <text:p text:style-name="P127"/>
      <text:p text:style-name="P127">Wen ich Prinzessin wäre, würde ich in Schloss leben.</text:p>
      <text:h text:style-name="Heading_20_4" text:outline-level="4"><text:bookmark-start text:name="__RefHeading___Toc37894_3946760855"/>9.1.3.2 Hätte<text:bookmark-end text:name="__RefHeading___Toc37894_3946760855"/></text:h>
      <text:p text:style-name="P124">Hätte ich viele Diener.</text:p>
      <text:p text:style-name="P124"/>
      <text:p text:style-name="P124">Die synthetischen Konjunktiv II-Formen sind nur noch gebräuchlich bei:</text:p>
      <text:p text:style-name="P124">• den Hilfsverben <text:span text:style-name="T94">sein</text:span>, <text:span text:style-name="T94">haben</text:span> und <text:span text:style-name="T94">werden</text:span></text:p>
      <text:p text:style-name="P124">• den <text:span text:style-name="T94">Modalverben</text:span></text:p>
      <text:p text:style-name="P124">• den häufig verwendeten starken Verben: <text:span text:style-name="T94">käme</text:span>, <text:span text:style-name="T94">wüsste</text:span>, <text:span text:style-name="T94">ginge</text:span>, <text:span text:style-name="T94">ließe</text:span>, <text:span text:style-name="T94">bräuchte</text:span>, <text:span text:style-name="T94">nähme</text:span>, <text:span text:style-name="T94">gäbe</text:span>, <text:span text:style-name="T94">sähe</text:span>, <text:span text:style-name="T94">läge</text:span><text:span text:style-name="T111">.</text:span></text:p>
      <text:p text:style-name="P124"><text:span text:style-name="T64">In allen anderen Fällen</text:span> und von allen regelmäßigen Verben nimmt man die würde-Form.</text:p>
      <text:h text:style-name="P280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7" text:outline-level="1"><text:bookmark-start text:name="__RefHeading___Toc9164_3204759922"/><text:soft-page-break/>10 Der Imperativ<text:bookmark-end text:name="__RefHeading___Toc9164_3204759922"/></text:h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h text:style-name="P297" text:outline-level="1"><text:bookmark-start text:name="__RefHeading___Toc9009_3204759922"/><text:soft-page-break/>11 Der Infinitiv<text:bookmark-end text:name="__RefHeading___Toc9009_3204759922"/></text:h>
      <text:h text:style-name="P280" text:outline-level="2"><text:bookmark-start text:name="__RefHeading___Toc37896_3946760855"/>11.1 Der reine Infinitiv<text:bookmark-end text:name="__RefHeading___Toc37896_3946760855"/></text:h>
      <text:h text:style-name="P280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6">mit <text:span text:style-name="T32">zu</text:span></text:p>
          </table:table-cell>
          <table:table-cell table:style-name="Table11.B1" office:value-type="string">
            <text:p text:style-name="P256">ohne <text:span text:style-name="T32">zu</text:span></text:p>
          </table:table-cell>
        </table:table-row>
        <table:table-row>
          <table:table-cell table:style-name="Table11.A2" table:number-rows-spanned="3" office:value-type="string">
            <text:p text:style-name="P256">Es <text:span text:style-name="T94">ist</text:span> wichtig Fremdsprache <text:span text:style-name="T104">zu</text:span> <text:span text:style-name="T94">lernen</text:span></text:p>
          </table:table-cell>
          <table:table-cell table:style-name="Table11.B2" office:value-type="string">
            <text:p text:style-name="P256">1. mit Modalverben</text:p>
            <text:p text:style-name="P256">Ich <text:span text:style-name="T94">möchte</text:span> Spanisch <text:span text:style-name="T94">lernen</text:span></text:p>
          </table:table-cell>
        </table:table-row>
        <table:table-row>
          <table:covered-table-cell/>
          <table:table-cell table:style-name="Table11.B2" office:value-type="string">
            <text:p text:style-name="P256">2. Bewegungsverben</text:p>
            <text:p text:style-name="P256">gehen, fahren, laufen</text:p>
            <text:p text:style-name="P256">Ich <text:span text:style-name="T94">gehe</text:span> heute Abend <text:span text:style-name="T94">einkaufen</text:span></text:p>
            <text:p text:style-name="P257">3. lassen</text:p>
            <text:p text:style-name="P257">Ich <text:span text:style-name="T94">lasse</text:span> meine Haare <text:span text:style-name="T106">schneiden</text:span></text:p>
          </table:table-cell>
        </table:table-row>
        <table:table-row>
          <table:covered-table-cell/>
          <table:table-cell table:style-name="Table11.B2" office:value-type="string">
            <text:p text:style-name="P258">4. lernen, lehren, helfen, bleiben</text:p>
            <text:p text:style-name="P258">Das Kind <text:span text:style-name="T94">lernt</text:span> Fahrrad <text:span text:style-name="T94">fahren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7" text:outline-level="1"><text:bookmark-start text:name="__RefHeading___Toc9015_3204759922"/><text:soft-page-break/>12 Das Partizip<text:bookmark-end text:name="__RefHeading___Toc9015_3204759922"/></text:h>
      <text:p text:style-name="P128">Das Partizip</text:p>
      <text:p text:style-name="P128">Im Deutschen gibt es zwei Formen des Partizips: </text:p>
      <text:p text:style-name="P128">- Partizip I (auch: Partizip Präsens)</text:p>
      <text:p text:style-name="P128">- Partizip II (auch: Partizip Perfekt)</text:p>
      <text:h text:style-name="P280" text:outline-level="2"><text:bookmark-start text:name="__RefHeading___Toc9017_3204759922"/>12.1 Das Partizip I<text:bookmark-end text:name="__RefHeading___Toc9017_3204759922"/></text:h>
      <text:p text:style-name="P129">Причастие I образуется из инфинитива путем добавления -d в конец</text:p>
      <text:p text:style-name="P129"/>
      <text:p text:style-name="P129">Например:</text:p>
      <text:p text:style-name="P129">arbeiten (работать) — arbeitend (работая)</text:p>
      <text:p text:style-name="P129">lieben (любить) — liebend (любя)</text:p>
      <text:p text:style-name="P129">reißen (разрывать, рвать) — reißend (разрывая)</text:p>
      <text:p text:style-name="P129"/>
      <text:p text:style-name="P129">Причастие I может употребляться с глаголом и с существительным</text:p>
      <text:p text:style-name="P129"/>
      <text:p text:style-name="P129">При употреблении причастия I с глаголом оно не меняет своей формы, поскольку основной глагол принимает на себя все грамматические категории (время, число и пр.)</text:p>
      <text:p text:style-name="P129"/>
      <text:p text:style-name="P129">Например:</text:p>
      <text:p text:style-name="P129">Er spricht/sprach zögernd — Он говорит/говорил неуверенно</text:p>
      <text:p text:style-name="P129">Die Leute gehen/gingen jubelnd durch die Stadt — Люди идут/шли ликуя по городу</text:p>
      <text:p text:style-name="P129"/>
      <text:p text:style-name="P129">За исключением грамматического субъекта Причастие I сохраняет все атрибуты глагола от которого оно было образовано (предлог, управление падежом дополнения)</text:p>
      <text:p text:style-name="P129"/>
      <text:p text:style-name="P129">Например:</text:p>
      <text:p text:style-name="P129">Sie ermahnte ihn, dabei appelierte sie an seine Ehrlichkeit — Она поучала его, при этом она апеллировала к его честности</text:p>
      <text:p text:style-name="P129">Sie ermahnte ihn an seine Ehrlichkeit appelierend — Она поучала его апеллируя к его честности</text:p>
      <text:p text:style-name="P129"/>
      <text:p text:style-name="P129">В качестве определения при существительном причастие I склоняется как прилагательное</text:p>
      <text:p text:style-name="P129"/>
      <text:p text:style-name="P129">Например:</text:p>
      <text:p text:style-name="P129">Ich habe mich neben dem sprechenden Mann gezsetzt (Dativ) — Я сел рядом с говорившим мужчиной</text:p>
      <text:p text:style-name="P129">Sie ist eine liebende Mutter schlechthin (Nominativ) — Она — воплощение любящей матери</text:p>
      <text:p text:style-name="P129">Er sah ein schreiendes Kind (Akkusativ) — Он увидел плачущего ребенка</text:p>
      <text:p text:style-name="P129"/>
      <text:p text:style-name="P129">Причастие в склоняемой форме стоит непосредственно перед определяемым существительным. К причастию могут относиться другие члены предложения, которые находятся перед ним. В этом случае причастие и относящиеся к нему слова образуют распространенное определение. Распространенное определение стоит обычно между артиклем и существительным или перед существительным, если последнее употребляется без артикля.</text:p>
      <text:p text:style-name="P129"/>
      <text:p text:style-name="P129">Например:</text:p>
      <text:p text:style-name="P129">Das schreiende Kind konnte rasch gerettet werden — Кричащего ребенка удалось быстро спасти</text:p>
      <text:p text:style-name="P129">Das laut schreiende Kind konnte rasch gerettet werden — Громко кричащего ребенка удалось быстро спасти</text:p>
      <text:p text:style-name="P129">Das laut um Hilfe schreiende Kind konnte rasch gerettet werden — Громко кричащего о помощи ребенка удалось быстро спасти</text:p>
      <text:p text:style-name="P129">Lachende Kinder waren uberall zu sehen — Везде можно было видеть смеющихся детей</text:p>
      <text:p text:style-name="P129"/>
      <text:p text:style-name="P129"><text:soft-page-break/>Если причастие I образовано от возвратного глагола, то в роли определения оно употребляется вместе с возвратным местоимением</text:p>
      <text:p text:style-name="P129"/>
      <text:p text:style-name="P129">Например:</text:p>
      <text:p text:style-name="P129">Das sich nähernde Shiff wurde immer größer — Приближающийся корабль становился всё больше и больше</text:p>
      <text:p text:style-name="P129">Er saß reglos sich auf das Spiel konzentrirend — Он сидел неподвижно сконцентрировавшись на игре</text:p>
      <text:p text:style-name="P129"/>
      <text:h text:style-name="P280" text:outline-level="2"><text:bookmark-start text:name="__RefHeading___Toc9019_3204759922"/>12.2 Das Partizip II<text:bookmark-end text:name="__RefHeading___Toc9019_3204759922"/></text:h>
      <text:p text:style-name="P129">Причастие II является одной из трех основных форм глагола наряду с инфинитивом (Infinitiv) и презенсом (Präsens). Оно образуется по-разному от слабых и сильных глаголов</text:p>
      <text:p text:style-name="P129"/>
      <text:p text:style-name="P129">Также как и причастие I, причастие II может употребляться существительным в качестве определения. При этом оно подчиняется тем же правилам, что и причастие I, выступающее в качестве определения. А именно, склоняется как имя прилагательное, может образовывать распространенное дополнение и занимает то же место - между артиклем и существительным.</text:p>
      <text:p text:style-name="P129"/>
      <text:p text:style-name="P129">Например:</text:p>
      <text:p text:style-name="P129">Die zerstörte Stadt war ein schrecklicher Anblick — Разрушенный город представлял собой страшное зрелище</text:p>
      <text:p text:style-name="P129">Die von Aliirten zerstörte Stadt war ein schrecklicher Anblick — Разрушенный союзниками город представлял собой страшное зрелище</text:p>
      <text:p text:style-name="P129">Die im Krieg von Alliierten zerstörte Stadt war ein schrecklicher Anblick — Разрушенный союзниками во время войны город представлял собой страшное зрелище</text:p>
      <text:p text:style-name="P129"/>
      <text:p text:style-name="P129">Причастие II образует причастные обороты по тем же правилам, что и Причастие I. Причастие II в причастном обороте обозначает пассивное или уже совершенное действие.</text:p>
      <text:p text:style-name="P129"/>
      <text:p text:style-name="P129">Für diese Aufgabe speziell augebildete Hunde haben schon manchen unter dem Schnee Verschütteten gefunden [Die Hunde wurden speziell für diese Aufgabe augebildet]</text:p>
      <text:p text:style-name="P129">Специально для этой работы обученные собаки нашли многих засыпанных под снегом [Собаки были специально обучены для этой работы — страдательный залог]</text:p>
      <text:p text:style-name="P129"/>
      <text:p text:style-name="P129">Den Verfolgern entkommen, verseckte sich der Einbrecher in einer Scheue [Einbrecher war den Verfolgern entkommen]</text:p>
      <text:p text:style-name="P129">Уйдя от преследователей, грабитель укрылся в амбаре [Грабитель ушел от преследователей — уже совершенное действие]</text:p>
      <text:p text:style-name="P129"/>
      <text:p text:style-name="P129">Образование Partizip II от слабых глаголов</text:p>
      <text:p text:style-name="P129">Partizip II слабых глаголов без приставки образуется с помощью приставки ge- и окончания -(e)t, присоединяемых к основе глагола</text:p>
      <text:p text:style-name="P129"/>
      <text:p text:style-name="P129">Например:</text:p>
      <text:p text:style-name="P129">loben — gelobt</text:p>
      <text:p text:style-name="P129">arbeiten — gearbeitet</text:p>
      <text:p text:style-name="P129">stellen — gestellt</text:p>
      <text:p text:style-name="P129"/>
      <text:p text:style-name="P129">Partizip II слабых глаголов с отделяемой приставкой образуется с помощью приставки ge-, которая встает между отделяемой приставкой и основой глагола и окончания -(e)t, присоединяемого к основе глагола</text:p>
      <text:p text:style-name="P129"/>
      <text:p text:style-name="P129">Например:</text:p>
      <text:p text:style-name="P129">anhoren — angehort</text:p>
      <text:p text:style-name="P129"><text:soft-page-break/>auflosen — aufgelost</text:p>
      <text:p text:style-name="P129">kennenlernen — kennengelernt</text:p>
      <text:p text:style-name="P129"/>
      <text:p text:style-name="P129">Partizip II слабых глаголов с неотделяемой приставкой образуется с помощью окончания -(e)t, присоединяемого к основе глагола</text:p>
      <text:p text:style-name="P129"/>
      <text:p text:style-name="P129">Например:</text:p>
      <text:p text:style-name="P129">bemalen — bemalt (но malen-gemalt)</text:p>
      <text:p text:style-name="P129">mißhandeln — mißhandelt (но handeln-gehandeltt)</text:p>
      <text:p text:style-name="P129"/>
      <text:p text:style-name="P129">По такому же правилу образуется Partizip II слабых глаголов, у которых первый слог является безударным. В основном это глаголы заимствованные из других языков и оканчивающиеся на -ieren</text:p>
      <text:p text:style-name="P129"/>
      <text:p text:style-name="P129">Например:</text:p>
      <text:p text:style-name="P129">studieren — studiert</text:p>
      <text:p text:style-name="P129">akzeptieren — akzeptiert</text:p>
      <text:p text:style-name="P129">prophezeihen — prophezeiht</text:p>
      <text:p text:style-name="P129"/>
      <text:p text:style-name="P129">Правила употребления окончаний -et и -t в Partizip II такие же, как и для окончаний глаголов в 3-м лице единственного числа в настоящем времени</text:p>
      <text:p text:style-name="P129"/>
      <text:p text:style-name="P129">Образование Partizip II от сильных глаголов</text:p>
      <text:p text:style-name="P129">Partizip II от сильных глаголов образуется по правилам образования Partizip II от слабых глаголов, приведенных выше, но при этом меняется и сама основа глагола</text:p>
      <text:p text:style-name="P129"/>
      <text:p text:style-name="P129">При изменении основы глаголы меняется корневая гласная. Сильные глаголы можно разбить на классы в зависимости от чередования корневых гласных в трёх основных формах глагола.</text:p>
      <text:p text:style-name="Text_20_body"/>
      <text:h text:style-name="P300" text:outline-level="3"><text:bookmark-start text:name="__RefHeading___Toc9021_3204759922"/>12.2.1. <text:span text:style-name="T32">ge</text:span> (<text:span text:style-name="T69">en</text:span>) <text:span text:style-name="T32">t</text:span><text:bookmark-end text:name="__RefHeading___Toc9021_3204759922"/></text:h>
      <text:p text:style-name="P89"><text:span text:style-name="T60">koch</text:span><text:span text:style-name="T64">en</text:span> → <text:span text:style-name="T66">ge</text:span><text:span text:style-name="T60">koh</text:span><text:span text:style-name="T66">t</text:span></text:p>
      <text:h text:style-name="P300" text:outline-level="3"><text:bookmark-start text:name="__RefHeading___Toc9023_3204759922"/>12.2.2. ohne <text:span text:style-name="T32">ge</text:span><text:bookmark-end text:name="__RefHeading___Toc9023_3204759922"/></text:h>
      <text:h text:style-name="Heading_20_4" text:outline-level="4"><text:bookmark-start text:name="__RefHeading___Toc9166_3204759922"/>12.2.2.1 -ieren<text:bookmark-end text:name="__RefHeading___Toc9166_3204759922"/></text:h>
      <text:p text:style-name="P93">kop<text:span text:style-name="T68">ieren </text:span>→ kop<text:span text:style-name="T68">iert</text:span></text:p>
      <text:h text:style-name="Heading_20_4" text:outline-level="4"><text:bookmark-start text:name="__RefHeading___Toc9168_3204759922"/>12.2.2.2 untrennbare Präfixe<text:bookmark-end text:name="__RefHeading___Toc9168_3204759922"/></text:h>
      <text:p text:style-name="P94">bezahlen → bezahlt</text:p>
      <text:h text:style-name="P300" text:outline-level="3"><text:bookmark-start text:name="__RefHeading___Toc9025_3204759922"/>12.2.3. Starke Verben<text:bookmark-end text:name="__RefHeading___Toc9025_3204759922"/></text:h>
      <text:p text:style-name="P94"><text:span text:style-name="T95">z.B.: </text:span>gehen → gegangen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9027_3204759922"/><text:soft-page-break/>13 Das Passiv<text:bookmark-end text:name="__RefHeading___Toc902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029_3204759922"/><text:soft-page-break/>14 Die Konjunktion<text:bookmark-end text:name="__RefHeading___Toc9029_3204759922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98" text:outline-level="1"><text:bookmark-start text:name="__RefHeading___Toc37898_3946760855"/><text:soft-page-break/>15 Der Satz<text:bookmark-end text:name="__RefHeading___Toc37898_3946760855"/>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18">sondern</text:p>
      <text:p text:style-name="P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6">deshalb</text:p>
          </table:table-cell>
          <table:table-cell table:style-name="Table19.A1" office:value-type="string">
            <text:p text:style-name="P223">1</text:p>
          </table:table-cell>
          <table:table-cell table:style-name="Table19.A1" office:value-type="string">
            <text:p text:style-name="P225">поэтому</text:p>
          </table:table-cell>
          <table:table-cell table:style-name="Table19.D1" office:value-type="string">
            <text:p text:style-name="P225">*<text:span text:style-name="T116">1</text:span></text:p>
          </table:table-cell>
        </table:table-row>
        <table:table-row>
          <table:table-cell table:style-name="Table19.A2" office:value-type="string">
            <text:p text:style-name="P226">trotzdem</text:p>
          </table:table-cell>
          <table:table-cell table:style-name="Table19.A2" office:value-type="string">
            <text:p text:style-name="P223">1</text:p>
          </table:table-cell>
          <table:table-cell table:style-name="Table19.A2" office:value-type="string">
            <text:p text:style-name="P225">тем не менее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Zwar</text:p>
          </table:table-cell>
          <table:table-cell table:style-name="Table19.A2" office:value-type="string">
            <text:p text:style-name="P223">1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obwohl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ob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4">Ja/Nein</text:p>
          </table:table-cell>
        </table:table-row>
        <table:table-row>
          <table:table-cell table:style-name="Table19.A2" office:value-type="string">
            <text:p text:style-name="P226">dass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что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weil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т.к.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denn</text:p>
          </table:table-cell>
          <table:table-cell table:style-name="Table19.A2" office:value-type="string">
            <text:p text:style-name="P223">2</text:p>
          </table:table-cell>
          <table:table-cell table:style-name="Table19.A2" office:value-type="string">
            <text:p text:style-name="P225">т.к.</text:p>
          </table:table-cell>
          <table:table-cell table:style-name="Table19.D2" office:value-type="string">
            <text:p text:style-name="P225"/>
          </table:table-cell>
        </table:table-row>
      </table:table>
      <text:p text:style-name="P35"/>
      <text:p text:style-name="P35">*<text:span text:style-name="T116">1 </text:span></text:p>
      <text:p text:style-name="P42">deswegen</text:p>
      <text:p text:style-name="P42">darum</text:p>
      <text:p text:style-name="P42">daher</text:p>
      <text:p text:style-name="P42">aus diesem Grund</text:p>
      <text:h text:style-name="Heading_20_2" text:outline-level="2"><text:bookmark-start text:name="__RefHeading___Toc37900_3946760855"/>15.1 Das Prädikat<text:bookmark-end text:name="__RefHeading___Toc37900_3946760855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-<text:span text:style-name="T92">=-=-=-=-=-=-=-=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8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ext:soft-page-break/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deswegen</text:p>
      <text:p text:style-name="P119">darum</text:p>
      <text:p text:style-name="P119">daher</text:p>
      <text:p text:style-name="P119">aus diesem Grund</text:p>
      <text:p text:style-name="Standard"><text:s/>-<text:span text:style-name="T92">=-=-=-=-=-=-=-=</text:span></text:p>
      <text:p text:style-name="P119">wäre <text:span text:style-name="T109">+ wo/wie</text:span></text:p>
      <text:p text:style-name="P120"><text:tab/><text:tab/> <text:s text:c="4"/><text:tab/>reich</text:p>
      <text:p text:style-name="P120">Ach wenn ich nur<text:tab/>Schauspieler<text:tab/>wäre!</text:p>
      <text:p text:style-name="P120"><text:tab/><text:tab/> <text:s text:c="4"/><text:tab/>auf Mallorca</text:p>
      <text:p text:style-name="P120">Wäre ich nur 2 Jahre älter!</text:p>
      <text:p text:style-name="P120"/>
      <text:p text:style-name="P119">hätte <text:span text:style-name="T109">+ Objekt/Part. II</text:span></text:p>
      <text:p text:style-name="P119"/>
      <text:p text:style-name="P122">Hätte ich nur 2 Stunden mehr für die Vorbereitung!</text:p>
      <text:p text:style-name="P122">Hätte ich ihm nur geholfen!</text:p>
      <text:p text:style-name="P119"/>
      <text:p text:style-name="P119">würde <text:span text:style-name="T110">+ Verb/Infinitiv</text:span></text:p>
      <text:p text:style-name="P121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182_3204759922"/><text:soft-page-break/>16 Die Wortstellung im Satz<text:bookmark-end text:name="__RefHeading___Toc9182_3204759922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196_3204759922"/><text:soft-page-break/>17 Die Verneinung<text:bookmark-end text:name="__RefHeading___Toc9196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198_3204759922"/><text:soft-page-break/>18 Die indirekte Rede<text:bookmark-end text:name="__RefHeading___Toc9198_3204759922"/></text:h>
      <text:h text:style-name="Heading_20_2" text:outline-level="2"><text:bookmark-start text:name="__RefHeading___Toc37902_3946760855"/>18.1 Fragen<text:bookmark-end text:name="__RefHeading___Toc37902_3946760855"/></text:h>
      <text:p text:style-name="P95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3"/>
          </table:table-cell>
          <table:table-cell table:style-name="Table10.A1" office:value-type="string">
            <text:p text:style-name="P253">mit <text:span text:style-name="T101">Fragewort</text:span></text:p>
          </table:table-cell>
          <table:table-cell table:style-name="Table10.C1" office:value-type="string">
            <text:p text:style-name="P253">ohne <text:span text:style-name="T101">Fragewort</text:span></text:p>
          </table:table-cell>
        </table:table-row>
        <table:table-row>
          <table:table-cell table:style-name="Table10.A2" office:value-type="string">
            <text:p text:style-name="P254">dir.</text:p>
          </table:table-cell>
          <table:table-cell table:style-name="Table10.A2" office:value-type="string">
            <text:p text:style-name="P254"><text:span text:style-name="T102">Wo</text:span> <text:span text:style-name="T103">wohnst</text:span> du jetzt?</text:p>
          </table:table-cell>
          <table:table-cell table:style-name="Table10.C2" office:value-type="string">
            <text:p text:style-name="P254"><text:span text:style-name="T103">Haben</text:span> Sie ein Zimmer frei?</text:p>
          </table:table-cell>
        </table:table-row>
        <table:table-row>
          <table:table-cell table:style-name="Table10.A2" office:value-type="string">
            <text:p text:style-name="P254">indir.</text:p>
          </table:table-cell>
          <table:table-cell table:style-name="Table10.A2" office:value-type="string">
            <text:p text:style-name="P254">Ich möchte wissen, <text:span text:style-name="T102">wo</text:span> du jetzt <text:span text:style-name="T103">wohnst</text:span>?</text:p>
          </table:table-cell>
          <table:table-cell table:style-name="Table10.C2" office:value-type="string">
            <text:p text:style-name="P254">Ich interessiere mich, <text:span text:style-name="T105">ob</text:span> Sie ein Zimmer frei <text:span text:style-name="T103">haben</text:span>?</text:p>
          </table:table-cell>
        </table:table-row>
        <table:table-row>
          <table:table-cell table:style-name="Table10.A2" office:value-type="string">
            <text:p text:style-name="P254"/>
          </table:table-cell>
          <table:table-cell table:style-name="Table10.A2" office:value-type="string">
            <text:p text:style-name="P254">bla-bla-bla, <text:span text:style-name="T104">W-frag.</text:span>...<text:span text:style-name="T103">Verb</text:span>?</text:p>
          </table:table-cell>
          <table:table-cell table:style-name="Table10.C2" office:value-type="string">
            <text:p text:style-name="P255">bla-bla-bla, <text:span text:style-name="T105">ob</text:span>...<text:span text:style-name="T103">Verb</text:span>?</text:p>
          </table:table-cell>
        </table:table-row>
      </table:table>
      <text:p text:style-name="P95"/>
      <text:p text:style-name="P96">W-frage</text:p>
      <text:p text:style-name="P96">wo</text:p>
      <text:p text:style-name="P97">wovon <text:s text:c="8"/>-<text:span text:style-name="T32">davon неодуш. </text:span><text:span text:style-name="T35">(von wem)</text:span></text:p>
      <text:p text:style-name="P98">wofür <text:s text:c="9"/>-<text:span text:style-name="T32">dafür неодуш. </text:span><text:span text:style-name="T35">(für wen)</text:span></text:p>
      <text:p text:style-name="P96">wohin</text:p>
      <text:p text:style-name="P96">was</text:p>
      <text:p text:style-name="P96">wie <text:s text:c="13"/>-<text:span text:style-name="T34">W</text:span><text:span text:style-name="T32">ie man Pizza backt? </text:span><text:span text:style-name="T34">W</text:span><text:span text:style-name="T32">ie Pizza gekocht wird?</text:span></text:p>
      <text:p text:style-name="P97">wie lange</text:p>
      <text:p text:style-name="P97">wie viel</text:p>
      <text:p text:style-name="P97">wie oft</text:p>
      <text:p text:style-name="P97">woher</text:p>
      <text:p text:style-name="P97">wer</text:p>
      <text:p text:style-name="P97">wann</text:p>
      <text:p text:style-name="P97">welche</text:p>
      <text:p text:style-name="P97">warum wieso -<text:span text:style-name="T32">darum</text:span></text:p>
      <text:p text:style-name="P99">wozu <text:s text:c="12"/>-<text:span text:style-name="T32">dazu</text:span></text:p>
      <text:p text:style-name="P97">was für</text:p>
      <text:p text:style-name="P99">weshalb <text:s text:c="7"/>-<text:span text:style-name="T32">deshalb</text:span></text:p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h text:style-name="Heading_20_1" text:outline-level="1"><text:bookmark-start text:name="__RefHeading___Toc9200_3204759922"/><text:soft-page-break/><text:span text:style-name="T98">19 </text:span>Präposition<text:bookmark-end text:name="__RefHeading___Toc9200_3204759922"/></text:h>
      <text:h text:style-name="Heading_20_2" text:outline-level="2"><text:bookmark-start text:name="__RefHeading___Toc9202_3204759922"/><text:span text:style-name="T98">19.1 </text:span>Wo<text:bookmark-end text:name="__RefHeading___Toc9202_3204759922"/></text:h>
      <text:p text:style-name="P111">in</text:p>
      <text:p text:style-name="P25">im Hause</text:p>
      <text:p text:style-name="P25">im Gebrige</text:p>
      <text:p text:style-name="P25">in der Schublade</text:p>
      <text:p text:style-name="P26">ABER:</text:p>
      <text:p text:style-name="P26">in der Schweiz</text:p>
      <text:p text:style-name="P26">in de<text:span text:style-name="T58">r</text:span> Türkei</text:p>
      <text:p text:style-name="P25"/>
      <text:p text:style-name="P25"><text:span text:style-name="T63">bei</text:span> (Person)</text:p>
      <text:p text:style-name="P25">beim Bäcker</text:p>
      <text:p text:style-name="P25">Metzger</text:p>
      <text:p text:style-name="P25">Frisör</text:p>
      <text:p text:style-name="P25">bei meiner liben Oma</text:p>
      <text:p text:style-name="P25"/>
      <text:p text:style-name="P111">an</text:p>
      <text:p text:style-name="P25">an der Kreuzung</text:p>
      <text:p text:style-name="P25">an der Ampel</text:p>
      <text:p text:style-name="P26">an der Küste</text:p>
      <text:p text:style-name="P25">am Fluss</text:p>
      <text:p text:style-name="P25">am See</text:p>
      <text:p text:style-name="P25">am Meer</text:p>
      <text:p text:style-name="P26">am Strand</text:p>
      <text:p text:style-name="P25"/>
      <text:p text:style-name="P111">auf</text:p>
      <text:p text:style-name="P26">auf dem Tisch</text:p>
      <text:p text:style-name="P26">auf dem Sportplatz</text:p>
      <text:p text:style-name="P26">auf dem Land</text:p>
      <text:p text:style-name="P26">auf der Insel</text:p>
      <text:p text:style-name="P26">ABER:</text:p>
      <text:p text:style-name="P26">auf der Bank</text:p>
      <text:p text:style-name="P26">auf der Post</text:p>
      <text:p text:style-name="P26">auf einem Berg</text:p>
      <text:p text:style-name="P25"/>
      <text:h text:style-name="Heading_20_2" text:outline-level="2"><text:bookmark-start text:name="__RefHeading___Toc9204_3204759922"/><text:span text:style-name="T98">19.2 </text:span>Woher<text:bookmark-end text:name="__RefHeading___Toc9204_3204759922"/></text:h>
      <text:p text:style-name="P25"/>
      <text:p text:style-name="P27"><text:span text:style-name="T61">in</text:span><text:span text:style-name="T57"> →</text:span><text:span text:style-name="T61">aus</text:span></text:p>
      <text:p text:style-name="P27"><text:span text:style-name="T61">bei</text:span>/<text:span text:style-name="T61">auf</text:span><text:span text:style-name="T57"> →</text:span><text:span text:style-name="T61">von</text:span></text:p>
      <text:p text:style-name="P27"/>
      <text:p text:style-name="P27">von + Aktivitätet</text:p>
      <text:p text:style-name="P27">vom Schwimmen</text:p>
      <text:p text:style-name="P27">vom Essen</text:p>
      <text:p text:style-name="P27">von einem Ausflug</text:p>
      <text:p text:style-name="P27"/>
      <text:p text:style-name="P27">zu Hause</text:p>
      <text:p text:style-name="P27">von zu Hause</text:p>
      <text:p text:style-name="P27">aus dem Hause</text:p>
      <text:p text:style-name="P27"/>
      <text:p text:style-name="P26">ABER:</text:p>
      <text:p text:style-name="P26"><text:span text:style-name="T58">aus</text:span> der Schweiz</text:p>
      <text:p text:style-name="P26"><text:span text:style-name="T58">aus</text:span> de<text:span text:style-name="T58">r</text:span> Türkei</text:p>
      <text:p text:style-name="P27">aus Deutschland</text:p>
      <text:p text:style-name="P27">aus Moskau</text:p>
      <text:p text:style-name="P25"/>
      <text:h text:style-name="Heading_20_2" text:outline-level="2"><text:bookmark-start text:name="__RefHeading___Toc9206_3204759922"/><text:soft-page-break/><text:span text:style-name="T98">19.3 </text:span>Wohin<text:bookmark-end text:name="__RefHeading___Toc9206_3204759922"/></text:h>
      <text:p text:style-name="P24"/>
      <text:p text:style-name="P112">nach</text:p>
      <text:p text:style-name="P28">Stadt/Land</text:p>
      <text:p text:style-name="P28"/>
      <text:p text:style-name="P26">ABER:</text:p>
      <text:p text:style-name="P26"><text:span text:style-name="T59">in</text:span> der Schweiz</text:p>
      <text:p text:style-name="P26"><text:span text:style-name="T59">in</text:span> de<text:span text:style-name="T58">r</text:span> Türkei</text:p>
      <text:p text:style-name="P28"/>
      <text:p text:style-name="P112">in</text:p>
      <text:p text:style-name="P28">in die Wüste</text:p>
      <text:p text:style-name="P28">in die Berge</text:p>
      <text:p text:style-name="P28">in den Süden</text:p>
      <text:p text:style-name="P28"/>
      <text:p text:style-name="P28"><text:span text:style-name="T63">zu</text:span> Person</text:p>
      <text:p text:style-name="P28"/>
      <text:p text:style-name="P28">bis zu Dativ</text:p>
      <text:p text:style-name="P28"/>
      <text:p text:style-name="P29">zum Bahnhof</text:p>
      <text:p text:style-name="P29">zur Post</text:p>
      <text:p text:style-name="P28"/>
      <text:p text:style-name="P113">an</text:p>
      <text:p text:style-name="P29">an die Ampel</text:p>
      <text:p text:style-name="P29">an die Kreuzung</text:p>
      <text:p text:style-name="P29">an die Küste</text:p>
      <text:p text:style-name="P29">an den Fluss</text:p>
      <text:p text:style-name="P29">an den See</text:p>
      <text:p text:style-name="P29">ans Meer</text:p>
      <text:p text:style-name="P29">an den Stadt</text:p>
      <text:p text:style-name="P29"/>
      <text:p text:style-name="P113">auf</text:p>
      <text:p text:style-name="P29">aufs Land</text:p>
      <text:p text:style-name="P29">auf den Platz</text:p>
      <text:p text:style-name="P29"/>
      <text:p text:style-name="P29">…</text:p>
      <text:p text:style-name="P30"><text:span text:style-name="T63">um</text:span> 2 Uhr</text:p>
      <text:p text:style-name="P30"><text:span text:style-name="T63">am</text:span> Montag</text:p>
      <text:p text:style-name="P30"><text:span text:style-name="T63">im</text:span> Juli/Sommer</text:p>
      <text:p text:style-name="P29"/>
      <text:h text:style-name="Heading_20_2" text:outline-level="2"><text:bookmark-start text:name="__RefHeading___Toc9208_3204759922"/>19.4 etc<text:bookmark-end text:name="__RefHeading___Toc9208_3204759922"/></text:h>
      <text:p text:style-name="P284">gehen:</text:p>
      <text:p text:style-name="P284">in</text:p>
      <text:p text:style-name="P284">auf den Platz</text:p>
      <text:p text:style-name="P284"/>
      <text:p text:style-name="P284">fahern:</text:p>
      <text:p text:style-name="P284">zu + Dat.</text:p>
      <text:p text:style-name="P284">nach Land/Stadt</text:p>
      <text:p text:style-name="P284">mit</text:p>
      <text:p text:style-name="P284"/>
      <text:p text:style-name="P287"><text:soft-page-break/>mit:</text:p>
      <text:p text:style-name="P287">die S/U-Bahn</text:p>
      <text:p text:style-name="P287">der Bus/Zug/Tram</text:p>
      <text:p text:style-name="P287">das Taxi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h text:style-name="Heading_20_1" text:outline-level="1"><text:bookmark-start text:name="__RefHeading___Toc9210_3204759922"/><text:soft-page-break/><text:span text:style-name="T98">20 Die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6">1 <text:span text:style-name="T61">erste</text:span></text:p>
      <text:p text:style-name="P36">2 zwei<text:span text:style-name="T61">te</text:span></text:p>
      <text:p text:style-name="P36">3 <text:span text:style-name="T61">dritte</text:span></text:p>
      <text:p text:style-name="P36">4 vier<text:span text:style-name="T61">te</text:span></text:p>
      <text:p text:style-name="P36">5 fünf<text:span text:style-name="T61">te</text:span></text:p>
      <text:p text:style-name="P36">6 </text:p>
      <text:p text:style-name="P36">7 <text:span text:style-name="T61">siebte</text:span></text:p>
      <text:p text:style-name="P36">8 </text:p>
      <text:p text:style-name="P36">9 </text:p>
      <text:p text:style-name="P36">10 </text:p>
      <text:p text:style-name="P36">11elf<text:span text:style-name="T61">te</text:span></text:p>
      <text:p text:style-name="P36">20 zwanzig<text:span text:style-name="T61">ste</text:span></text:p>
      <text:p text:style-name="P116"/>
      <text:h text:style-name="Heading_20_2" text:outline-level="2"><text:bookmark-start text:name="__RefHeading___Toc9214_3204759922"/>20.2<text:bookmark-end text:name="__RefHeading___Toc9214_3204759922"/></text:h>
      <text:p text:style-name="P114">Akk.</text:p>
      <text:p text:style-name="P30">der 4te19te</text:p>
      <text:p text:style-name="P30">der 20ste</text:p>
      <text:p text:style-name="P30"/>
      <text:p text:style-name="P30">Dat.</text:p>
      <text:p text:style-name="P30">am 4te<text:span text:style-name="T63">n</text:span></text:p>
      <text:p text:style-name="P30">am 29ste<text:span text:style-name="T63">n </text:span></text:p>
      <text:p text:style-name="P30"/>
      <text:p text:style-name="P30"/>
      <text:p text:style-name="P30"><text:s/>-<text:span text:style-name="T92">=-=-=-=-=-=-=-=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Heading_20_1" text:outline-level="1"><text:bookmark-start text:name="__RefHeading___Toc9216_3204759922"/><text:soft-page-break/>21 <text:span text:style-name="T113">Die Prepositionen</text:span><text:bookmark-end text:name="__RefHeading___Toc9216_3204759922"/></text:h>
      <text:p text:style-name="P32"/>
      <text:p text:style-name="P30"/>
      <text:p text:style-name="P31"><text:s/>-<text:span text:style-name="T92">=-=-=-=-=-=-=-=</text:span></text:p>
      <text:h text:style-name="P282" text:outline-level="2"><text:bookmark-start text:name="__RefHeading___Toc37904_3946760855"/>21.1 <text:span text:style-name="T113">Die Zeitprepositionen</text:span><text:bookmark-end text:name="__RefHeading___Toc37904_3946760855"/></text:h>
      <text:h text:style-name="Heading_20_3" text:outline-level="3"><text:bookmark-start text:name="__RefHeading___Toc37906_3946760855"/><text:span text:style-name="T114">21.1.1 </text:span>Akk.<text:bookmark-end text:name="__RefHeading___Toc37906_3946760855"/></text:h>
      <text:p text:style-name="P40"><text:span text:style-name="T104">um</text:span> 2 Uhr</text:p>
      <text:p text:style-name="P40"><text:span text:style-name="T104">bis</text:span> 10 Uhr</text:p>
      <text:p text:style-name="P40"><text:span text:style-name="T104">über</text:span> 9 Stunden (&gt;)</text:p>
      <text:p text:style-name="P40"><text:span text:style-name="T104">gegen</text:span> 8 Uhr (~)</text:p>
      <text:p text:style-name="P40"/>
      <text:h text:style-name="Heading_20_3" text:outline-level="3"><text:bookmark-start text:name="__RefHeading___Toc37908_3946760855"/><text:span text:style-name="T114">21.1.2 </text:span>Dat.<text:bookmark-end text:name="__RefHeading___Toc37908_3946760855"/></text:h>
      <text:p text:style-name="P40"><text:span text:style-name="T104">seit</text:span> 3 Jahren (schon)</text:p>
      <text:p text:style-name="P40"><text:span text:style-name="T104">ab</text:span> Montag (zukunft)</text:p>
      <text:p text:style-name="P40"><text:span text:style-name="T104">vor</text:span> 10 Jahren</text:p>
      <text:p text:style-name="P40"><text:span text:style-name="T104">in</text:span> 10 Jahren (nach)</text:p>
      <text:p text:style-name="P40"/>
      <text:p text:style-name="P33">-<text:span text:style-name="T92">=-=-=-=-=-=-=-=</text:span></text:p>
      <text:p text:style-name="P33"/>
      <text:h text:style-name="Heading_20_1" text:outline-level="1"><text:bookmark-start text:name="__RefHeading___Toc37910_3946760855"/>22 etc<text:bookmark-end text:name="__RefHeading___Toc37910_3946760855"/></text:h>
      <text:p text:style-name="P41">um … zu + Inf. <text:span text:style-name="T32">чтобы</text:span></text:p>
      <text:p text:style-name="P33"/>
      <text:p text:style-name="P38"/>
      <text:p text:style-name="P33">es hängt von <text:s/>ab</text:p>
      <text:p text:style-name="P33">es hängt von dir ab</text:p>
      <text:p text:style-name="P33">это зависит от вас</text:p>
      <text:p text:style-name="P33"/>
      <text:p text:style-name="P39">Ich bin mit … (nicht) einverstanden</text:p>
      <text:p text:style-name="P33"/>
      <text:p text:style-name="P33">Ich bin gratuliere dir zum Geburtstag</text:p>
      <text:p text:style-name="P33"/>
      <text:p text:style-name="P33"><text:span text:style-name="T107">W</text:span>as mich angeht,...<text:span text:style-name="T107">Verb</text:span></text:p>
      <text:p text:style-name="P33">что касается меня</text:p>
      <text:p text:style-name="P38"/>
      <text:p text:style-name="P33">-<text:span text:style-name="T92">=-=-=-=-=-=-=-=</text:span></text:p>
      <text:p text:style-name="P34">-<text:span text:style-name="T92">=-=-=-=-=-=-=-=</text:span></text:p>
      <text:p text:style-name="P38"/>
      <text:p text:style-name="P38">Heading Style command+&lt;number&gt;</text:p>
      <text:p text:style-name="P38">on Contents <text:span text:style-name="T112">(in begin of file)</text:span> in context menu <text:span text:style-name="T112">choose ‚</text:span>update index‘</text:p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><text:soft-page-break/></text:p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oft-page-break/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9</text:page-number></text:p>
      </style:footer>
      <style:footer-left>
        <text:p text:style-name="MP1">Seite <text:page-number text:select-page="current">4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9-03-22T00:23:28.218392560</dc:date>
    <meta:editing-duration>P36DT21H36M2S</meta:editing-duration>
    <meta:editing-cycles>23</meta:editing-cycles>
    <meta:generator>LibreOffice_Vanilla/6.2.1.3$MacOSX_X86_64 LibreOffice_project/e485074f4984fbc86184b6aa3aba3228d0150755</meta:generator>
    <meta:document-statistic meta:table-count="38" meta:image-count="0" meta:object-count="0" meta:page-count="49" meta:paragraph-count="1865" meta:word-count="6581" meta:character-count="41059" meta:non-whitespace-character-count="35536"/>
  </office:meta>
</office:document-meta>
</file>